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0.4374in"/>
    </style:style>
    <style:style style:name="co5" style:family="table-column">
      <style:table-column-properties fo:break-before="auto" style:column-width="0.2063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7409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452in"/>
    </style:style>
    <style:style style:name="co11" style:family="table-column">
      <style:table-column-properties fo:break-before="auto" style:column-width="0.1965in"/>
    </style:style>
    <style:style style:name="co12" style:family="table-column">
      <style:table-column-properties fo:break-before="auto" style:column-width="0.4799in"/>
    </style:style>
    <style:style style:name="co13" style:family="table-column">
      <style:table-column-properties fo:break-before="auto" style:column-width="0.522in"/>
    </style:style>
    <style:style style:name="co14" style:family="table-column">
      <style:table-column-properties fo:break-before="auto" style:column-width="0.678in"/>
    </style:style>
    <style:style style:name="co15" style:family="table-column">
      <style:table-column-properties fo:break-before="auto" style:column-width="0.5366in"/>
    </style:style>
    <style:style style:name="co16" style:family="table-column">
      <style:table-column-properties fo:break-before="auto" style:column-width="0.1874in"/>
    </style:style>
    <style:style style:name="co17" style:family="table-column">
      <style:table-column-properties fo:break-before="auto" style:column-width="2.5508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3.4516in"/>
    </style:style>
    <style:style style:name="co20" style:family="table-column">
      <style:table-column-properties fo:break-before="auto" style:column-width="0.8898in"/>
    </style:style>
    <style:style style:name="co21" style:family="table-column">
      <style:table-column-properties fo:break-before="auto" style:column-width="0.8626in"/>
    </style:style>
    <style:style style:name="co22" style:family="table-column">
      <style:table-column-properties fo:break-before="auto" style:column-width="0.8346in"/>
    </style:style>
    <style:style style:name="co23" style:family="table-column">
      <style:table-column-properties fo:break-before="auto" style:column-width="0.178in"/>
    </style:style>
    <style:style style:name="co24" style:family="table-column">
      <style:table-column-properties fo:break-before="auto" style:column-width="0.4161in"/>
    </style:style>
    <style:style style:name="co25" style:family="table-column">
      <style:table-column-properties fo:break-before="auto" style:column-width="2.8228in"/>
    </style:style>
    <style:style style:name="co26" style:family="table-column">
      <style:table-column-properties fo:break-before="auto" style:column-width="3.16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1.6016in" fo:break-before="auto" style:use-optimal-row-height="true"/>
    </style:style>
    <style:style style:name="ro3" style:family="table-row">
      <style:table-row-properties style:row-height="1.2035in" fo:break-before="auto" style:use-optimal-row-height="false"/>
    </style:style>
    <style:style style:name="ta1" style:family="table" style:master-page-name="PageStyle_5f_Classic">
      <style:table-properties table:display="true" style:writing-mode="lr-tb"/>
    </style:style>
    <style:style style:name="ta2" style:family="table" style:master-page-name="PageStyle_5f_Classic_2b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52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</style:style>
    <style:style style:name="ce6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53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</style:style>
    <style:style style:name="ce13" style:family="table-cell" style:parent-style-name="Default" style:data-style-name="N2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</style:style>
    <style:style style:name="ce14" style:family="table-cell" style:parent-style-name="Default" style:data-style-name="N152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center" css3t:text-justify="auto" fo:margin-left="0in" style:writing-mode="page"/>
    </style:style>
    <style:style style:name="ce15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8"/>
        </loext:background-complex-color>
      </style:table-cell-properties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ic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number-columns-repeated="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number-columns-repeated="16347" table:default-cell-style-name="Default"/>
        <table:table-row table:style-name="ro1">
          <table:table-cell/>
          <table:table-cell table:style-name="ce1" office:value-type="string" calcext:value-type="string">
            <text:p>This worksheet generates the pywordletool letter frequency tables.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Data is from the Classic vocabulary (original NYT 2,309 words)</text:p>
          </table:table-cell>
          <table:table-cell table:number-columns-repeated="16382"/>
        </table:table-row>
        <table:table-row table:style-name="ro2">
          <table:table-cell table:number-columns-repeated="3"/>
          <table:table-cell table:style-name="ce4" office:value-type="string" calcext:value-type="string">
            <text:p>This count is <text:span text:style-name="T1">words</text:span> containing the letter.</text:p>
          </table:table-cell>
          <table:table-cell table:number-columns-repeated="3"/>
          <table:table-cell table:style-name="ce4" office:value-type="string" calcext:value-type="string" table:number-columns-spanned="5" table:number-rows-spanned="1">
            <text:p>These counts are <text:span text:style-name="T1">letters</text:span> at the position..</text:p>
          </table:table-cell>
          <table:covered-table-cell table:number-columns-repeated="4" table:style-name="ce9"/>
          <table:table-cell table:style-name="ce4" office:value-type="string" calcext:value-type="string">
            <text:p>Letter sum can be more than word count.</text:p>
          </table:table-cell>
          <table:table-cell table:number-columns-repeated="16371"/>
        </table:table-row>
        <table:table-row table:style-name="ro1">
          <table:table-cell/>
          <table:table-cell table:style-name="ce1" office:value-type="string" calcext:value-type="string">
            <text:p>By Letter Ocurrence</text:p>
          </table:table-cell>
          <table:table-cell table:number-columns-repeated="4"/>
          <table:table-cell table:style-name="ce1" office:value-type="string" calcext:value-type="string">
            <text:p>By Letter Position - Raw</text:p>
          </table:table-cell>
          <table:table-cell table:number-columns-repeated="7"/>
          <table:table-cell table:style-name="ce1" office:value-type="string" calcext:value-type="string">
            <text:p>By Letter Position - Fraction</text:p>
          </table:table-cell>
          <table:table-cell table:number-columns-repeated="7"/>
          <table:table-cell table:style-name="ce1" office:value-type="string" calcext:value-type="string">
            <text:p>By Letter Position - Weighted</text:p>
          </table:table-cell>
          <table:table-cell table:number-columns-repeated="11"/>
          <table:table-cell table:style-name="ce3" office:value-type="string" calcext:value-type="string">
            <text:p>letter_ranks.txt</text:p>
          </table:table-cell>
          <table:table-cell table:number-columns-repeated="16349"/>
        </table:table-row>
        <table:table-row table:style-name="ro1">
          <table:table-cell table:number-columns-repeated="3"/>
          <table:table-cell table:formula="of:=MIN([.D7:.D32])" office:value-type="float" office:value="27" calcext:value-type="float">
            <text:p>27</text:p>
          </table:table-cell>
          <table:table-cell table:number-columns-repeated="3"/>
          <table:table-cell table:number-columns-repeated="5" table:style-name="ce2" office:value-type="string" calcext:value-type="string">
            <text:p>Pos</text:p>
          </table:table-cell>
          <table:table-cell table:number-columns-repeated="3"/>
          <table:table-cell table:number-columns-repeated="5" table:style-name="ce2" office:value-type="string" calcext:value-type="string">
            <text:p>Pos</text:p>
          </table:table-cell>
          <table:table-cell table:number-columns-repeated="3"/>
          <table:table-cell table:number-columns-repeated="5" table:style-name="ce2" office:value-type="string" calcext:value-type="string">
            <text:p>Pos</text:p>
          </table:table-cell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nk</text:p>
          </table:table-cell>
          <table:table-cell/>
          <table:table-cell table:style-name="ce3" office:value-type="string" calcext:value-type="string">
            <text:p>Let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Total</text:p>
          </table:table-cell>
          <table:table-cell table:style-name="ce11"/>
          <table:table-cell table:style-name="ce3" office:value-type="string" calcext:value-type="string">
            <text:p>Let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Let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Total</text:p>
          </table:table-cell>
          <table:table-cell table:style-name="ce11"/>
          <table:table-cell table:style-name="ce8" office:value-type="string" calcext:value-type="string">
            <text:p>VAR.P</text:p>
          </table:table-cell>
          <table:table-cell table:style-name="ce8" office:value-type="string" calcext:value-type="string">
            <text:p>STDEV.P</text:p>
          </table:table-cell>
          <table:table-cell table:style-name="ce8" office:value-type="string" calcext:value-type="string">
            <text:p>MEAN</text:p>
          </table:table-cell>
          <table:table-cell table:style-name="ce11"/>
          <table:table-cell table:style-name="ce3" office:value-type="string" calcext:value-type="string">
            <text:p>Letter Ranking Data</text:p>
          </table:table-cell>
          <table:table-cell/>
          <table:table-cell table:style-name="ce17" office:value-type="string" calcext:value-type="string">
            <text:p>ltr_rank_dict = {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1053" calcext:value-type="float">
            <text:p>1053</text:p>
          </table:table-cell>
          <table:table-cell table:style-name="ce5" table:formula="of:=[.D7]/[.$D$5]" office:value-type="float" office:value="39" calcext:value-type="float">
            <text:p>39.0</text:p>
          </table:table-cell>
          <table:table-cell table:style-name="ce6"/>
          <table:table-cell table:style-name="ce7" table:formula="of:=[.C7]" office:value-type="string" office:string-value="E" calcext:value-type="string">
            <text:p>E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422" calcext:value-type="float">
            <text:p>422</text:p>
          </table:table-cell>
          <table:table-cell table:style-name="ce10" table:formula="of:=SUM([.H7:.L7])" office:value-type="float" office:value="1230" calcext:value-type="float">
            <text:p>1230</text:p>
          </table:table-cell>
          <table:table-cell table:style-name="ce11"/>
          <table:table-cell table:style-name="ce7" table:formula="of:=[.C7]" office:value-type="string" office:string-value="E" calcext:value-type="string">
            <text:p>E</text:p>
          </table:table-cell>
          <table:table-cell table:style-name="ce12" table:formula="of:=[.H7]/[.$M7]" office:value-type="float" office:value="0.0585365853658537" calcext:value-type="float">
            <text:p>0.059</text:p>
          </table:table-cell>
          <table:table-cell table:style-name="ce12" table:formula="of:=[.I7]/[.$M7]" office:value-type="float" office:value="0.195934959349593" calcext:value-type="float">
            <text:p>0.196</text:p>
          </table:table-cell>
          <table:table-cell table:style-name="ce12" table:formula="of:=[.J7]/[.$M7]" office:value-type="float" office:value="0.14390243902439" calcext:value-type="float">
            <text:p>0.144</text:p>
          </table:table-cell>
          <table:table-cell table:style-name="ce12" table:formula="of:=[.K7]/[.$M7]" office:value-type="float" office:value="0.258536585365854" calcext:value-type="float">
            <text:p>0.259</text:p>
          </table:table-cell>
          <table:table-cell table:style-name="ce12" table:formula="of:=[.L7]/[.$M7]" office:value-type="float" office:value="0.343089430894309" calcext:value-type="float">
            <text:p>0.343</text:p>
          </table:table-cell>
          <table:table-cell table:style-name="ce10" table:formula="of:=SUM([.P7:.T7])" office:value-type="float" office:value="1" calcext:value-type="float">
            <text:p>1</text:p>
          </table:table-cell>
          <table:table-cell/>
          <table:table-cell table:style-name="ce7" table:formula="of:=[.C7]" office:value-type="string" office:string-value="E" calcext:value-type="string">
            <text:p>E</text:p>
          </table:table-cell>
          <table:table-cell table:style-name="ce13" table:formula="of:=[.$E7]*[.P7]" office:value-type="float" office:value="2.28292682926829" calcext:value-type="float">
            <text:p>2.28</text:p>
          </table:table-cell>
          <table:table-cell table:style-name="ce13" table:formula="of:=[.$E7]*[.Q7]" office:value-type="float" office:value="7.64146341463415" calcext:value-type="float">
            <text:p>7.64</text:p>
          </table:table-cell>
          <table:table-cell table:style-name="ce13" table:formula="of:=[.$E7]*[.R7]" office:value-type="float" office:value="5.61219512195122" calcext:value-type="float">
            <text:p>5.61</text:p>
          </table:table-cell>
          <table:table-cell table:style-name="ce13" table:formula="of:=[.$E7]*[.S7]" office:value-type="float" office:value="10.0829268292683" calcext:value-type="float">
            <text:p>10.08</text:p>
          </table:table-cell>
          <table:table-cell table:style-name="ce13" table:formula="of:=[.$E7]*[.T7]" office:value-type="float" office:value="13.3804878048781" calcext:value-type="float">
            <text:p>13.38</text:p>
          </table:table-cell>
          <table:table-cell table:style-name="ce14" table:formula="of:=SUM([.X7:.AB7])" office:value-type="float" office:value="39" calcext:value-type="float">
            <text:p>39.0</text:p>
          </table:table-cell>
          <table:table-cell table:style-name="ce15"/>
          <table:table-cell table:style-name="ce13" table:formula="of:=COM.MICROSOFT.VAR.P([.X7:.AB7])" office:value-type="float" office:value="14.3206638905413" calcext:value-type="float">
            <text:p>14.32</text:p>
          </table:table-cell>
          <table:table-cell table:style-name="ce13" table:formula="of:=COM.MICROSOFT.STDEV.P([.X7:.AB7])" office:value-type="float" office:value="3.78426530393171" calcext:value-type="float">
            <text:p>3.78</text:p>
          </table:table-cell>
          <table:table-cell table:style-name="ce13" table:formula="of:=AVERAGE([.X7:.AB7])" office:value-type="float" office:value="7.8" calcext:value-type="float">
            <text:p>7.80</text:p>
          </table:table-cell>
          <table:table-cell table:style-name="ce15"/>
          <table:table-cell table:style-name="ce7" table:formula="of:=LOWER([.W7])&amp;&quot;:&quot;&amp;TEXT([.$AC7]; &quot;0.0&quot;)&amp;&quot;:&quot;&amp;TEXT([.$X7]; &quot;0.00&quot;)&amp;&quot;:&quot;&amp;TEXT([.$Y7]; &quot;0.00&quot;)&amp;&quot;:&quot;&amp;TEXT([.$Z7]; &quot;0.00&quot;)&amp;&quot;:&quot;&amp;TEXT([.$AA7]; &quot;0.00&quot;)&amp;&quot;:&quot;&amp;TEXT([.$AB7]; &quot;0.00&quot;)" office:value-type="string" office:string-value="e:39.0:2.28:7.64:5.61:10.08:13.38" calcext:value-type="string">
            <text:p>e:39.0:2.28:7.64:5.61:10.08:13.38</text:p>
          </table:table-cell>
          <table:table-cell/>
          <table:table-cell table:style-name="ce7" table:formula="of:=&quot;'&quot;&amp;LOWER([.W7])&amp;&quot;'&quot;&amp;&quot;: [&quot;&amp;TEXT([.$AC7]; &quot;0.0&quot;)&amp;&quot; , &quot;&amp;TEXT([.$X7]; &quot;0.00&quot;)&amp;&quot; , &quot;&amp;TEXT([.$Y7]; &quot;0.00&quot;)&amp;&quot; , &quot;&amp;TEXT([.$Z7]; &quot;0.00&quot;)&amp;&quot; , &quot;&amp;TEXT([.$AA7]; &quot;0.00&quot;)&amp;&quot; , &quot;&amp;TEXT([.$AB7]; &quot;0.00&quot;)&amp;&quot;],&quot;" office:value-type="string" office:string-value="'e': [39.0 , 2.28 , 7.64 , 5.61 , 10.08 , 13.38]," calcext:value-type="string">
            <text:p>'e': [39.0 , 2.28 , 7.64 , 5.61 , 10.08 , 13.38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906" calcext:value-type="float">
            <text:p>906</text:p>
          </table:table-cell>
          <table:table-cell table:style-name="ce5" table:formula="of:=[.D8]/[.$D$5]" office:value-type="float" office:value="33.5555555555556" calcext:value-type="float">
            <text:p>33.6</text:p>
          </table:table-cell>
          <table:table-cell table:style-name="ce6"/>
          <table:table-cell table:style-name="ce7" table:formula="of:=[.C8]" office:value-type="string" office:string-value="A" calcext:value-type="string">
            <text:p>A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63" calcext:value-type="float">
            <text:p>63</text:p>
          </table:table-cell>
          <table:table-cell table:style-name="ce10" table:formula="of:=SUM([.H8:.L8])" office:value-type="float" office:value="975" calcext:value-type="float">
            <text:p>975</text:p>
          </table:table-cell>
          <table:table-cell table:style-name="ce11"/>
          <table:table-cell table:style-name="ce7" table:formula="of:=[.C8]" office:value-type="string" office:string-value="A" calcext:value-type="string">
            <text:p>A</text:p>
          </table:table-cell>
          <table:table-cell table:style-name="ce12" table:formula="of:=[.H8]/[.$M8]" office:value-type="float" office:value="0.143589743589744" calcext:value-type="float">
            <text:p>0.144</text:p>
          </table:table-cell>
          <table:table-cell table:style-name="ce12" table:formula="of:=[.I8]/[.$M8]" office:value-type="float" office:value="0.311794871794872" calcext:value-type="float">
            <text:p>0.312</text:p>
          </table:table-cell>
          <table:table-cell table:style-name="ce12" table:formula="of:=[.J8]/[.$M8]" office:value-type="float" office:value="0.313846153846154" calcext:value-type="float">
            <text:p>0.314</text:p>
          </table:table-cell>
          <table:table-cell table:style-name="ce12" table:formula="of:=[.K8]/[.$M8]" office:value-type="float" office:value="0.166153846153846" calcext:value-type="float">
            <text:p>0.166</text:p>
          </table:table-cell>
          <table:table-cell table:style-name="ce12" table:formula="of:=[.L8]/[.$M8]" office:value-type="float" office:value="0.0646153846153846" calcext:value-type="float">
            <text:p>0.065</text:p>
          </table:table-cell>
          <table:table-cell table:style-name="ce10" table:formula="of:=SUM([.P8:.T8])" office:value-type="float" office:value="1" calcext:value-type="float">
            <text:p>1</text:p>
          </table:table-cell>
          <table:table-cell/>
          <table:table-cell table:style-name="ce7" table:formula="of:=[.C8]" office:value-type="string" office:string-value="A" calcext:value-type="string">
            <text:p>A</text:p>
          </table:table-cell>
          <table:table-cell table:style-name="ce13" table:formula="of:=[.$E8]*[.P8]" office:value-type="float" office:value="4.81823361823362" calcext:value-type="float">
            <text:p>4.82</text:p>
          </table:table-cell>
          <table:table-cell table:style-name="ce13" table:formula="of:=[.$E8]*[.Q8]" office:value-type="float" office:value="10.4624501424501" calcext:value-type="float">
            <text:p>10.46</text:p>
          </table:table-cell>
          <table:table-cell table:style-name="ce13" table:formula="of:=[.$E8]*[.R8]" office:value-type="float" office:value="10.5312820512821" calcext:value-type="float">
            <text:p>10.53</text:p>
          </table:table-cell>
          <table:table-cell table:style-name="ce13" table:formula="of:=[.$E8]*[.S8]" office:value-type="float" office:value="5.57538461538462" calcext:value-type="float">
            <text:p>5.58</text:p>
          </table:table-cell>
          <table:table-cell table:style-name="ce13" table:formula="of:=[.$E8]*[.T8]" office:value-type="float" office:value="2.16820512820513" calcext:value-type="float">
            <text:p>2.17</text:p>
          </table:table-cell>
          <table:table-cell table:style-name="ce14" table:formula="of:=SUM([.X8:.AB8])" office:value-type="float" office:value="33.5555555555556" calcext:value-type="float">
            <text:p>33.6</text:p>
          </table:table-cell>
          <table:table-cell table:style-name="ce15"/>
          <table:table-cell table:style-name="ce13" table:formula="of:=COM.MICROSOFT.VAR.P([.X8:.AB8])" office:value-type="float" office:value="10.8354210371669" calcext:value-type="float">
            <text:p>10.84</text:p>
          </table:table-cell>
          <table:table-cell table:style-name="ce13" table:formula="of:=COM.MICROSOFT.STDEV.P([.X8:.AB8])" office:value-type="float" office:value="3.29172007272291" calcext:value-type="float">
            <text:p>3.29</text:p>
          </table:table-cell>
          <table:table-cell table:style-name="ce13" table:formula="of:=AVERAGE([.X8:.AB8])" office:value-type="float" office:value="6.71111111111111" calcext:value-type="float">
            <text:p>6.71</text:p>
          </table:table-cell>
          <table:table-cell table:style-name="ce15"/>
          <table:table-cell table:style-name="ce7" table:formula="of:=LOWER([.W8])&amp;&quot;:&quot;&amp;TEXT([.$AC8]; &quot;0.0&quot;)&amp;&quot;:&quot;&amp;TEXT([.$X8]; &quot;0.00&quot;)&amp;&quot;:&quot;&amp;TEXT([.$Y8]; &quot;0.00&quot;)&amp;&quot;:&quot;&amp;TEXT([.$Z8]; &quot;0.00&quot;)&amp;&quot;:&quot;&amp;TEXT([.$AA8]; &quot;0.00&quot;)&amp;&quot;:&quot;&amp;TEXT([.$AB8]; &quot;0.00&quot;)" office:value-type="string" office:string-value="a:33.6:4.82:10.46:10.53:5.58:2.17" calcext:value-type="string">
            <text:p>a:33.6:4.82:10.46:10.53:5.58:2.17</text:p>
          </table:table-cell>
          <table:table-cell/>
          <table:table-cell table:style-name="ce7" table:formula="of:=&quot;'&quot;&amp;LOWER([.W8])&amp;&quot;'&quot;&amp;&quot;: [&quot;&amp;TEXT([.$AC8]; &quot;0.0&quot;)&amp;&quot; , &quot;&amp;TEXT([.$X8]; &quot;0.00&quot;)&amp;&quot; , &quot;&amp;TEXT([.$Y8]; &quot;0.00&quot;)&amp;&quot; , &quot;&amp;TEXT([.$Z8]; &quot;0.00&quot;)&amp;&quot; , &quot;&amp;TEXT([.$AA8]; &quot;0.00&quot;)&amp;&quot; , &quot;&amp;TEXT([.$AB8]; &quot;0.00&quot;)&amp;&quot;],&quot;" office:value-type="string" office:string-value="'a': [33.6 , 4.82 , 10.46 , 10.53 , 5.58 , 2.17]," calcext:value-type="string">
            <text:p>'a': [33.6 , 4.82 , 10.46 , 10.53 , 5.58 , 2.17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835" calcext:value-type="float">
            <text:p>835</text:p>
          </table:table-cell>
          <table:table-cell table:style-name="ce5" table:formula="of:=[.D9]/[.$D$5]" office:value-type="float" office:value="30.9259259259259" calcext:value-type="float">
            <text:p>30.9</text:p>
          </table:table-cell>
          <table:table-cell table:style-name="ce6"/>
          <table:table-cell table:style-name="ce7" table:formula="of:=[.C9]" office:value-type="string" office:string-value="R" calcext:value-type="string">
            <text:p>R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12" calcext:value-type="float">
            <text:p>212</text:p>
          </table:table-cell>
          <table:table-cell table:style-name="ce10" table:formula="of:=SUM([.H9:.L9])" office:value-type="float" office:value="897" calcext:value-type="float">
            <text:p>897</text:p>
          </table:table-cell>
          <table:table-cell table:style-name="ce11"/>
          <table:table-cell table:style-name="ce7" table:formula="of:=[.C9]" office:value-type="string" office:string-value="R" calcext:value-type="string">
            <text:p>R</text:p>
          </table:table-cell>
          <table:table-cell table:style-name="ce12" table:formula="of:=[.H9]/[.$M9]" office:value-type="float" office:value="0.117056856187291" calcext:value-type="float">
            <text:p>0.117</text:p>
          </table:table-cell>
          <table:table-cell table:style-name="ce12" table:formula="of:=[.I9]/[.$M9]" office:value-type="float" office:value="0.297658862876254" calcext:value-type="float">
            <text:p>0.298</text:p>
          </table:table-cell>
          <table:table-cell table:style-name="ce12" table:formula="of:=[.J9]/[.$M9]" office:value-type="float" office:value="0.181716833890747" calcext:value-type="float">
            <text:p>0.182</text:p>
          </table:table-cell>
          <table:table-cell table:style-name="ce12" table:formula="of:=[.K9]/[.$M9]" office:value-type="float" office:value="0.167224080267559" calcext:value-type="float">
            <text:p>0.167</text:p>
          </table:table-cell>
          <table:table-cell table:style-name="ce12" table:formula="of:=[.L9]/[.$M9]" office:value-type="float" office:value="0.236343366778149" calcext:value-type="float">
            <text:p>0.236</text:p>
          </table:table-cell>
          <table:table-cell table:style-name="ce10" table:formula="of:=SUM([.P9:.T9])" office:value-type="float" office:value="1" calcext:value-type="float">
            <text:p>1</text:p>
          </table:table-cell>
          <table:table-cell/>
          <table:table-cell table:style-name="ce7" table:formula="of:=[.C9]" office:value-type="string" office:string-value="R" calcext:value-type="string">
            <text:p>R</text:p>
          </table:table-cell>
          <table:table-cell table:style-name="ce13" table:formula="of:=[.$E9]*[.P9]" office:value-type="float" office:value="3.62009166356992" calcext:value-type="float">
            <text:p>3.62</text:p>
          </table:table-cell>
          <table:table-cell table:style-name="ce13" table:formula="of:=[.$E9]*[.Q9]" office:value-type="float" office:value="9.20537594450638" calcext:value-type="float">
            <text:p>9.21</text:p>
          </table:table-cell>
          <table:table-cell table:style-name="ce13" table:formula="of:=[.$E9]*[.R9]" office:value-type="float" office:value="5.61976134439903" calcext:value-type="float">
            <text:p>5.62</text:p>
          </table:table-cell>
          <table:table-cell table:style-name="ce13" table:formula="of:=[.$E9]*[.S9]" office:value-type="float" office:value="5.17155951938561" calcext:value-type="float">
            <text:p>5.17</text:p>
          </table:table-cell>
          <table:table-cell table:style-name="ce13" table:formula="of:=[.$E9]*[.T9]" office:value-type="float" office:value="7.30913745406499" calcext:value-type="float">
            <text:p>7.31</text:p>
          </table:table-cell>
          <table:table-cell table:style-name="ce14" table:formula="of:=SUM([.X9:.AB9])" office:value-type="float" office:value="30.9259259259259" calcext:value-type="float">
            <text:p>30.9</text:p>
          </table:table-cell>
          <table:table-cell table:style-name="ce15"/>
          <table:table-cell table:style-name="ce13" table:formula="of:=COM.MICROSOFT.VAR.P([.X9:.AB9])" office:value-type="float" office:value="3.66233336202776" calcext:value-type="float">
            <text:p>3.66</text:p>
          </table:table-cell>
          <table:table-cell table:style-name="ce13" table:formula="of:=COM.MICROSOFT.STDEV.P([.X9:.AB9])" office:value-type="float" office:value="1.91372238374007" calcext:value-type="float">
            <text:p>1.91</text:p>
          </table:table-cell>
          <table:table-cell table:style-name="ce13" table:formula="of:=AVERAGE([.X9:.AB9])" office:value-type="float" office:value="6.18518518518519" calcext:value-type="float">
            <text:p>6.19</text:p>
          </table:table-cell>
          <table:table-cell table:style-name="ce15"/>
          <table:table-cell table:style-name="ce7" table:formula="of:=LOWER([.W9])&amp;&quot;:&quot;&amp;TEXT([.$AC9]; &quot;0.0&quot;)&amp;&quot;:&quot;&amp;TEXT([.$X9]; &quot;0.00&quot;)&amp;&quot;:&quot;&amp;TEXT([.$Y9]; &quot;0.00&quot;)&amp;&quot;:&quot;&amp;TEXT([.$Z9]; &quot;0.00&quot;)&amp;&quot;:&quot;&amp;TEXT([.$AA9]; &quot;0.00&quot;)&amp;&quot;:&quot;&amp;TEXT([.$AB9]; &quot;0.00&quot;)" office:value-type="string" office:string-value="r:30.9:3.62:9.21:5.62:5.17:7.31" calcext:value-type="string">
            <text:p>r:30.9:3.62:9.21:5.62:5.17:7.31</text:p>
          </table:table-cell>
          <table:table-cell/>
          <table:table-cell table:style-name="ce7" table:formula="of:=&quot;'&quot;&amp;LOWER([.W9])&amp;&quot;'&quot;&amp;&quot;: [&quot;&amp;TEXT([.$AC9]; &quot;0.0&quot;)&amp;&quot; , &quot;&amp;TEXT([.$X9]; &quot;0.00&quot;)&amp;&quot; , &quot;&amp;TEXT([.$Y9]; &quot;0.00&quot;)&amp;&quot; , &quot;&amp;TEXT([.$Z9]; &quot;0.00&quot;)&amp;&quot; , &quot;&amp;TEXT([.$AA9]; &quot;0.00&quot;)&amp;&quot; , &quot;&amp;TEXT([.$AB9]; &quot;0.00&quot;)&amp;&quot;],&quot;" office:value-type="string" office:string-value="'r': [30.9 , 3.62 , 9.21 , 5.62 , 5.17 , 7.31]," calcext:value-type="string">
            <text:p>'r': [30.9 , 3.62 , 9.21 , 5.62 , 5.17 , 7.31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formula="of:=[.D10]/[.$D$5]" office:value-type="float" office:value="24.8888888888889" calcext:value-type="float">
            <text:p>24.9</text:p>
          </table:table-cell>
          <table:table-cell table:style-name="ce6"/>
          <table:table-cell table:style-name="ce7" table:formula="of:=[.C10]" office:value-type="string" office:string-value="O" calcext:value-type="string">
            <text:p>O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58" calcext:value-type="float">
            <text:p>58</text:p>
          </table:table-cell>
          <table:table-cell table:style-name="ce10" table:formula="of:=SUM([.H10:.L10])" office:value-type="float" office:value="753" calcext:value-type="float">
            <text:p>753</text:p>
          </table:table-cell>
          <table:table-cell table:style-name="ce11"/>
          <table:table-cell table:style-name="ce7" table:formula="of:=[.C10]" office:value-type="string" office:string-value="O" calcext:value-type="string">
            <text:p>O</text:p>
          </table:table-cell>
          <table:table-cell table:style-name="ce12" table:formula="of:=[.H10]/[.$M10]" office:value-type="float" office:value="0.0544488711819389" calcext:value-type="float">
            <text:p>0.054</text:p>
          </table:table-cell>
          <table:table-cell table:style-name="ce12" table:formula="of:=[.I10]/[.$M10]" office:value-type="float" office:value="0.370517928286853" calcext:value-type="float">
            <text:p>0.371</text:p>
          </table:table-cell>
          <table:table-cell table:style-name="ce12" table:formula="of:=[.J10]/[.$M10]" office:value-type="float" office:value="0.322709163346614" calcext:value-type="float">
            <text:p>0.323</text:p>
          </table:table-cell>
          <table:table-cell table:style-name="ce12" table:formula="of:=[.K10]/[.$M10]" office:value-type="float" office:value="0.175298804780877" calcext:value-type="float">
            <text:p>0.175</text:p>
          </table:table-cell>
          <table:table-cell table:style-name="ce12" table:formula="of:=[.L10]/[.$M10]" office:value-type="float" office:value="0.0770252324037185" calcext:value-type="float">
            <text:p>0.077</text:p>
          </table:table-cell>
          <table:table-cell table:style-name="ce10" table:formula="of:=SUM([.P10:.T10])" office:value-type="float" office:value="1" calcext:value-type="float">
            <text:p>1</text:p>
          </table:table-cell>
          <table:table-cell/>
          <table:table-cell table:style-name="ce7" table:formula="of:=[.C10]" office:value-type="string" office:string-value="O" calcext:value-type="string">
            <text:p>O</text:p>
          </table:table-cell>
          <table:table-cell table:style-name="ce13" table:formula="of:=[.$E10]*[.P10]" office:value-type="float" office:value="1.3551719049727" calcext:value-type="float">
            <text:p>1.36</text:p>
          </table:table-cell>
          <table:table-cell table:style-name="ce13" table:formula="of:=[.$E10]*[.Q10]" office:value-type="float" office:value="9.22177954847278" calcext:value-type="float">
            <text:p>9.22</text:p>
          </table:table-cell>
          <table:table-cell table:style-name="ce13" table:formula="of:=[.$E10]*[.R10]" office:value-type="float" office:value="8.03187250996016" calcext:value-type="float">
            <text:p>8.03</text:p>
          </table:table-cell>
          <table:table-cell table:style-name="ce13" table:formula="of:=[.$E10]*[.S10]" office:value-type="float" office:value="4.36299247454626" calcext:value-type="float">
            <text:p>4.36</text:p>
          </table:table-cell>
          <table:table-cell table:style-name="ce13" table:formula="of:=[.$E10]*[.T10]" office:value-type="float" office:value="1.91707245093699" calcext:value-type="float">
            <text:p>1.92</text:p>
          </table:table-cell>
          <table:table-cell table:style-name="ce14" table:formula="of:=SUM([.X10:.AB10])" office:value-type="float" office:value="24.8888888888889" calcext:value-type="float">
            <text:p>24.9</text:p>
          </table:table-cell>
          <table:table-cell table:style-name="ce15"/>
          <table:table-cell table:style-name="ce13" table:formula="of:=COM.MICROSOFT.VAR.P([.X10:.AB10])" office:value-type="float" office:value="10.0416394078619" calcext:value-type="float">
            <text:p>10.04</text:p>
          </table:table-cell>
          <table:table-cell table:style-name="ce13" table:formula="of:=COM.MICROSOFT.STDEV.P([.X10:.AB10])" office:value-type="float" office:value="3.16885458925806" calcext:value-type="float">
            <text:p>3.17</text:p>
          </table:table-cell>
          <table:table-cell table:style-name="ce13" table:formula="of:=AVERAGE([.X10:.AB10])" office:value-type="float" office:value="4.97777777777778" calcext:value-type="float">
            <text:p>4.98</text:p>
          </table:table-cell>
          <table:table-cell table:style-name="ce15"/>
          <table:table-cell table:style-name="ce7" table:formula="of:=LOWER([.W10])&amp;&quot;:&quot;&amp;TEXT([.$AC10]; &quot;0.0&quot;)&amp;&quot;:&quot;&amp;TEXT([.$X10]; &quot;0.00&quot;)&amp;&quot;:&quot;&amp;TEXT([.$Y10]; &quot;0.00&quot;)&amp;&quot;:&quot;&amp;TEXT([.$Z10]; &quot;0.00&quot;)&amp;&quot;:&quot;&amp;TEXT([.$AA10]; &quot;0.00&quot;)&amp;&quot;:&quot;&amp;TEXT([.$AB10]; &quot;0.00&quot;)" office:value-type="string" office:string-value="o:24.9:1.36:9.22:8.03:4.36:1.92" calcext:value-type="string">
            <text:p>o:24.9:1.36:9.22:8.03:4.36:1.92</text:p>
          </table:table-cell>
          <table:table-cell/>
          <table:table-cell table:style-name="ce7" table:formula="of:=&quot;'&quot;&amp;LOWER([.W10])&amp;&quot;'&quot;&amp;&quot;: [&quot;&amp;TEXT([.$AC10]; &quot;0.0&quot;)&amp;&quot; , &quot;&amp;TEXT([.$X10]; &quot;0.00&quot;)&amp;&quot; , &quot;&amp;TEXT([.$Y10]; &quot;0.00&quot;)&amp;&quot; , &quot;&amp;TEXT([.$Z10]; &quot;0.00&quot;)&amp;&quot; , &quot;&amp;TEXT([.$AA10]; &quot;0.00&quot;)&amp;&quot; , &quot;&amp;TEXT([.$AB10]; &quot;0.00&quot;)&amp;&quot;],&quot;" office:value-type="string" office:string-value="'o': [24.9 , 1.36 , 9.22 , 8.03 , 4.36 , 1.92]," calcext:value-type="string">
            <text:p>'o': [24.9 , 1.36 , 9.22 , 8.03 , 4.36 , 1.92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667" calcext:value-type="float">
            <text:p>667</text:p>
          </table:table-cell>
          <table:table-cell table:style-name="ce5" table:formula="of:=[.D11]/[.$D$5]" office:value-type="float" office:value="24.7037037037037" calcext:value-type="float">
            <text:p>24.7</text:p>
          </table:table-cell>
          <table:table-cell table:style-name="ce6"/>
          <table:table-cell table:style-name="ce7" table:formula="of:=[.C11]" office:value-type="string" office:string-value="T" calcext:value-type="string">
            <text:p>T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53" calcext:value-type="float">
            <text:p>253</text:p>
          </table:table-cell>
          <table:table-cell table:style-name="ce10" table:formula="of:=SUM([.H11:.L11])" office:value-type="float" office:value="729" calcext:value-type="float">
            <text:p>729</text:p>
          </table:table-cell>
          <table:table-cell table:style-name="ce11"/>
          <table:table-cell table:style-name="ce7" table:formula="of:=[.C11]" office:value-type="string" office:string-value="T" calcext:value-type="string">
            <text:p>T</text:p>
          </table:table-cell>
          <table:table-cell table:style-name="ce12" table:formula="of:=[.H11]/[.$M11]" office:value-type="float" office:value="0.204389574759945" calcext:value-type="float">
            <text:p>0.204</text:p>
          </table:table-cell>
          <table:table-cell table:style-name="ce12" table:formula="of:=[.I11]/[.$M11]" office:value-type="float" office:value="0.10562414266118" calcext:value-type="float">
            <text:p>0.106</text:p>
          </table:table-cell>
          <table:table-cell table:style-name="ce12" table:formula="of:=[.J11]/[.$M11]" office:value-type="float" office:value="0.152263374485597" calcext:value-type="float">
            <text:p>0.152</text:p>
          </table:table-cell>
          <table:table-cell table:style-name="ce12" table:formula="of:=[.K11]/[.$M11]" office:value-type="float" office:value="0.190672153635117" calcext:value-type="float">
            <text:p>0.191</text:p>
          </table:table-cell>
          <table:table-cell table:style-name="ce12" table:formula="of:=[.L11]/[.$M11]" office:value-type="float" office:value="0.347050754458162" calcext:value-type="float">
            <text:p>0.347</text:p>
          </table:table-cell>
          <table:table-cell table:style-name="ce10" table:formula="of:=SUM([.P11:.T11])" office:value-type="float" office:value="1" calcext:value-type="float">
            <text:p>1</text:p>
          </table:table-cell>
          <table:table-cell/>
          <table:table-cell table:style-name="ce7" table:formula="of:=[.C11]" office:value-type="string" office:string-value="T" calcext:value-type="string">
            <text:p>T</text:p>
          </table:table-cell>
          <table:table-cell table:style-name="ce13" table:formula="of:=[.$E11]*[.P11]" office:value-type="float" office:value="5.04917949499568" calcext:value-type="float">
            <text:p>5.05</text:p>
          </table:table-cell>
          <table:table-cell table:style-name="ce13" table:formula="of:=[.$E11]*[.Q11]" office:value-type="float" office:value="2.60930752425951" calcext:value-type="float">
            <text:p>2.61</text:p>
          </table:table-cell>
          <table:table-cell table:style-name="ce13" table:formula="of:=[.$E11]*[.R11]" office:value-type="float" office:value="3.76146928821826" calcext:value-type="float">
            <text:p>3.76</text:p>
          </table:table-cell>
          <table:table-cell table:style-name="ce13" table:formula="of:=[.$E11]*[.S11]" office:value-type="float" office:value="4.71030838794899" calcext:value-type="float">
            <text:p>4.71</text:p>
          </table:table-cell>
          <table:table-cell table:style-name="ce13" table:formula="of:=[.$E11]*[.T11]" office:value-type="float" office:value="8.57343900828126" calcext:value-type="float">
            <text:p>8.57</text:p>
          </table:table-cell>
          <table:table-cell table:style-name="ce14" table:formula="of:=SUM([.X11:.AB11])" office:value-type="float" office:value="24.7037037037037" calcext:value-type="float">
            <text:p>24.7</text:p>
          </table:table-cell>
          <table:table-cell table:style-name="ce15"/>
          <table:table-cell table:style-name="ce13" table:formula="of:=COM.MICROSOFT.VAR.P([.X11:.AB11])" office:value-type="float" office:value="4.01752334745517" calcext:value-type="float">
            <text:p>4.02</text:p>
          </table:table-cell>
          <table:table-cell table:style-name="ce13" table:formula="of:=COM.MICROSOFT.STDEV.P([.X11:.AB11])" office:value-type="float" office:value="2.00437604941168" calcext:value-type="float">
            <text:p>2.00</text:p>
          </table:table-cell>
          <table:table-cell table:style-name="ce13" table:formula="of:=AVERAGE([.X11:.AB11])" office:value-type="float" office:value="4.94074074074074" calcext:value-type="float">
            <text:p>4.94</text:p>
          </table:table-cell>
          <table:table-cell table:style-name="ce15"/>
          <table:table-cell table:style-name="ce7" table:formula="of:=LOWER([.W11])&amp;&quot;:&quot;&amp;TEXT([.$AC11]; &quot;0.0&quot;)&amp;&quot;:&quot;&amp;TEXT([.$X11]; &quot;0.00&quot;)&amp;&quot;:&quot;&amp;TEXT([.$Y11]; &quot;0.00&quot;)&amp;&quot;:&quot;&amp;TEXT([.$Z11]; &quot;0.00&quot;)&amp;&quot;:&quot;&amp;TEXT([.$AA11]; &quot;0.00&quot;)&amp;&quot;:&quot;&amp;TEXT([.$AB11]; &quot;0.00&quot;)" office:value-type="string" office:string-value="t:24.7:5.05:2.61:3.76:4.71:8.57" calcext:value-type="string">
            <text:p>t:24.7:5.05:2.61:3.76:4.71:8.57</text:p>
          </table:table-cell>
          <table:table-cell/>
          <table:table-cell table:style-name="ce7" table:formula="of:=&quot;'&quot;&amp;LOWER([.W11])&amp;&quot;'&quot;&amp;&quot;: [&quot;&amp;TEXT([.$AC11]; &quot;0.0&quot;)&amp;&quot; , &quot;&amp;TEXT([.$X11]; &quot;0.00&quot;)&amp;&quot; , &quot;&amp;TEXT([.$Y11]; &quot;0.00&quot;)&amp;&quot; , &quot;&amp;TEXT([.$Z11]; &quot;0.00&quot;)&amp;&quot; , &quot;&amp;TEXT([.$AA11]; &quot;0.00&quot;)&amp;&quot; , &quot;&amp;TEXT([.$AB11]; &quot;0.00&quot;)&amp;&quot;],&quot;" office:value-type="string" office:string-value="'t': [24.7 , 5.05 , 2.61 , 3.76 , 4.71 , 8.57]," calcext:value-type="string">
            <text:p>'t': [24.7 , 5.05 , 2.61 , 3.76 , 4.71 , 8.57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646" calcext:value-type="float">
            <text:p>646</text:p>
          </table:table-cell>
          <table:table-cell table:style-name="ce5" table:formula="of:=[.D12]/[.$D$5]" office:value-type="float" office:value="23.9259259259259" calcext:value-type="float">
            <text:p>23.9</text:p>
          </table:table-cell>
          <table:table-cell table:style-name="ce6"/>
          <table:table-cell table:style-name="ce7" table:formula="of:=[.C12]" office:value-type="string" office:string-value="I" calcext:value-type="string">
            <text:p>I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SUM([.H12:.L12])" office:value-type="float" office:value="670" calcext:value-type="float">
            <text:p>670</text:p>
          </table:table-cell>
          <table:table-cell table:style-name="ce11"/>
          <table:table-cell table:style-name="ce7" table:formula="of:=[.C12]" office:value-type="string" office:string-value="I" calcext:value-type="string">
            <text:p>I</text:p>
          </table:table-cell>
          <table:table-cell table:style-name="ce12" table:formula="of:=[.H12]/[.$M12]" office:value-type="float" office:value="0.0507462686567164" calcext:value-type="float">
            <text:p>0.051</text:p>
          </table:table-cell>
          <table:table-cell table:style-name="ce12" table:formula="of:=[.I12]/[.$M12]" office:value-type="float" office:value="0.3" calcext:value-type="float">
            <text:p>0.300</text:p>
          </table:table-cell>
          <table:table-cell table:style-name="ce12" table:formula="of:=[.J12]/[.$M12]" office:value-type="float" office:value="0.397014925373134" calcext:value-type="float">
            <text:p>0.397</text:p>
          </table:table-cell>
          <table:table-cell table:style-name="ce12" table:formula="of:=[.K12]/[.$M12]" office:value-type="float" office:value="0.235820895522388" calcext:value-type="float">
            <text:p>0.236</text:p>
          </table:table-cell>
          <table:table-cell table:style-name="ce12" table:formula="of:=[.L12]/[.$M12]" office:value-type="float" office:value="0.0164179104477612" calcext:value-type="float">
            <text:p>0.016</text:p>
          </table:table-cell>
          <table:table-cell table:style-name="ce10" table:formula="of:=SUM([.P12:.T12])" office:value-type="float" office:value="1" calcext:value-type="float">
            <text:p>1</text:p>
          </table:table-cell>
          <table:table-cell/>
          <table:table-cell table:style-name="ce7" table:formula="of:=[.C12]" office:value-type="string" office:string-value="I" calcext:value-type="string">
            <text:p>I</text:p>
          </table:table-cell>
          <table:table-cell table:style-name="ce13" table:formula="of:=[.$E12]*[.P12]" office:value-type="float" office:value="1.21415146489773" calcext:value-type="float">
            <text:p>1.21</text:p>
          </table:table-cell>
          <table:table-cell table:style-name="ce13" table:formula="of:=[.$E12]*[.Q12]" office:value-type="float" office:value="7.17777777777778" calcext:value-type="float">
            <text:p>7.18</text:p>
          </table:table-cell>
          <table:table-cell table:style-name="ce13" table:formula="of:=[.$E12]*[.R12]" office:value-type="float" office:value="9.49894969596462" calcext:value-type="float">
            <text:p>9.50</text:p>
          </table:table-cell>
          <table:table-cell table:style-name="ce13" table:formula="of:=[.$E12]*[.S12]" office:value-type="float" office:value="5.64223327805417" calcext:value-type="float">
            <text:p>5.64</text:p>
          </table:table-cell>
          <table:table-cell table:style-name="ce13" table:formula="of:=[.$E12]*[.T12]" office:value-type="float" office:value="0.39281370923162" calcext:value-type="float">
            <text:p>0.39</text:p>
          </table:table-cell>
          <table:table-cell table:style-name="ce14" table:formula="of:=SUM([.X12:.AB12])" office:value-type="float" office:value="23.9259259259259" calcext:value-type="float">
            <text:p>23.9</text:p>
          </table:table-cell>
          <table:table-cell table:style-name="ce15"/>
          <table:table-cell table:style-name="ce13" table:formula="of:=COM.MICROSOFT.VAR.P([.X12:.AB12])" office:value-type="float" office:value="12.1447631249807" calcext:value-type="float">
            <text:p>12.14</text:p>
          </table:table-cell>
          <table:table-cell table:style-name="ce13" table:formula="of:=COM.MICROSOFT.STDEV.P([.X12:.AB12])" office:value-type="float" office:value="3.4849337332266" calcext:value-type="float">
            <text:p>3.48</text:p>
          </table:table-cell>
          <table:table-cell table:style-name="ce13" table:formula="of:=AVERAGE([.X12:.AB12])" office:value-type="float" office:value="4.78518518518519" calcext:value-type="float">
            <text:p>4.79</text:p>
          </table:table-cell>
          <table:table-cell table:style-name="ce15"/>
          <table:table-cell table:style-name="ce7" table:formula="of:=LOWER([.W12])&amp;&quot;:&quot;&amp;TEXT([.$AC12]; &quot;0.0&quot;)&amp;&quot;:&quot;&amp;TEXT([.$X12]; &quot;0.00&quot;)&amp;&quot;:&quot;&amp;TEXT([.$Y12]; &quot;0.00&quot;)&amp;&quot;:&quot;&amp;TEXT([.$Z12]; &quot;0.00&quot;)&amp;&quot;:&quot;&amp;TEXT([.$AA12]; &quot;0.00&quot;)&amp;&quot;:&quot;&amp;TEXT([.$AB12]; &quot;0.00&quot;)" office:value-type="string" office:string-value="i:23.9:1.21:7.18:9.50:5.64:0.39" calcext:value-type="string">
            <text:p>i:23.9:1.21:7.18:9.50:5.64:0.39</text:p>
          </table:table-cell>
          <table:table-cell/>
          <table:table-cell table:style-name="ce7" table:formula="of:=&quot;'&quot;&amp;LOWER([.W12])&amp;&quot;'&quot;&amp;&quot;: [&quot;&amp;TEXT([.$AC12]; &quot;0.0&quot;)&amp;&quot; , &quot;&amp;TEXT([.$X12]; &quot;0.00&quot;)&amp;&quot; , &quot;&amp;TEXT([.$Y12]; &quot;0.00&quot;)&amp;&quot; , &quot;&amp;TEXT([.$Z12]; &quot;0.00&quot;)&amp;&quot; , &quot;&amp;TEXT([.$AA12]; &quot;0.00&quot;)&amp;&quot; , &quot;&amp;TEXT([.$AB12]; &quot;0.00&quot;)&amp;&quot;],&quot;" office:value-type="string" office:string-value="'i': [23.9 , 1.21 , 7.18 , 9.50 , 5.64 , 0.39]," calcext:value-type="string">
            <text:p>'i': [23.9 , 1.21 , 7.18 , 9.50 , 5.64 , 0.39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645" calcext:value-type="float">
            <text:p>645</text:p>
          </table:table-cell>
          <table:table-cell table:style-name="ce5" table:formula="of:=[.D13]/[.$D$5]" office:value-type="float" office:value="23.8888888888889" calcext:value-type="float">
            <text:p>23.9</text:p>
          </table:table-cell>
          <table:table-cell table:style-name="ce6"/>
          <table:table-cell table:style-name="ce7" table:formula="of:=[.C13]" office:value-type="string" office:string-value="L" calcext:value-type="string">
            <text:p>L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55" calcext:value-type="float">
            <text:p>155</text:p>
          </table:table-cell>
          <table:table-cell table:style-name="ce10" table:formula="of:=SUM([.H13:.L13])" office:value-type="float" office:value="716" calcext:value-type="float">
            <text:p>716</text:p>
          </table:table-cell>
          <table:table-cell table:style-name="ce11"/>
          <table:table-cell table:style-name="ce7" table:formula="of:=[.C13]" office:value-type="string" office:string-value="L" calcext:value-type="string">
            <text:p>L</text:p>
          </table:table-cell>
          <table:table-cell table:style-name="ce12" table:formula="of:=[.H13]/[.$M13]" office:value-type="float" office:value="0.121508379888268" calcext:value-type="float">
            <text:p>0.122</text:p>
          </table:table-cell>
          <table:table-cell table:style-name="ce12" table:formula="of:=[.I13]/[.$M13]" office:value-type="float" office:value="0.279329608938547" calcext:value-type="float">
            <text:p>0.279</text:p>
          </table:table-cell>
          <table:table-cell table:style-name="ce12" table:formula="of:=[.J13]/[.$M13]" office:value-type="float" office:value="0.156424581005587" calcext:value-type="float">
            <text:p>0.156</text:p>
          </table:table-cell>
          <table:table-cell table:style-name="ce12" table:formula="of:=[.K13]/[.$M13]" office:value-type="float" office:value="0.226256983240223" calcext:value-type="float">
            <text:p>0.226</text:p>
          </table:table-cell>
          <table:table-cell table:style-name="ce12" table:formula="of:=[.L13]/[.$M13]" office:value-type="float" office:value="0.216480446927374" calcext:value-type="float">
            <text:p>0.216</text:p>
          </table:table-cell>
          <table:table-cell table:style-name="ce10" table:formula="of:=SUM([.P13:.T13])" office:value-type="float" office:value="1" calcext:value-type="float">
            <text:p>1</text:p>
          </table:table-cell>
          <table:table-cell/>
          <table:table-cell table:style-name="ce7" table:formula="of:=[.C13]" office:value-type="string" office:string-value="L" calcext:value-type="string">
            <text:p>L</text:p>
          </table:table-cell>
          <table:table-cell table:style-name="ce13" table:formula="of:=[.$E13]*[.P13]" office:value-type="float" office:value="2.90270018621974" calcext:value-type="float">
            <text:p>2.90</text:p>
          </table:table-cell>
          <table:table-cell table:style-name="ce13" table:formula="of:=[.$E13]*[.Q13]" office:value-type="float" office:value="6.67287399130975" calcext:value-type="float">
            <text:p>6.67</text:p>
          </table:table-cell>
          <table:table-cell table:style-name="ce13" table:formula="of:=[.$E13]*[.R13]" office:value-type="float" office:value="3.73680943513346" calcext:value-type="float">
            <text:p>3.74</text:p>
          </table:table-cell>
          <table:table-cell table:style-name="ce13" table:formula="of:=[.$E13]*[.S13]" office:value-type="float" office:value="5.40502793296089" calcext:value-type="float">
            <text:p>5.41</text:p>
          </table:table-cell>
          <table:table-cell table:style-name="ce13" table:formula="of:=[.$E13]*[.T13]" office:value-type="float" office:value="5.17147734326505" calcext:value-type="float">
            <text:p>5.17</text:p>
          </table:table-cell>
          <table:table-cell table:style-name="ce14" table:formula="of:=SUM([.X13:.AB13])" office:value-type="float" office:value="23.8888888888889" calcext:value-type="float">
            <text:p>23.9</text:p>
          </table:table-cell>
          <table:table-cell table:style-name="ce15"/>
          <table:table-cell table:style-name="ce13" table:formula="of:=COM.MICROSOFT.VAR.P([.X13:.AB13])" office:value-type="float" office:value="1.74787256566721" calcext:value-type="float">
            <text:p>1.75</text:p>
          </table:table-cell>
          <table:table-cell table:style-name="ce13" table:formula="of:=COM.MICROSOFT.STDEV.P([.X13:.AB13])" office:value-type="float" office:value="1.32207131640741" calcext:value-type="float">
            <text:p>1.32</text:p>
          </table:table-cell>
          <table:table-cell table:style-name="ce13" table:formula="of:=AVERAGE([.X13:.AB13])" office:value-type="float" office:value="4.77777777777778" calcext:value-type="float">
            <text:p>4.78</text:p>
          </table:table-cell>
          <table:table-cell table:style-name="ce15"/>
          <table:table-cell table:style-name="ce7" table:formula="of:=LOWER([.W13])&amp;&quot;:&quot;&amp;TEXT([.$AC13]; &quot;0.0&quot;)&amp;&quot;:&quot;&amp;TEXT([.$X13]; &quot;0.00&quot;)&amp;&quot;:&quot;&amp;TEXT([.$Y13]; &quot;0.00&quot;)&amp;&quot;:&quot;&amp;TEXT([.$Z13]; &quot;0.00&quot;)&amp;&quot;:&quot;&amp;TEXT([.$AA13]; &quot;0.00&quot;)&amp;&quot;:&quot;&amp;TEXT([.$AB13]; &quot;0.00&quot;)" office:value-type="string" office:string-value="l:23.9:2.90:6.67:3.74:5.41:5.17" calcext:value-type="string">
            <text:p>l:23.9:2.90:6.67:3.74:5.41:5.17</text:p>
          </table:table-cell>
          <table:table-cell/>
          <table:table-cell table:style-name="ce7" table:formula="of:=&quot;'&quot;&amp;LOWER([.W13])&amp;&quot;'&quot;&amp;&quot;: [&quot;&amp;TEXT([.$AC13]; &quot;0.0&quot;)&amp;&quot; , &quot;&amp;TEXT([.$X13]; &quot;0.00&quot;)&amp;&quot; , &quot;&amp;TEXT([.$Y13]; &quot;0.00&quot;)&amp;&quot; , &quot;&amp;TEXT([.$Z13]; &quot;0.00&quot;)&amp;&quot; , &quot;&amp;TEXT([.$AA13]; &quot;0.00&quot;)&amp;&quot; , &quot;&amp;TEXT([.$AB13]; &quot;0.00&quot;)&amp;&quot;],&quot;" office:value-type="string" office:string-value="'l': [23.9 , 2.90 , 6.67 , 3.74 , 5.41 , 5.17]," calcext:value-type="string">
            <text:p>'l': [23.9 , 2.90 , 6.67 , 3.74 , 5.41 , 5.17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17" calcext:value-type="float">
            <text:p>617</text:p>
          </table:table-cell>
          <table:table-cell table:style-name="ce5" table:formula="of:=[.D14]/[.$D$5]" office:value-type="float" office:value="22.8518518518519" calcext:value-type="float">
            <text:p>22.9</text:p>
          </table:table-cell>
          <table:table-cell table:style-name="ce6"/>
          <table:table-cell table:style-name="ce7" table:formula="of:=[.C14]" office:value-type="string" office:string-value="S" calcext:value-type="string">
            <text:p>S</text:p>
          </table:table-cell>
          <table:table-cell table:style-name="ce8" office:value-type="float" office:value="365" calcext:value-type="float">
            <text:p>36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36" calcext:value-type="float">
            <text:p>36</text:p>
          </table:table-cell>
          <table:table-cell table:style-name="ce10" table:formula="of:=SUM([.H14:.L14])" office:value-type="float" office:value="668" calcext:value-type="float">
            <text:p>668</text:p>
          </table:table-cell>
          <table:table-cell table:style-name="ce11"/>
          <table:table-cell table:style-name="ce7" table:formula="of:=[.C14]" office:value-type="string" office:string-value="S" calcext:value-type="string">
            <text:p>S</text:p>
          </table:table-cell>
          <table:table-cell table:style-name="ce12" table:formula="of:=[.H14]/[.$M14]" office:value-type="float" office:value="0.546407185628743" calcext:value-type="float">
            <text:p>0.546</text:p>
          </table:table-cell>
          <table:table-cell table:style-name="ce12" table:formula="of:=[.I14]/[.$M14]" office:value-type="float" office:value="0.0239520958083832" calcext:value-type="float">
            <text:p>0.024</text:p>
          </table:table-cell>
          <table:table-cell table:style-name="ce12" table:formula="of:=[.J14]/[.$M14]" office:value-type="float" office:value="0.119760479041916" calcext:value-type="float">
            <text:p>0.120</text:p>
          </table:table-cell>
          <table:table-cell table:style-name="ce12" table:formula="of:=[.K14]/[.$M14]" office:value-type="float" office:value="0.255988023952096" calcext:value-type="float">
            <text:p>0.256</text:p>
          </table:table-cell>
          <table:table-cell table:style-name="ce12" table:formula="of:=[.L14]/[.$M14]" office:value-type="float" office:value="0.0538922155688623" calcext:value-type="float">
            <text:p>0.054</text:p>
          </table:table-cell>
          <table:table-cell table:style-name="ce10" table:formula="of:=SUM([.P14:.T14])" office:value-type="float" office:value="1" calcext:value-type="float">
            <text:p>1</text:p>
          </table:table-cell>
          <table:table-cell/>
          <table:table-cell table:style-name="ce7" table:formula="of:=[.C14]" office:value-type="string" office:string-value="S" calcext:value-type="string">
            <text:p>S</text:p>
          </table:table-cell>
          <table:table-cell table:style-name="ce13" table:formula="of:=[.$E14]*[.P14]" office:value-type="float" office:value="12.4864160567753" calcext:value-type="float">
            <text:p>12.49</text:p>
          </table:table-cell>
          <table:table-cell table:style-name="ce13" table:formula="of:=[.$E14]*[.Q14]" office:value-type="float" office:value="0.547349744954535" calcext:value-type="float">
            <text:p>0.55</text:p>
          </table:table-cell>
          <table:table-cell table:style-name="ce13" table:formula="of:=[.$E14]*[.R14]" office:value-type="float" office:value="2.73674872477268" calcext:value-type="float">
            <text:p>2.74</text:p>
          </table:table-cell>
          <table:table-cell table:style-name="ce13" table:formula="of:=[.$E14]*[.S14]" office:value-type="float" office:value="5.8498003992016" calcext:value-type="float">
            <text:p>5.85</text:p>
          </table:table-cell>
          <table:table-cell table:style-name="ce13" table:formula="of:=[.$E14]*[.T14]" office:value-type="float" office:value="1.2315369261477" calcext:value-type="float">
            <text:p>1.23</text:p>
          </table:table-cell>
          <table:table-cell table:style-name="ce14" table:formula="of:=SUM([.X14:.AB14])" office:value-type="float" office:value="22.8518518518519" calcext:value-type="float">
            <text:p>22.9</text:p>
          </table:table-cell>
          <table:table-cell table:style-name="ce15"/>
          <table:table-cell table:style-name="ce13" table:formula="of:=COM.MICROSOFT.VAR.P([.X14:.AB14])" office:value-type="float" office:value="18.9990785135822" calcext:value-type="float">
            <text:p>19.00</text:p>
          </table:table-cell>
          <table:table-cell table:style-name="ce13" table:formula="of:=COM.MICROSOFT.STDEV.P([.X14:.AB14])" office:value-type="float" office:value="4.35879324051764" calcext:value-type="float">
            <text:p>4.36</text:p>
          </table:table-cell>
          <table:table-cell table:style-name="ce13" table:formula="of:=AVERAGE([.X14:.AB14])" office:value-type="float" office:value="4.57037037037037" calcext:value-type="float">
            <text:p>4.57</text:p>
          </table:table-cell>
          <table:table-cell table:style-name="ce15"/>
          <table:table-cell table:style-name="ce7" table:formula="of:=LOWER([.W14])&amp;&quot;:&quot;&amp;TEXT([.$AC14]; &quot;0.0&quot;)&amp;&quot;:&quot;&amp;TEXT([.$X14]; &quot;0.00&quot;)&amp;&quot;:&quot;&amp;TEXT([.$Y14]; &quot;0.00&quot;)&amp;&quot;:&quot;&amp;TEXT([.$Z14]; &quot;0.00&quot;)&amp;&quot;:&quot;&amp;TEXT([.$AA14]; &quot;0.00&quot;)&amp;&quot;:&quot;&amp;TEXT([.$AB14]; &quot;0.00&quot;)" office:value-type="string" office:string-value="s:22.9:12.49:0.55:2.74:5.85:1.23" calcext:value-type="string">
            <text:p>s:22.9:12.49:0.55:2.74:5.85:1.23</text:p>
          </table:table-cell>
          <table:table-cell/>
          <table:table-cell table:style-name="ce7" table:formula="of:=&quot;'&quot;&amp;LOWER([.W14])&amp;&quot;'&quot;&amp;&quot;: [&quot;&amp;TEXT([.$AC14]; &quot;0.0&quot;)&amp;&quot; , &quot;&amp;TEXT([.$X14]; &quot;0.00&quot;)&amp;&quot; , &quot;&amp;TEXT([.$Y14]; &quot;0.00&quot;)&amp;&quot; , &quot;&amp;TEXT([.$Z14]; &quot;0.00&quot;)&amp;&quot; , &quot;&amp;TEXT([.$AA14]; &quot;0.00&quot;)&amp;&quot; , &quot;&amp;TEXT([.$AB14]; &quot;0.00&quot;)&amp;&quot;],&quot;" office:value-type="string" office:string-value="'s': [22.9 , 12.49 , 0.55 , 2.74 , 5.85 , 1.23]," calcext:value-type="string">
            <text:p>'s': [22.9 , 12.49 , 0.55 , 2.74 , 5.85 , 1.23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548" calcext:value-type="float">
            <text:p>548</text:p>
          </table:table-cell>
          <table:table-cell table:style-name="ce5" table:formula="of:=[.D15]/[.$D$5]" office:value-type="float" office:value="20.2962962962963" calcext:value-type="float">
            <text:p>20.3</text:p>
          </table:table-cell>
          <table:table-cell table:style-name="ce6"/>
          <table:table-cell table:style-name="ce7" table:formula="of:=[.C15]" office:value-type="string" office:string-value="N" calcext:value-type="string">
            <text:p>N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30" calcext:value-type="float">
            <text:p>130</text:p>
          </table:table-cell>
          <table:table-cell table:style-name="ce10" table:formula="of:=SUM([.H15:.L15])" office:value-type="float" office:value="573" calcext:value-type="float">
            <text:p>573</text:p>
          </table:table-cell>
          <table:table-cell table:style-name="ce11"/>
          <table:table-cell table:style-name="ce7" table:formula="of:=[.C15]" office:value-type="string" office:string-value="N" calcext:value-type="string">
            <text:p>N</text:p>
          </table:table-cell>
          <table:table-cell table:style-name="ce12" table:formula="of:=[.H15]/[.$M15]" office:value-type="float" office:value="0.0645724258289703" calcext:value-type="float">
            <text:p>0.065</text:p>
          </table:table-cell>
          <table:table-cell table:style-name="ce12" table:formula="of:=[.I15]/[.$M15]" office:value-type="float" office:value="0.151832460732984" calcext:value-type="float">
            <text:p>0.152</text:p>
          </table:table-cell>
          <table:table-cell table:style-name="ce12" table:formula="of:=[.J15]/[.$M15]" office:value-type="float" office:value="0.239092495636998" calcext:value-type="float">
            <text:p>0.239</text:p>
          </table:table-cell>
          <table:table-cell table:style-name="ce12" table:formula="of:=[.K15]/[.$M15]" office:value-type="float" office:value="0.317626527050611" calcext:value-type="float">
            <text:p>0.318</text:p>
          </table:table-cell>
          <table:table-cell table:style-name="ce12" table:formula="of:=[.L15]/[.$M15]" office:value-type="float" office:value="0.226876090750436" calcext:value-type="float">
            <text:p>0.227</text:p>
          </table:table-cell>
          <table:table-cell table:style-name="ce10" table:formula="of:=SUM([.P15:.T15])" office:value-type="float" office:value="1" calcext:value-type="float">
            <text:p>1</text:p>
          </table:table-cell>
          <table:table-cell/>
          <table:table-cell table:style-name="ce7" table:formula="of:=[.C15]" office:value-type="string" office:string-value="N" calcext:value-type="string">
            <text:p>N</text:p>
          </table:table-cell>
          <table:table-cell table:style-name="ce13" table:formula="of:=[.$E15]*[.P15]" office:value-type="float" office:value="1.3105810871954" calcext:value-type="float">
            <text:p>1.31</text:p>
          </table:table-cell>
          <table:table-cell table:style-name="ce13" table:formula="of:=[.$E15]*[.Q15]" office:value-type="float" office:value="3.08163661043242" calcext:value-type="float">
            <text:p>3.08</text:p>
          </table:table-cell>
          <table:table-cell table:style-name="ce13" table:formula="of:=[.$E15]*[.R15]" office:value-type="float" office:value="4.85269213366945" calcext:value-type="float">
            <text:p>4.85</text:p>
          </table:table-cell>
          <table:table-cell table:style-name="ce13" table:formula="of:=[.$E15]*[.S15]" office:value-type="float" office:value="6.44664210458277" calcext:value-type="float">
            <text:p>6.45</text:p>
          </table:table-cell>
          <table:table-cell table:style-name="ce13" table:formula="of:=[.$E15]*[.T15]" office:value-type="float" office:value="4.60474436041626" calcext:value-type="float">
            <text:p>4.60</text:p>
          </table:table-cell>
          <table:table-cell table:style-name="ce14" table:formula="of:=SUM([.X15:.AB15])" office:value-type="float" office:value="20.2962962962963" calcext:value-type="float">
            <text:p>20.3</text:p>
          </table:table-cell>
          <table:table-cell table:style-name="ce15"/>
          <table:table-cell table:style-name="ce13" table:formula="of:=COM.MICROSOFT.VAR.P([.X15:.AB15])" office:value-type="float" office:value="3.02753286180072" calcext:value-type="float">
            <text:p>3.03</text:p>
          </table:table-cell>
          <table:table-cell table:style-name="ce13" table:formula="of:=COM.MICROSOFT.STDEV.P([.X15:.AB15])" office:value-type="float" office:value="1.73998070730704" calcext:value-type="float">
            <text:p>1.74</text:p>
          </table:table-cell>
          <table:table-cell table:style-name="ce13" table:formula="of:=AVERAGE([.X15:.AB15])" office:value-type="float" office:value="4.05925925925926" calcext:value-type="float">
            <text:p>4.06</text:p>
          </table:table-cell>
          <table:table-cell table:style-name="ce15"/>
          <table:table-cell table:style-name="ce7" table:formula="of:=LOWER([.W15])&amp;&quot;:&quot;&amp;TEXT([.$AC15]; &quot;0.0&quot;)&amp;&quot;:&quot;&amp;TEXT([.$X15]; &quot;0.00&quot;)&amp;&quot;:&quot;&amp;TEXT([.$Y15]; &quot;0.00&quot;)&amp;&quot;:&quot;&amp;TEXT([.$Z15]; &quot;0.00&quot;)&amp;&quot;:&quot;&amp;TEXT([.$AA15]; &quot;0.00&quot;)&amp;&quot;:&quot;&amp;TEXT([.$AB15]; &quot;0.00&quot;)" office:value-type="string" office:string-value="n:20.3:1.31:3.08:4.85:6.45:4.60" calcext:value-type="string">
            <text:p>n:20.3:1.31:3.08:4.85:6.45:4.60</text:p>
          </table:table-cell>
          <table:table-cell/>
          <table:table-cell table:style-name="ce7" table:formula="of:=&quot;'&quot;&amp;LOWER([.W15])&amp;&quot;'&quot;&amp;&quot;: [&quot;&amp;TEXT([.$AC15]; &quot;0.0&quot;)&amp;&quot; , &quot;&amp;TEXT([.$X15]; &quot;0.00&quot;)&amp;&quot; , &quot;&amp;TEXT([.$Y15]; &quot;0.00&quot;)&amp;&quot; , &quot;&amp;TEXT([.$Z15]; &quot;0.00&quot;)&amp;&quot; , &quot;&amp;TEXT([.$AA15]; &quot;0.00&quot;)&amp;&quot; , &quot;&amp;TEXT([.$AB15]; &quot;0.00&quot;)&amp;&quot;],&quot;" office:value-type="string" office:string-value="'n': [20.3 , 1.31 , 3.08 , 4.85 , 6.45 , 4.60]," calcext:value-type="string">
            <text:p>'n': [20.3 , 1.31 , 3.08 , 4.85 , 6.45 , 4.60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456" calcext:value-type="float">
            <text:p>456</text:p>
          </table:table-cell>
          <table:table-cell table:style-name="ce5" table:formula="of:=[.D16]/[.$D$5]" office:value-type="float" office:value="16.8888888888889" calcext:value-type="float">
            <text:p>16.9</text:p>
          </table:table-cell>
          <table:table-cell table:style-name="ce6"/>
          <table:table-cell table:style-name="ce7" table:formula="of:=[.C16]" office:value-type="string" office:string-value="U" calcext:value-type="string">
            <text:p>U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SUM([.H16:.L16])" office:value-type="float" office:value="466" calcext:value-type="float">
            <text:p>466</text:p>
          </table:table-cell>
          <table:table-cell table:style-name="ce11"/>
          <table:table-cell table:style-name="ce7" table:formula="of:=[.C16]" office:value-type="string" office:string-value="U" calcext:value-type="string">
            <text:p>U</text:p>
          </table:table-cell>
          <table:table-cell table:style-name="ce12" table:formula="of:=[.H16]/[.$M16]" office:value-type="float" office:value="0.0708154506437768" calcext:value-type="float">
            <text:p>0.071</text:p>
          </table:table-cell>
          <table:table-cell table:style-name="ce12" table:formula="of:=[.I16]/[.$M16]" office:value-type="float" office:value="0.396995708154506" calcext:value-type="float">
            <text:p>0.397</text:p>
          </table:table-cell>
          <table:table-cell table:style-name="ce12" table:formula="of:=[.J16]/[.$M16]" office:value-type="float" office:value="0.354077253218884" calcext:value-type="float">
            <text:p>0.354</text:p>
          </table:table-cell>
          <table:table-cell table:style-name="ce12" table:formula="of:=[.K16]/[.$M16]" office:value-type="float" office:value="0.175965665236052" calcext:value-type="float">
            <text:p>0.176</text:p>
          </table:table-cell>
          <table:table-cell table:style-name="ce12" table:formula="of:=[.L16]/[.$M16]" office:value-type="float" office:value="0.00214592274678112" calcext:value-type="float">
            <text:p>0.002</text:p>
          </table:table-cell>
          <table:table-cell table:style-name="ce10" table:formula="of:=SUM([.P16:.T16])" office:value-type="float" office:value="1" calcext:value-type="float">
            <text:p>1</text:p>
          </table:table-cell>
          <table:table-cell/>
          <table:table-cell table:style-name="ce7" table:formula="of:=[.C16]" office:value-type="string" office:string-value="U" calcext:value-type="string">
            <text:p>U</text:p>
          </table:table-cell>
          <table:table-cell table:style-name="ce13" table:formula="of:=[.$E16]*[.P16]" office:value-type="float" office:value="1.19599427753934" calcext:value-type="float">
            <text:p>1.20</text:p>
          </table:table-cell>
          <table:table-cell table:style-name="ce13" table:formula="of:=[.$E16]*[.Q16]" office:value-type="float" office:value="6.70481640438722" calcext:value-type="float">
            <text:p>6.70</text:p>
          </table:table-cell>
          <table:table-cell table:style-name="ce13" table:formula="of:=[.$E16]*[.R16]" office:value-type="float" office:value="5.97997138769671" calcext:value-type="float">
            <text:p>5.98</text:p>
          </table:table-cell>
          <table:table-cell table:style-name="ce13" table:formula="of:=[.$E16]*[.S16]" office:value-type="float" office:value="2.97186456843109" calcext:value-type="float">
            <text:p>2.97</text:p>
          </table:table-cell>
          <table:table-cell table:style-name="ce13" table:formula="of:=[.$E16]*[.T16]" office:value-type="float" office:value="0.0362422508345255" calcext:value-type="float">
            <text:p>0.04</text:p>
          </table:table-cell>
          <table:table-cell table:style-name="ce14" table:formula="of:=SUM([.X16:.AB16])" office:value-type="float" office:value="16.8888888888889" calcext:value-type="float">
            <text:p>16.9</text:p>
          </table:table-cell>
          <table:table-cell table:style-name="ce15"/>
          <table:table-cell table:style-name="ce13" table:formula="of:=COM.MICROSOFT.VAR.P([.X16:.AB16])" office:value-type="float" office:value="6.78628041194258" calcext:value-type="float">
            <text:p>6.79</text:p>
          </table:table-cell>
          <table:table-cell table:style-name="ce13" table:formula="of:=COM.MICROSOFT.STDEV.P([.X16:.AB16])" office:value-type="float" office:value="2.60504902294421" calcext:value-type="float">
            <text:p>2.61</text:p>
          </table:table-cell>
          <table:table-cell table:style-name="ce13" table:formula="of:=AVERAGE([.X16:.AB16])" office:value-type="float" office:value="3.37777777777778" calcext:value-type="float">
            <text:p>3.38</text:p>
          </table:table-cell>
          <table:table-cell table:style-name="ce15"/>
          <table:table-cell table:style-name="ce7" table:formula="of:=LOWER([.W16])&amp;&quot;:&quot;&amp;TEXT([.$AC16]; &quot;0.0&quot;)&amp;&quot;:&quot;&amp;TEXT([.$X16]; &quot;0.00&quot;)&amp;&quot;:&quot;&amp;TEXT([.$Y16]; &quot;0.00&quot;)&amp;&quot;:&quot;&amp;TEXT([.$Z16]; &quot;0.00&quot;)&amp;&quot;:&quot;&amp;TEXT([.$AA16]; &quot;0.00&quot;)&amp;&quot;:&quot;&amp;TEXT([.$AB16]; &quot;0.00&quot;)" office:value-type="string" office:string-value="u:16.9:1.20:6.70:5.98:2.97:0.04" calcext:value-type="string">
            <text:p>u:16.9:1.20:6.70:5.98:2.97:0.04</text:p>
          </table:table-cell>
          <table:table-cell/>
          <table:table-cell table:style-name="ce7" table:formula="of:=&quot;'&quot;&amp;LOWER([.W16])&amp;&quot;'&quot;&amp;&quot;: [&quot;&amp;TEXT([.$AC16]; &quot;0.0&quot;)&amp;&quot; , &quot;&amp;TEXT([.$X16]; &quot;0.00&quot;)&amp;&quot; , &quot;&amp;TEXT([.$Y16]; &quot;0.00&quot;)&amp;&quot; , &quot;&amp;TEXT([.$Z16]; &quot;0.00&quot;)&amp;&quot; , &quot;&amp;TEXT([.$AA16]; &quot;0.00&quot;)&amp;&quot; , &quot;&amp;TEXT([.$AB16]; &quot;0.00&quot;)&amp;&quot;],&quot;" office:value-type="string" office:string-value="'u': [16.9 , 1.20 , 6.70 , 5.98 , 2.97 , 0.04]," calcext:value-type="string">
            <text:p>'u': [16.9 , 1.20 , 6.70 , 5.98 , 2.97 , 0.04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446" calcext:value-type="float">
            <text:p>446</text:p>
          </table:table-cell>
          <table:table-cell table:style-name="ce5" table:formula="of:=[.D17]/[.$D$5]" office:value-type="float" office:value="16.5185185185185" calcext:value-type="float">
            <text:p>16.5</text:p>
          </table:table-cell>
          <table:table-cell table:style-name="ce6"/>
          <table:table-cell table:style-name="ce7" table:formula="of:=[.C17]" office:value-type="string" office:string-value="C" calcext:value-type="string">
            <text:p>C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10" table:formula="of:=SUM([.H17:.L17])" office:value-type="float" office:value="475" calcext:value-type="float">
            <text:p>475</text:p>
          </table:table-cell>
          <table:table-cell table:style-name="ce11"/>
          <table:table-cell table:style-name="ce7" table:formula="of:=[.C17]" office:value-type="string" office:string-value="C" calcext:value-type="string">
            <text:p>C</text:p>
          </table:table-cell>
          <table:table-cell table:style-name="ce12" table:formula="of:=[.H17]/[.$M17]" office:value-type="float" office:value="0.416842105263158" calcext:value-type="float">
            <text:p>0.417</text:p>
          </table:table-cell>
          <table:table-cell table:style-name="ce12" table:formula="of:=[.I17]/[.$M17]" office:value-type="float" office:value="0.0842105263157895" calcext:value-type="float">
            <text:p>0.084</text:p>
          </table:table-cell>
          <table:table-cell table:style-name="ce12" table:formula="of:=[.J17]/[.$M17]" office:value-type="float" office:value="0.117894736842105" calcext:value-type="float">
            <text:p>0.118</text:p>
          </table:table-cell>
          <table:table-cell table:style-name="ce12" table:formula="of:=[.K17]/[.$M17]" office:value-type="float" office:value="0.315789473684211" calcext:value-type="float">
            <text:p>0.316</text:p>
          </table:table-cell>
          <table:table-cell table:style-name="ce12" table:formula="of:=[.L17]/[.$M17]" office:value-type="float" office:value="0.0652631578947368" calcext:value-type="float">
            <text:p>0.065</text:p>
          </table:table-cell>
          <table:table-cell table:style-name="ce10" table:formula="of:=SUM([.P17:.T17])" office:value-type="float" office:value="1" calcext:value-type="float">
            <text:p>1</text:p>
          </table:table-cell>
          <table:table-cell/>
          <table:table-cell table:style-name="ce7" table:formula="of:=[.C17]" office:value-type="string" office:string-value="C" calcext:value-type="string">
            <text:p>C</text:p>
          </table:table-cell>
          <table:table-cell table:style-name="ce13" table:formula="of:=[.$E17]*[.P17]" office:value-type="float" office:value="6.88561403508772" calcext:value-type="float">
            <text:p>6.89</text:p>
          </table:table-cell>
          <table:table-cell table:style-name="ce13" table:formula="of:=[.$E17]*[.Q17]" office:value-type="float" office:value="1.39103313840156" calcext:value-type="float">
            <text:p>1.39</text:p>
          </table:table-cell>
          <table:table-cell table:style-name="ce13" table:formula="of:=[.$E17]*[.R17]" office:value-type="float" office:value="1.94744639376218" calcext:value-type="float">
            <text:p>1.95</text:p>
          </table:table-cell>
          <table:table-cell table:style-name="ce13" table:formula="of:=[.$E17]*[.S17]" office:value-type="float" office:value="5.21637426900585" calcext:value-type="float">
            <text:p>5.22</text:p>
          </table:table-cell>
          <table:table-cell table:style-name="ce13" table:formula="of:=[.$E17]*[.T17]" office:value-type="float" office:value="1.07805068226121" calcext:value-type="float">
            <text:p>1.08</text:p>
          </table:table-cell>
          <table:table-cell table:style-name="ce14" table:formula="of:=SUM([.X17:.AB17])" office:value-type="float" office:value="16.5185185185185" calcext:value-type="float">
            <text:p>16.5</text:p>
          </table:table-cell>
          <table:table-cell table:style-name="ce15"/>
          <table:table-cell table:style-name="ce13" table:formula="of:=COM.MICROSOFT.VAR.P([.X17:.AB17])" office:value-type="float" office:value="5.38793285348958" calcext:value-type="float">
            <text:p>5.39</text:p>
          </table:table-cell>
          <table:table-cell table:style-name="ce13" table:formula="of:=COM.MICROSOFT.STDEV.P([.X17:.AB17])" office:value-type="float" office:value="2.32119211903918" calcext:value-type="float">
            <text:p>2.32</text:p>
          </table:table-cell>
          <table:table-cell table:style-name="ce13" table:formula="of:=AVERAGE([.X17:.AB17])" office:value-type="float" office:value="3.3037037037037" calcext:value-type="float">
            <text:p>3.30</text:p>
          </table:table-cell>
          <table:table-cell table:style-name="ce15"/>
          <table:table-cell table:style-name="ce7" table:formula="of:=LOWER([.W17])&amp;&quot;:&quot;&amp;TEXT([.$AC17]; &quot;0.0&quot;)&amp;&quot;:&quot;&amp;TEXT([.$X17]; &quot;0.00&quot;)&amp;&quot;:&quot;&amp;TEXT([.$Y17]; &quot;0.00&quot;)&amp;&quot;:&quot;&amp;TEXT([.$Z17]; &quot;0.00&quot;)&amp;&quot;:&quot;&amp;TEXT([.$AA17]; &quot;0.00&quot;)&amp;&quot;:&quot;&amp;TEXT([.$AB17]; &quot;0.00&quot;)" office:value-type="string" office:string-value="c:16.5:6.89:1.39:1.95:5.22:1.08" calcext:value-type="string">
            <text:p>c:16.5:6.89:1.39:1.95:5.22:1.08</text:p>
          </table:table-cell>
          <table:table-cell/>
          <table:table-cell table:style-name="ce7" table:formula="of:=&quot;'&quot;&amp;LOWER([.W17])&amp;&quot;'&quot;&amp;&quot;: [&quot;&amp;TEXT([.$AC17]; &quot;0.0&quot;)&amp;&quot; , &quot;&amp;TEXT([.$X17]; &quot;0.00&quot;)&amp;&quot; , &quot;&amp;TEXT([.$Y17]; &quot;0.00&quot;)&amp;&quot; , &quot;&amp;TEXT([.$Z17]; &quot;0.00&quot;)&amp;&quot; , &quot;&amp;TEXT([.$AA17]; &quot;0.00&quot;)&amp;&quot; , &quot;&amp;TEXT([.$AB17]; &quot;0.00&quot;)&amp;&quot;],&quot;" office:value-type="string" office:string-value="'c': [16.5 , 6.89 , 1.39 , 1.95 , 5.22 , 1.08]," calcext:value-type="string">
            <text:p>'c': [16.5 , 6.89 , 1.39 , 1.95 , 5.22 , 1.08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Y</text:p>
          </table:table-cell>
          <table:table-cell table:style-name="ce3" office:value-type="float" office:value="416" calcext:value-type="float">
            <text:p>416</text:p>
          </table:table-cell>
          <table:table-cell table:style-name="ce5" table:formula="of:=[.D18]/[.$D$5]" office:value-type="float" office:value="15.4074074074074" calcext:value-type="float">
            <text:p>15.4</text:p>
          </table:table-cell>
          <table:table-cell table:style-name="ce6"/>
          <table:table-cell table:style-name="ce7" table:formula="of:=[.C18]" office:value-type="string" office:string-value="Y" calcext:value-type="string">
            <text:p>Y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64" calcext:value-type="float">
            <text:p>364</text:p>
          </table:table-cell>
          <table:table-cell table:style-name="ce10" table:formula="of:=SUM([.H18:.L18])" office:value-type="float" office:value="424" calcext:value-type="float">
            <text:p>424</text:p>
          </table:table-cell>
          <table:table-cell table:style-name="ce11"/>
          <table:table-cell table:style-name="ce7" table:formula="of:=[.C18]" office:value-type="string" office:string-value="Y" calcext:value-type="string">
            <text:p>Y</text:p>
          </table:table-cell>
          <table:table-cell table:style-name="ce12" table:formula="of:=[.H18]/[.$M18]" office:value-type="float" office:value="0.0141509433962264" calcext:value-type="float">
            <text:p>0.014</text:p>
          </table:table-cell>
          <table:table-cell table:style-name="ce12" table:formula="of:=[.I18]/[.$M18]" office:value-type="float" office:value="0.0518867924528302" calcext:value-type="float">
            <text:p>0.052</text:p>
          </table:table-cell>
          <table:table-cell table:style-name="ce12" table:formula="of:=[.J18]/[.$M18]" office:value-type="float" office:value="0.0683962264150943" calcext:value-type="float">
            <text:p>0.068</text:p>
          </table:table-cell>
          <table:table-cell table:style-name="ce12" table:formula="of:=[.K18]/[.$M18]" office:value-type="float" office:value="0.00707547169811321" calcext:value-type="float">
            <text:p>0.007</text:p>
          </table:table-cell>
          <table:table-cell table:style-name="ce12" table:formula="of:=[.L18]/[.$M18]" office:value-type="float" office:value="0.858490566037736" calcext:value-type="float">
            <text:p>0.858</text:p>
          </table:table-cell>
          <table:table-cell table:style-name="ce10" table:formula="of:=SUM([.P18:.T18])" office:value-type="float" office:value="1" calcext:value-type="float">
            <text:p>1</text:p>
          </table:table-cell>
          <table:table-cell/>
          <table:table-cell table:style-name="ce7" table:formula="of:=[.C18]" office:value-type="string" office:string-value="Y" calcext:value-type="string">
            <text:p>Y</text:p>
          </table:table-cell>
          <table:table-cell table:style-name="ce13" table:formula="of:=[.$E18]*[.P18]" office:value-type="float" office:value="0.218029350104822" calcext:value-type="float">
            <text:p>0.22</text:p>
          </table:table-cell>
          <table:table-cell table:style-name="ce13" table:formula="of:=[.$E18]*[.Q18]" office:value-type="float" office:value="0.799440950384347" calcext:value-type="float">
            <text:p>0.80</text:p>
          </table:table-cell>
          <table:table-cell table:style-name="ce13" table:formula="of:=[.$E18]*[.R18]" office:value-type="float" office:value="1.05380852550664" calcext:value-type="float">
            <text:p>1.05</text:p>
          </table:table-cell>
          <table:table-cell table:style-name="ce13" table:formula="of:=[.$E18]*[.S18]" office:value-type="float" office:value="0.109014675052411" calcext:value-type="float">
            <text:p>0.11</text:p>
          </table:table-cell>
          <table:table-cell table:style-name="ce13" table:formula="of:=[.$E18]*[.T18]" office:value-type="float" office:value="13.2271139063592" calcext:value-type="float">
            <text:p>13.23</text:p>
          </table:table-cell>
          <table:table-cell table:style-name="ce14" table:formula="of:=SUM([.X18:.AB18])" office:value-type="float" office:value="15.4074074074074" calcext:value-type="float">
            <text:p>15.4</text:p>
          </table:table-cell>
          <table:table-cell table:style-name="ce15"/>
          <table:table-cell table:style-name="ce13" table:formula="of:=COM.MICROSOFT.VAR.P([.X18:.AB18])" office:value-type="float" office:value="25.85758818534" calcext:value-type="float">
            <text:p>25.86</text:p>
          </table:table-cell>
          <table:table-cell table:style-name="ce13" table:formula="of:=COM.MICROSOFT.STDEV.P([.X18:.AB18])" office:value-type="float" office:value="5.08503571131413" calcext:value-type="float">
            <text:p>5.09</text:p>
          </table:table-cell>
          <table:table-cell table:style-name="ce13" table:formula="of:=AVERAGE([.X18:.AB18])" office:value-type="float" office:value="3.08148148148148" calcext:value-type="float">
            <text:p>3.08</text:p>
          </table:table-cell>
          <table:table-cell table:style-name="ce15"/>
          <table:table-cell table:style-name="ce7" table:formula="of:=LOWER([.W18])&amp;&quot;:&quot;&amp;TEXT([.$AC18]; &quot;0.0&quot;)&amp;&quot;:&quot;&amp;TEXT([.$X18]; &quot;0.00&quot;)&amp;&quot;:&quot;&amp;TEXT([.$Y18]; &quot;0.00&quot;)&amp;&quot;:&quot;&amp;TEXT([.$Z18]; &quot;0.00&quot;)&amp;&quot;:&quot;&amp;TEXT([.$AA18]; &quot;0.00&quot;)&amp;&quot;:&quot;&amp;TEXT([.$AB18]; &quot;0.00&quot;)" office:value-type="string" office:string-value="y:15.4:0.22:0.80:1.05:0.11:13.23" calcext:value-type="string">
            <text:p>y:15.4:0.22:0.80:1.05:0.11:13.23</text:p>
          </table:table-cell>
          <table:table-cell/>
          <table:table-cell table:style-name="ce7" table:formula="of:=&quot;'&quot;&amp;LOWER([.W18])&amp;&quot;'&quot;&amp;&quot;: [&quot;&amp;TEXT([.$AC18]; &quot;0.0&quot;)&amp;&quot; , &quot;&amp;TEXT([.$X18]; &quot;0.00&quot;)&amp;&quot; , &quot;&amp;TEXT([.$Y18]; &quot;0.00&quot;)&amp;&quot; , &quot;&amp;TEXT([.$Z18]; &quot;0.00&quot;)&amp;&quot; , &quot;&amp;TEXT([.$AA18]; &quot;0.00&quot;)&amp;&quot; , &quot;&amp;TEXT([.$AB18]; &quot;0.00&quot;)&amp;&quot;],&quot;" office:value-type="string" office:string-value="'y': [15.4 , 0.22 , 0.80 , 1.05 , 0.11 , 13.23]," calcext:value-type="string">
            <text:p>'y': [15.4 , 0.22 , 0.80 , 1.05 , 0.11 , 13.23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377" calcext:value-type="float">
            <text:p>377</text:p>
          </table:table-cell>
          <table:table-cell table:style-name="ce5" table:formula="of:=[.D19]/[.$D$5]" office:value-type="float" office:value="13.962962962963" calcext:value-type="float">
            <text:p>14.0</text:p>
          </table:table-cell>
          <table:table-cell table:style-name="ce6"/>
          <table:table-cell table:style-name="ce7" table:formula="of:=[.C19]" office:value-type="string" office:string-value="H" calcext:value-type="string">
            <text:p>H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" calcext:value-type="float">
            <text:p>137</text:p>
          </table:table-cell>
          <table:table-cell table:style-name="ce10" table:formula="of:=SUM([.H19:.L19])" office:value-type="float" office:value="387" calcext:value-type="float">
            <text:p>387</text:p>
          </table:table-cell>
          <table:table-cell table:style-name="ce11"/>
          <table:table-cell table:style-name="ce7" table:formula="of:=[.C19]" office:value-type="string" office:string-value="H" calcext:value-type="string">
            <text:p>H</text:p>
          </table:table-cell>
          <table:table-cell table:style-name="ce12" table:formula="of:=[.H19]/[.$M19]" office:value-type="float" office:value="0.178294573643411" calcext:value-type="float">
            <text:p>0.178</text:p>
          </table:table-cell>
          <table:table-cell table:style-name="ce12" table:formula="of:=[.I19]/[.$M19]" office:value-type="float" office:value="0.372093023255814" calcext:value-type="float">
            <text:p>0.372</text:p>
          </table:table-cell>
          <table:table-cell table:style-name="ce12" table:formula="of:=[.J19]/[.$M19]" office:value-type="float" office:value="0.0232558139534884" calcext:value-type="float">
            <text:p>0.023</text:p>
          </table:table-cell>
          <table:table-cell table:style-name="ce12" table:formula="of:=[.K19]/[.$M19]" office:value-type="float" office:value="0.0723514211886305" calcext:value-type="float">
            <text:p>0.072</text:p>
          </table:table-cell>
          <table:table-cell table:style-name="ce12" table:formula="of:=[.L19]/[.$M19]" office:value-type="float" office:value="0.354005167958656" calcext:value-type="float">
            <text:p>0.354</text:p>
          </table:table-cell>
          <table:table-cell table:style-name="ce10" table:formula="of:=SUM([.P19:.T19])" office:value-type="float" office:value="1" calcext:value-type="float">
            <text:p>1</text:p>
          </table:table-cell>
          <table:table-cell/>
          <table:table-cell table:style-name="ce7" table:formula="of:=[.C19]" office:value-type="string" office:string-value="H" calcext:value-type="string">
            <text:p>H</text:p>
          </table:table-cell>
          <table:table-cell table:style-name="ce13" table:formula="of:=[.$E19]*[.P19]" office:value-type="float" office:value="2.48952052828022" calcext:value-type="float">
            <text:p>2.49</text:p>
          </table:table-cell>
          <table:table-cell table:style-name="ce13" table:formula="of:=[.$E19]*[.Q19]" office:value-type="float" office:value="5.19552110249785" calcext:value-type="float">
            <text:p>5.20</text:p>
          </table:table-cell>
          <table:table-cell table:style-name="ce13" table:formula="of:=[.$E19]*[.R19]" office:value-type="float" office:value="0.324720068906115" calcext:value-type="float">
            <text:p>0.32</text:p>
          </table:table-cell>
          <table:table-cell table:style-name="ce13" table:formula="of:=[.$E19]*[.S19]" office:value-type="float" office:value="1.01024021437458" calcext:value-type="float">
            <text:p>1.01</text:p>
          </table:table-cell>
          <table:table-cell table:style-name="ce13" table:formula="of:=[.$E19]*[.T19]" office:value-type="float" office:value="4.9429610489042" calcext:value-type="float">
            <text:p>4.94</text:p>
          </table:table-cell>
          <table:table-cell table:style-name="ce14" table:formula="of:=SUM([.X19:.AB19])" office:value-type="float" office:value="13.962962962963" calcext:value-type="float">
            <text:p>14.0</text:p>
          </table:table-cell>
          <table:table-cell table:style-name="ce15"/>
          <table:table-cell table:style-name="ce13" table:formula="of:=COM.MICROSOFT.VAR.P([.X19:.AB19])" office:value-type="float" office:value="3.95143547821762" calcext:value-type="float">
            <text:p>3.95</text:p>
          </table:table-cell>
          <table:table-cell table:style-name="ce13" table:formula="of:=COM.MICROSOFT.STDEV.P([.X19:.AB19])" office:value-type="float" office:value="1.98782179236913" calcext:value-type="float">
            <text:p>1.99</text:p>
          </table:table-cell>
          <table:table-cell table:style-name="ce13" table:formula="of:=AVERAGE([.X19:.AB19])" office:value-type="float" office:value="2.79259259259259" calcext:value-type="float">
            <text:p>2.79</text:p>
          </table:table-cell>
          <table:table-cell table:style-name="ce15"/>
          <table:table-cell table:style-name="ce7" table:formula="of:=LOWER([.W19])&amp;&quot;:&quot;&amp;TEXT([.$AC19]; &quot;0.0&quot;)&amp;&quot;:&quot;&amp;TEXT([.$X19]; &quot;0.00&quot;)&amp;&quot;:&quot;&amp;TEXT([.$Y19]; &quot;0.00&quot;)&amp;&quot;:&quot;&amp;TEXT([.$Z19]; &quot;0.00&quot;)&amp;&quot;:&quot;&amp;TEXT([.$AA19]; &quot;0.00&quot;)&amp;&quot;:&quot;&amp;TEXT([.$AB19]; &quot;0.00&quot;)" office:value-type="string" office:string-value="h:14.0:2.49:5.20:0.32:1.01:4.94" calcext:value-type="string">
            <text:p>h:14.0:2.49:5.20:0.32:1.01:4.94</text:p>
          </table:table-cell>
          <table:table-cell/>
          <table:table-cell table:style-name="ce7" table:formula="of:=&quot;'&quot;&amp;LOWER([.W19])&amp;&quot;'&quot;&amp;&quot;: [&quot;&amp;TEXT([.$AC19]; &quot;0.0&quot;)&amp;&quot; , &quot;&amp;TEXT([.$X19]; &quot;0.00&quot;)&amp;&quot; , &quot;&amp;TEXT([.$Y19]; &quot;0.00&quot;)&amp;&quot; , &quot;&amp;TEXT([.$Z19]; &quot;0.00&quot;)&amp;&quot; , &quot;&amp;TEXT([.$AA19]; &quot;0.00&quot;)&amp;&quot; , &quot;&amp;TEXT([.$AB19]; &quot;0.00&quot;)&amp;&quot;],&quot;" office:value-type="string" office:string-value="'h': [14.0 , 2.49 , 5.20 , 0.32 , 1.01 , 4.94]," calcext:value-type="string">
            <text:p>'h': [14.0 , 2.49 , 5.20 , 0.32 , 1.01 , 4.94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70" calcext:value-type="float">
            <text:p>370</text:p>
          </table:table-cell>
          <table:table-cell table:style-name="ce5" table:formula="of:=[.D20]/[.$D$5]" office:value-type="float" office:value="13.7037037037037" calcext:value-type="float">
            <text:p>13.7</text:p>
          </table:table-cell>
          <table:table-cell table:style-name="ce6"/>
          <table:table-cell table:style-name="ce7" table:formula="of:=[.C20]" office:value-type="string" office:string-value="D" calcext:value-type="string">
            <text:p>D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18" calcext:value-type="float">
            <text:p>118</text:p>
          </table:table-cell>
          <table:table-cell table:style-name="ce10" table:formula="of:=SUM([.H20:.L20])" office:value-type="float" office:value="393" calcext:value-type="float">
            <text:p>393</text:p>
          </table:table-cell>
          <table:table-cell table:style-name="ce11"/>
          <table:table-cell table:style-name="ce7" table:formula="of:=[.C20]" office:value-type="string" office:string-value="D" calcext:value-type="string">
            <text:p>D</text:p>
          </table:table-cell>
          <table:table-cell table:style-name="ce12" table:formula="of:=[.H20]/[.$M20]" office:value-type="float" office:value="0.282442748091603" calcext:value-type="float">
            <text:p>0.282</text:p>
          </table:table-cell>
          <table:table-cell table:style-name="ce12" table:formula="of:=[.I20]/[.$M20]" office:value-type="float" office:value="0.0508905852417303" calcext:value-type="float">
            <text:p>0.051</text:p>
          </table:table-cell>
          <table:table-cell table:style-name="ce12" table:formula="of:=[.J20]/[.$M20]" office:value-type="float" office:value="0.190839694656489" calcext:value-type="float">
            <text:p>0.191</text:p>
          </table:table-cell>
          <table:table-cell table:style-name="ce12" table:formula="of:=[.K20]/[.$M20]" office:value-type="float" office:value="0.175572519083969" calcext:value-type="float">
            <text:p>0.176</text:p>
          </table:table-cell>
          <table:table-cell table:style-name="ce12" table:formula="of:=[.L20]/[.$M20]" office:value-type="float" office:value="0.300254452926209" calcext:value-type="float">
            <text:p>0.300</text:p>
          </table:table-cell>
          <table:table-cell table:style-name="ce10" table:formula="of:=SUM([.P20:.T20])" office:value-type="float" office:value="1" calcext:value-type="float">
            <text:p>1</text:p>
          </table:table-cell>
          <table:table-cell/>
          <table:table-cell table:style-name="ce7" table:formula="of:=[.C20]" office:value-type="string" office:string-value="D" calcext:value-type="string">
            <text:p>D</text:p>
          </table:table-cell>
          <table:table-cell table:style-name="ce13" table:formula="of:=[.$E20]*[.P20]" office:value-type="float" office:value="3.87051173310715" calcext:value-type="float">
            <text:p>3.87</text:p>
          </table:table-cell>
          <table:table-cell table:style-name="ce13" table:formula="of:=[.$E20]*[.Q20]" office:value-type="float" office:value="0.697389501460748" calcext:value-type="float">
            <text:p>0.70</text:p>
          </table:table-cell>
          <table:table-cell table:style-name="ce13" table:formula="of:=[.$E20]*[.R20]" office:value-type="float" office:value="2.61521063047781" calcext:value-type="float">
            <text:p>2.62</text:p>
          </table:table-cell>
          <table:table-cell table:style-name="ce13" table:formula="of:=[.$E20]*[.S20]" office:value-type="float" office:value="2.40599378003958" calcext:value-type="float">
            <text:p>2.41</text:p>
          </table:table-cell>
          <table:table-cell table:style-name="ce13" table:formula="of:=[.$E20]*[.T20]" office:value-type="float" office:value="4.11459805861842" calcext:value-type="float">
            <text:p>4.11</text:p>
          </table:table-cell>
          <table:table-cell table:style-name="ce14" table:formula="of:=SUM([.X20:.AB20])" office:value-type="float" office:value="13.7037037037037" calcext:value-type="float">
            <text:p>13.7</text:p>
          </table:table-cell>
          <table:table-cell table:style-name="ce15"/>
          <table:table-cell table:style-name="ce13" table:formula="of:=COM.MICROSOFT.VAR.P([.X20:.AB20])" office:value-type="float" office:value="1.4933928096854" calcext:value-type="float">
            <text:p>1.49</text:p>
          </table:table-cell>
          <table:table-cell table:style-name="ce13" table:formula="of:=COM.MICROSOFT.STDEV.P([.X20:.AB20])" office:value-type="float" office:value="1.22204452033688" calcext:value-type="float">
            <text:p>1.22</text:p>
          </table:table-cell>
          <table:table-cell table:style-name="ce13" table:formula="of:=AVERAGE([.X20:.AB20])" office:value-type="float" office:value="2.74074074074074" calcext:value-type="float">
            <text:p>2.74</text:p>
          </table:table-cell>
          <table:table-cell table:style-name="ce15"/>
          <table:table-cell table:style-name="ce7" table:formula="of:=LOWER([.W20])&amp;&quot;:&quot;&amp;TEXT([.$AC20]; &quot;0.0&quot;)&amp;&quot;:&quot;&amp;TEXT([.$X20]; &quot;0.00&quot;)&amp;&quot;:&quot;&amp;TEXT([.$Y20]; &quot;0.00&quot;)&amp;&quot;:&quot;&amp;TEXT([.$Z20]; &quot;0.00&quot;)&amp;&quot;:&quot;&amp;TEXT([.$AA20]; &quot;0.00&quot;)&amp;&quot;:&quot;&amp;TEXT([.$AB20]; &quot;0.00&quot;)" office:value-type="string" office:string-value="d:13.7:3.87:0.70:2.62:2.41:4.11" calcext:value-type="string">
            <text:p>d:13.7:3.87:0.70:2.62:2.41:4.11</text:p>
          </table:table-cell>
          <table:table-cell/>
          <table:table-cell table:style-name="ce7" table:formula="of:=&quot;'&quot;&amp;LOWER([.W20])&amp;&quot;'&quot;&amp;&quot;: [&quot;&amp;TEXT([.$AC20]; &quot;0.0&quot;)&amp;&quot; , &quot;&amp;TEXT([.$X20]; &quot;0.00&quot;)&amp;&quot; , &quot;&amp;TEXT([.$Y20]; &quot;0.00&quot;)&amp;&quot; , &quot;&amp;TEXT([.$Z20]; &quot;0.00&quot;)&amp;&quot; , &quot;&amp;TEXT([.$AA20]; &quot;0.00&quot;)&amp;&quot; , &quot;&amp;TEXT([.$AB20]; &quot;0.00&quot;)&amp;&quot;],&quot;" office:value-type="string" office:string-value="'d': [13.7 , 3.87 , 0.70 , 2.62 , 2.41 , 4.11]," calcext:value-type="string">
            <text:p>'d': [13.7 , 3.87 , 0.70 , 2.62 , 2.41 , 4.11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345" calcext:value-type="float">
            <text:p>345</text:p>
          </table:table-cell>
          <table:table-cell table:style-name="ce5" table:formula="of:=[.D21]/[.$D$5]" office:value-type="float" office:value="12.7777777777778" calcext:value-type="float">
            <text:p>12.8</text:p>
          </table:table-cell>
          <table:table-cell table:style-name="ce6"/>
          <table:table-cell table:style-name="ce7" table:formula="of:=[.C21]" office:value-type="string" office:string-value="P" calcext:value-type="string">
            <text:p>P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6" calcext:value-type="float">
            <text:p>56</text:p>
          </table:table-cell>
          <table:table-cell table:style-name="ce10" table:formula="of:=SUM([.H21:.L21])" office:value-type="float" office:value="365" calcext:value-type="float">
            <text:p>365</text:p>
          </table:table-cell>
          <table:table-cell table:style-name="ce11"/>
          <table:table-cell table:style-name="ce7" table:formula="of:=[.C21]" office:value-type="string" office:string-value="P" calcext:value-type="string">
            <text:p>P</text:p>
          </table:table-cell>
          <table:table-cell table:style-name="ce12" table:formula="of:=[.H21]/[.$M21]" office:value-type="float" office:value="0.386301369863014" calcext:value-type="float">
            <text:p>0.386</text:p>
          </table:table-cell>
          <table:table-cell table:style-name="ce12" table:formula="of:=[.I21]/[.$M21]" office:value-type="float" office:value="0.167123287671233" calcext:value-type="float">
            <text:p>0.167</text:p>
          </table:table-cell>
          <table:table-cell table:style-name="ce12" table:formula="of:=[.J21]/[.$M21]" office:value-type="float" office:value="0.156164383561644" calcext:value-type="float">
            <text:p>0.156</text:p>
          </table:table-cell>
          <table:table-cell table:style-name="ce12" table:formula="of:=[.K21]/[.$M21]" office:value-type="float" office:value="0.136986301369863" calcext:value-type="float">
            <text:p>0.137</text:p>
          </table:table-cell>
          <table:table-cell table:style-name="ce12" table:formula="of:=[.L21]/[.$M21]" office:value-type="float" office:value="0.153424657534247" calcext:value-type="float">
            <text:p>0.153</text:p>
          </table:table-cell>
          <table:table-cell table:style-name="ce10" table:formula="of:=SUM([.P21:.T21])" office:value-type="float" office:value="1" calcext:value-type="float">
            <text:p>1</text:p>
          </table:table-cell>
          <table:table-cell/>
          <table:table-cell table:style-name="ce7" table:formula="of:=[.C21]" office:value-type="string" office:string-value="P" calcext:value-type="string">
            <text:p>P</text:p>
          </table:table-cell>
          <table:table-cell table:style-name="ce13" table:formula="of:=[.$E21]*[.P21]" office:value-type="float" office:value="4.93607305936073" calcext:value-type="float">
            <text:p>4.94</text:p>
          </table:table-cell>
          <table:table-cell table:style-name="ce13" table:formula="of:=[.$E21]*[.Q21]" office:value-type="float" office:value="2.13546423135464" calcext:value-type="float">
            <text:p>2.14</text:p>
          </table:table-cell>
          <table:table-cell table:style-name="ce13" table:formula="of:=[.$E21]*[.R21]" office:value-type="float" office:value="1.99543378995434" calcext:value-type="float">
            <text:p>2.00</text:p>
          </table:table-cell>
          <table:table-cell table:style-name="ce13" table:formula="of:=[.$E21]*[.S21]" office:value-type="float" office:value="1.75038051750381" calcext:value-type="float">
            <text:p>1.75</text:p>
          </table:table-cell>
          <table:table-cell table:style-name="ce13" table:formula="of:=[.$E21]*[.T21]" office:value-type="float" office:value="1.96042617960426" calcext:value-type="float">
            <text:p>1.96</text:p>
          </table:table-cell>
          <table:table-cell table:style-name="ce14" table:formula="of:=SUM([.X21:.AB21])" office:value-type="float" office:value="12.7777777777778" calcext:value-type="float">
            <text:p>12.8</text:p>
          </table:table-cell>
          <table:table-cell table:style-name="ce15"/>
          <table:table-cell table:style-name="ce13" table:formula="of:=COM.MICROSOFT.VAR.P([.X21:.AB21])" office:value-type="float" office:value="1.43191250298275" calcext:value-type="float">
            <text:p>1.43</text:p>
          </table:table-cell>
          <table:table-cell table:style-name="ce13" table:formula="of:=COM.MICROSOFT.STDEV.P([.X21:.AB21])" office:value-type="float" office:value="1.19662546478953" calcext:value-type="float">
            <text:p>1.20</text:p>
          </table:table-cell>
          <table:table-cell table:style-name="ce13" table:formula="of:=AVERAGE([.X21:.AB21])" office:value-type="float" office:value="2.55555555555556" calcext:value-type="float">
            <text:p>2.56</text:p>
          </table:table-cell>
          <table:table-cell table:style-name="ce15"/>
          <table:table-cell table:style-name="ce7" table:formula="of:=LOWER([.W21])&amp;&quot;:&quot;&amp;TEXT([.$AC21]; &quot;0.0&quot;)&amp;&quot;:&quot;&amp;TEXT([.$X21]; &quot;0.00&quot;)&amp;&quot;:&quot;&amp;TEXT([.$Y21]; &quot;0.00&quot;)&amp;&quot;:&quot;&amp;TEXT([.$Z21]; &quot;0.00&quot;)&amp;&quot;:&quot;&amp;TEXT([.$AA21]; &quot;0.00&quot;)&amp;&quot;:&quot;&amp;TEXT([.$AB21]; &quot;0.00&quot;)" office:value-type="string" office:string-value="p:12.8:4.94:2.14:2.00:1.75:1.96" calcext:value-type="string">
            <text:p>p:12.8:4.94:2.14:2.00:1.75:1.96</text:p>
          </table:table-cell>
          <table:table-cell/>
          <table:table-cell table:style-name="ce7" table:formula="of:=&quot;'&quot;&amp;LOWER([.W21])&amp;&quot;'&quot;&amp;&quot;: [&quot;&amp;TEXT([.$AC21]; &quot;0.0&quot;)&amp;&quot; , &quot;&amp;TEXT([.$X21]; &quot;0.00&quot;)&amp;&quot; , &quot;&amp;TEXT([.$Y21]; &quot;0.00&quot;)&amp;&quot; , &quot;&amp;TEXT([.$Z21]; &quot;0.00&quot;)&amp;&quot; , &quot;&amp;TEXT([.$AA21]; &quot;0.00&quot;)&amp;&quot; , &quot;&amp;TEXT([.$AB21]; &quot;0.00&quot;)&amp;&quot;],&quot;" office:value-type="string" office:string-value="'p': [12.8 , 4.94 , 2.14 , 2.00 , 1.75 , 1.96]," calcext:value-type="string">
            <text:p>'p': [12.8 , 4.94 , 2.14 , 2.00 , 1.75 , 1.96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formula="of:=[.D22]/[.$D$5]" office:value-type="float" office:value="11.0740740740741" calcext:value-type="float">
            <text:p>11.1</text:p>
          </table:table-cell>
          <table:table-cell table:style-name="ce6"/>
          <table:table-cell table:style-name="ce7" table:formula="of:=[.C22]" office:value-type="string" office:string-value="G" calcext:value-type="string">
            <text:p>G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1" calcext:value-type="float">
            <text:p>41</text:p>
          </table:table-cell>
          <table:table-cell table:style-name="ce10" table:formula="of:=SUM([.H22:.L22])" office:value-type="float" office:value="310" calcext:value-type="float">
            <text:p>310</text:p>
          </table:table-cell>
          <table:table-cell table:style-name="ce11"/>
          <table:table-cell table:style-name="ce7" table:formula="of:=[.C22]" office:value-type="string" office:string-value="G" calcext:value-type="string">
            <text:p>G</text:p>
          </table:table-cell>
          <table:table-cell table:style-name="ce12" table:formula="of:=[.H22]/[.$M22]" office:value-type="float" office:value="0.370967741935484" calcext:value-type="float">
            <text:p>0.371</text:p>
          </table:table-cell>
          <table:table-cell table:style-name="ce12" table:formula="of:=[.I22]/[.$M22]" office:value-type="float" office:value="0.0354838709677419" calcext:value-type="float">
            <text:p>0.035</text:p>
          </table:table-cell>
          <table:table-cell table:style-name="ce12" table:formula="of:=[.J22]/[.$M22]" office:value-type="float" office:value="0.216129032258065" calcext:value-type="float">
            <text:p>0.216</text:p>
          </table:table-cell>
          <table:table-cell table:style-name="ce12" table:formula="of:=[.K22]/[.$M22]" office:value-type="float" office:value="0.245161290322581" calcext:value-type="float">
            <text:p>0.245</text:p>
          </table:table-cell>
          <table:table-cell table:style-name="ce12" table:formula="of:=[.L22]/[.$M22]" office:value-type="float" office:value="0.132258064516129" calcext:value-type="float">
            <text:p>0.132</text:p>
          </table:table-cell>
          <table:table-cell table:style-name="ce10" table:formula="of:=SUM([.P22:.T22])" office:value-type="float" office:value="1" calcext:value-type="float">
            <text:p>1</text:p>
          </table:table-cell>
          <table:table-cell/>
          <table:table-cell table:style-name="ce7" table:formula="of:=[.C22]" office:value-type="string" office:string-value="G" calcext:value-type="string">
            <text:p>G</text:p>
          </table:table-cell>
          <table:table-cell table:style-name="ce13" table:formula="of:=[.$E22]*[.P22]" office:value-type="float" office:value="4.10812425328554" calcext:value-type="float">
            <text:p>4.11</text:p>
          </table:table-cell>
          <table:table-cell table:style-name="ce13" table:formula="of:=[.$E22]*[.Q22]" office:value-type="float" office:value="0.392951015531661" calcext:value-type="float">
            <text:p>0.39</text:p>
          </table:table-cell>
          <table:table-cell table:style-name="ce13" table:formula="of:=[.$E22]*[.R22]" office:value-type="float" office:value="2.39342891278375" calcext:value-type="float">
            <text:p>2.39</text:p>
          </table:table-cell>
          <table:table-cell table:style-name="ce13" table:formula="of:=[.$E22]*[.S22]" office:value-type="float" office:value="2.71493428912784" calcext:value-type="float">
            <text:p>2.71</text:p>
          </table:table-cell>
          <table:table-cell table:style-name="ce13" table:formula="of:=[.$E22]*[.T22]" office:value-type="float" office:value="1.46463560334528" calcext:value-type="float">
            <text:p>1.46</text:p>
          </table:table-cell>
          <table:table-cell table:style-name="ce14" table:formula="of:=SUM([.X22:.AB22])" office:value-type="float" office:value="11.0740740740741" calcext:value-type="float">
            <text:p>11.1</text:p>
          </table:table-cell>
          <table:table-cell table:style-name="ce15"/>
          <table:table-cell table:style-name="ce13" table:formula="of:=COM.MICROSOFT.VAR.P([.X22:.AB22])" office:value-type="float" office:value="1.54971993336845" calcext:value-type="float">
            <text:p>1.55</text:p>
          </table:table-cell>
          <table:table-cell table:style-name="ce13" table:formula="of:=COM.MICROSOFT.STDEV.P([.X22:.AB22])" office:value-type="float" office:value="1.24487747725166" calcext:value-type="float">
            <text:p>1.24</text:p>
          </table:table-cell>
          <table:table-cell table:style-name="ce13" table:formula="of:=AVERAGE([.X22:.AB22])" office:value-type="float" office:value="2.21481481481482" calcext:value-type="float">
            <text:p>2.21</text:p>
          </table:table-cell>
          <table:table-cell table:style-name="ce15"/>
          <table:table-cell table:style-name="ce7" table:formula="of:=LOWER([.W22])&amp;&quot;:&quot;&amp;TEXT([.$AC22]; &quot;0.0&quot;)&amp;&quot;:&quot;&amp;TEXT([.$X22]; &quot;0.00&quot;)&amp;&quot;:&quot;&amp;TEXT([.$Y22]; &quot;0.00&quot;)&amp;&quot;:&quot;&amp;TEXT([.$Z22]; &quot;0.00&quot;)&amp;&quot;:&quot;&amp;TEXT([.$AA22]; &quot;0.00&quot;)&amp;&quot;:&quot;&amp;TEXT([.$AB22]; &quot;0.00&quot;)" office:value-type="string" office:string-value="g:11.1:4.11:0.39:2.39:2.71:1.46" calcext:value-type="string">
            <text:p>g:11.1:4.11:0.39:2.39:2.71:1.46</text:p>
          </table:table-cell>
          <table:table-cell/>
          <table:table-cell table:style-name="ce7" table:formula="of:=&quot;'&quot;&amp;LOWER([.W22])&amp;&quot;'&quot;&amp;&quot;: [&quot;&amp;TEXT([.$AC22]; &quot;0.0&quot;)&amp;&quot; , &quot;&amp;TEXT([.$X22]; &quot;0.00&quot;)&amp;&quot; , &quot;&amp;TEXT([.$Y22]; &quot;0.00&quot;)&amp;&quot; , &quot;&amp;TEXT([.$Z22]; &quot;0.00&quot;)&amp;&quot; , &quot;&amp;TEXT([.$AA22]; &quot;0.00&quot;)&amp;&quot; , &quot;&amp;TEXT([.$AB22]; &quot;0.00&quot;)&amp;&quot;],&quot;" office:value-type="string" office:string-value="'g': [11.1 , 4.11 , 0.39 , 2.39 , 2.71 , 1.46]," calcext:value-type="string">
            <text:p>'g': [11.1 , 4.11 , 0.39 , 2.39 , 2.71 , 1.46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298" calcext:value-type="float">
            <text:p>298</text:p>
          </table:table-cell>
          <table:table-cell table:style-name="ce5" table:formula="of:=[.D23]/[.$D$5]" office:value-type="float" office:value="11.037037037037" calcext:value-type="float">
            <text:p>11.0</text:p>
          </table:table-cell>
          <table:table-cell table:style-name="ce6"/>
          <table:table-cell table:style-name="ce7" table:formula="of:=[.C23]" office:value-type="string" office:string-value="M" calcext:value-type="string">
            <text:p>M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42" calcext:value-type="float">
            <text:p>42</text:p>
          </table:table-cell>
          <table:table-cell table:style-name="ce10" table:formula="of:=SUM([.H23:.L23])" office:value-type="float" office:value="316" calcext:value-type="float">
            <text:p>316</text:p>
          </table:table-cell>
          <table:table-cell table:style-name="ce11"/>
          <table:table-cell table:style-name="ce7" table:formula="of:=[.C23]" office:value-type="string" office:string-value="M" calcext:value-type="string">
            <text:p>M</text:p>
          </table:table-cell>
          <table:table-cell table:style-name="ce12" table:formula="of:=[.H23]/[.$M23]" office:value-type="float" office:value="0.338607594936709" calcext:value-type="float">
            <text:p>0.339</text:p>
          </table:table-cell>
          <table:table-cell table:style-name="ce12" table:formula="of:=[.I23]/[.$M23]" office:value-type="float" office:value="0.120253164556962" calcext:value-type="float">
            <text:p>0.120</text:p>
          </table:table-cell>
          <table:table-cell table:style-name="ce12" table:formula="of:=[.J23]/[.$M23]" office:value-type="float" office:value="0.193037974683544" calcext:value-type="float">
            <text:p>0.193</text:p>
          </table:table-cell>
          <table:table-cell table:style-name="ce12" table:formula="of:=[.K23]/[.$M23]" office:value-type="float" office:value="0.215189873417722" calcext:value-type="float">
            <text:p>0.215</text:p>
          </table:table-cell>
          <table:table-cell table:style-name="ce12" table:formula="of:=[.L23]/[.$M23]" office:value-type="float" office:value="0.132911392405063" calcext:value-type="float">
            <text:p>0.133</text:p>
          </table:table-cell>
          <table:table-cell table:style-name="ce10" table:formula="of:=SUM([.P23:.T23])" office:value-type="float" office:value="1" calcext:value-type="float">
            <text:p>1</text:p>
          </table:table-cell>
          <table:table-cell/>
          <table:table-cell table:style-name="ce7" table:formula="of:=[.C23]" office:value-type="string" office:string-value="M" calcext:value-type="string">
            <text:p>M</text:p>
          </table:table-cell>
          <table:table-cell table:style-name="ce13" table:formula="of:=[.$E23]*[.P23]" office:value-type="float" office:value="3.73722456633849" calcext:value-type="float">
            <text:p>3.74</text:p>
          </table:table-cell>
          <table:table-cell table:style-name="ce13" table:formula="of:=[.$E23]*[.Q23]" office:value-type="float" office:value="1.3272386310361" calcext:value-type="float">
            <text:p>1.33</text:p>
          </table:table-cell>
          <table:table-cell table:style-name="ce13" table:formula="of:=[.$E23]*[.R23]" office:value-type="float" office:value="2.1305672761369" calcext:value-type="float">
            <text:p>2.13</text:p>
          </table:table-cell>
          <table:table-cell table:style-name="ce13" table:formula="of:=[.$E23]*[.S23]" office:value-type="float" office:value="2.3750586029067" calcext:value-type="float">
            <text:p>2.38</text:p>
          </table:table-cell>
          <table:table-cell table:style-name="ce13" table:formula="of:=[.$E23]*[.T23]" office:value-type="float" office:value="1.46694796061885" calcext:value-type="float">
            <text:p>1.47</text:p>
          </table:table-cell>
          <table:table-cell table:style-name="ce14" table:formula="of:=SUM([.X23:.AB23])" office:value-type="float" office:value="11.037037037037" calcext:value-type="float">
            <text:p>11.0</text:p>
          </table:table-cell>
          <table:table-cell table:style-name="ce15"/>
          <table:table-cell table:style-name="ce13" table:formula="of:=COM.MICROSOFT.VAR.P([.X23:.AB23])" office:value-type="float" office:value="0.739465827224674" calcext:value-type="float">
            <text:p>0.74</text:p>
          </table:table-cell>
          <table:table-cell table:style-name="ce13" table:formula="of:=COM.MICROSOFT.STDEV.P([.X23:.AB23])" office:value-type="float" office:value="0.859921989034281" calcext:value-type="float">
            <text:p>0.86</text:p>
          </table:table-cell>
          <table:table-cell table:style-name="ce13" table:formula="of:=AVERAGE([.X23:.AB23])" office:value-type="float" office:value="2.20740740740741" calcext:value-type="float">
            <text:p>2.21</text:p>
          </table:table-cell>
          <table:table-cell table:style-name="ce15"/>
          <table:table-cell table:style-name="ce7" table:formula="of:=LOWER([.W23])&amp;&quot;:&quot;&amp;TEXT([.$AC23]; &quot;0.0&quot;)&amp;&quot;:&quot;&amp;TEXT([.$X23]; &quot;0.00&quot;)&amp;&quot;:&quot;&amp;TEXT([.$Y23]; &quot;0.00&quot;)&amp;&quot;:&quot;&amp;TEXT([.$Z23]; &quot;0.00&quot;)&amp;&quot;:&quot;&amp;TEXT([.$AA23]; &quot;0.00&quot;)&amp;&quot;:&quot;&amp;TEXT([.$AB23]; &quot;0.00&quot;)" office:value-type="string" office:string-value="m:11.0:3.74:1.33:2.13:2.38:1.47" calcext:value-type="string">
            <text:p>m:11.0:3.74:1.33:2.13:2.38:1.47</text:p>
          </table:table-cell>
          <table:table-cell/>
          <table:table-cell table:style-name="ce7" table:formula="of:=&quot;'&quot;&amp;LOWER([.W23])&amp;&quot;'&quot;&amp;&quot;: [&quot;&amp;TEXT([.$AC23]; &quot;0.0&quot;)&amp;&quot; , &quot;&amp;TEXT([.$X23]; &quot;0.00&quot;)&amp;&quot; , &quot;&amp;TEXT([.$Y23]; &quot;0.00&quot;)&amp;&quot; , &quot;&amp;TEXT([.$Z23]; &quot;0.00&quot;)&amp;&quot; , &quot;&amp;TEXT([.$AA23]; &quot;0.00&quot;)&amp;&quot; , &quot;&amp;TEXT([.$AB23]; &quot;0.00&quot;)&amp;&quot;],&quot;" office:value-type="string" office:string-value="'m': [11.0 , 3.74 , 1.33 , 2.13 , 2.38 , 1.47]," calcext:value-type="string">
            <text:p>'m': [11.0 , 3.74 , 1.33 , 2.13 , 2.38 , 1.47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266" calcext:value-type="float">
            <text:p>266</text:p>
          </table:table-cell>
          <table:table-cell table:style-name="ce5" table:formula="of:=[.D24]/[.$D$5]" office:value-type="float" office:value="9.85185185185185" calcext:value-type="float">
            <text:p>9.9</text:p>
          </table:table-cell>
          <table:table-cell table:style-name="ce6"/>
          <table:table-cell table:style-name="ce7" table:formula="of:=[.C24]" office:value-type="string" office:string-value="B" calcext:value-type="string">
            <text:p>B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SUM([.H24:.L24])" office:value-type="float" office:value="278" calcext:value-type="float">
            <text:p>278</text:p>
          </table:table-cell>
          <table:table-cell table:style-name="ce11"/>
          <table:table-cell table:style-name="ce7" table:formula="of:=[.C24]" office:value-type="string" office:string-value="B" calcext:value-type="string">
            <text:p>B</text:p>
          </table:table-cell>
          <table:table-cell table:style-name="ce12" table:formula="of:=[.H24]/[.$M24]" office:value-type="float" office:value="0.622302158273381" calcext:value-type="float">
            <text:p>0.622</text:p>
          </table:table-cell>
          <table:table-cell table:style-name="ce12" table:formula="of:=[.I24]/[.$M24]" office:value-type="float" office:value="0.0575539568345324" calcext:value-type="float">
            <text:p>0.058</text:p>
          </table:table-cell>
          <table:table-cell table:style-name="ce12" table:formula="of:=[.J24]/[.$M24]" office:value-type="float" office:value="0.194244604316547" calcext:value-type="float">
            <text:p>0.194</text:p>
          </table:table-cell>
          <table:table-cell table:style-name="ce12" table:formula="of:=[.K24]/[.$M24]" office:value-type="float" office:value="0.0863309352517986" calcext:value-type="float">
            <text:p>0.086</text:p>
          </table:table-cell>
          <table:table-cell table:style-name="ce12" table:formula="of:=[.L24]/[.$M24]" office:value-type="float" office:value="0.039568345323741" calcext:value-type="float">
            <text:p>0.040</text:p>
          </table:table-cell>
          <table:table-cell table:style-name="ce10" table:formula="of:=SUM([.P24:.T24])" office:value-type="float" office:value="1" calcext:value-type="float">
            <text:p>1</text:p>
          </table:table-cell>
          <table:table-cell/>
          <table:table-cell table:style-name="ce7" table:formula="of:=[.C24]" office:value-type="string" office:string-value="B" calcext:value-type="string">
            <text:p>B</text:p>
          </table:table-cell>
          <table:table-cell table:style-name="ce13" table:formula="of:=[.$E24]*[.P24]" office:value-type="float" office:value="6.13082867039702" calcext:value-type="float">
            <text:p>6.13</text:p>
          </table:table-cell>
          <table:table-cell table:style-name="ce13" table:formula="of:=[.$E24]*[.Q24]" office:value-type="float" office:value="0.567013056221689" calcext:value-type="float">
            <text:p>0.57</text:p>
          </table:table-cell>
          <table:table-cell table:style-name="ce13" table:formula="of:=[.$E24]*[.R24]" office:value-type="float" office:value="1.9136690647482" calcext:value-type="float">
            <text:p>1.91</text:p>
          </table:table-cell>
          <table:table-cell table:style-name="ce13" table:formula="of:=[.$E24]*[.S24]" office:value-type="float" office:value="0.850519584332534" calcext:value-type="float">
            <text:p>0.85</text:p>
          </table:table-cell>
          <table:table-cell table:style-name="ce13" table:formula="of:=[.$E24]*[.T24]" office:value-type="float" office:value="0.389821476152411" calcext:value-type="float">
            <text:p>0.39</text:p>
          </table:table-cell>
          <table:table-cell table:style-name="ce14" table:formula="of:=SUM([.X24:.AB24])" office:value-type="float" office:value="9.85185185185185" calcext:value-type="float">
            <text:p>9.9</text:p>
          </table:table-cell>
          <table:table-cell table:style-name="ce15"/>
          <table:table-cell table:style-name="ce13" table:formula="of:=COM.MICROSOFT.VAR.P([.X24:.AB24])" office:value-type="float" office:value="4.60684812909953" calcext:value-type="float">
            <text:p>4.61</text:p>
          </table:table-cell>
          <table:table-cell table:style-name="ce13" table:formula="of:=COM.MICROSOFT.STDEV.P([.X24:.AB24])" office:value-type="float" office:value="2.146356943544" calcext:value-type="float">
            <text:p>2.15</text:p>
          </table:table-cell>
          <table:table-cell table:style-name="ce13" table:formula="of:=AVERAGE([.X24:.AB24])" office:value-type="float" office:value="1.97037037037037" calcext:value-type="float">
            <text:p>1.97</text:p>
          </table:table-cell>
          <table:table-cell table:style-name="ce15"/>
          <table:table-cell table:style-name="ce7" table:formula="of:=LOWER([.W24])&amp;&quot;:&quot;&amp;TEXT([.$AC24]; &quot;0.0&quot;)&amp;&quot;:&quot;&amp;TEXT([.$X24]; &quot;0.00&quot;)&amp;&quot;:&quot;&amp;TEXT([.$Y24]; &quot;0.00&quot;)&amp;&quot;:&quot;&amp;TEXT([.$Z24]; &quot;0.00&quot;)&amp;&quot;:&quot;&amp;TEXT([.$AA24]; &quot;0.00&quot;)&amp;&quot;:&quot;&amp;TEXT([.$AB24]; &quot;0.00&quot;)" office:value-type="string" office:string-value="b:9.9:6.13:0.57:1.91:0.85:0.39" calcext:value-type="string">
            <text:p>b:9.9:6.13:0.57:1.91:0.85:0.39</text:p>
          </table:table-cell>
          <table:table-cell/>
          <table:table-cell table:style-name="ce7" table:formula="of:=&quot;'&quot;&amp;LOWER([.W24])&amp;&quot;'&quot;&amp;&quot;: [&quot;&amp;TEXT([.$AC24]; &quot;0.0&quot;)&amp;&quot; , &quot;&amp;TEXT([.$X24]; &quot;0.00&quot;)&amp;&quot; , &quot;&amp;TEXT([.$Y24]; &quot;0.00&quot;)&amp;&quot; , &quot;&amp;TEXT([.$Z24]; &quot;0.00&quot;)&amp;&quot; , &quot;&amp;TEXT([.$AA24]; &quot;0.00&quot;)&amp;&quot; , &quot;&amp;TEXT([.$AB24]; &quot;0.00&quot;)&amp;&quot;],&quot;" office:value-type="string" office:string-value="'b': [9.9 , 6.13 , 0.57 , 1.91 , 0.85 , 0.39]," calcext:value-type="string">
            <text:p>'b': [9.9 , 6.13 , 0.57 , 1.91 , 0.85 , 0.39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06" calcext:value-type="float">
            <text:p>206</text:p>
          </table:table-cell>
          <table:table-cell table:style-name="ce5" table:formula="of:=[.D25]/[.$D$5]" office:value-type="float" office:value="7.62962962962963" calcext:value-type="float">
            <text:p>7.6</text:p>
          </table:table-cell>
          <table:table-cell table:style-name="ce6"/>
          <table:table-cell table:style-name="ce7" table:formula="of:=[.C25]" office:value-type="string" office:string-value="F" calcext:value-type="string">
            <text:p>F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6" calcext:value-type="float">
            <text:p>26</text:p>
          </table:table-cell>
          <table:table-cell table:style-name="ce10" table:formula="of:=SUM([.H25:.L25])" office:value-type="float" office:value="229" calcext:value-type="float">
            <text:p>229</text:p>
          </table:table-cell>
          <table:table-cell table:style-name="ce11"/>
          <table:table-cell table:style-name="ce7" table:formula="of:=[.C25]" office:value-type="string" office:string-value="F" calcext:value-type="string">
            <text:p>F</text:p>
          </table:table-cell>
          <table:table-cell table:style-name="ce12" table:formula="of:=[.H25]/[.$M25]" office:value-type="float" office:value="0.589519650655022" calcext:value-type="float">
            <text:p>0.590</text:p>
          </table:table-cell>
          <table:table-cell table:style-name="ce12" table:formula="of:=[.I25]/[.$M25]" office:value-type="float" office:value="0.0349344978165939" calcext:value-type="float">
            <text:p>0.035</text:p>
          </table:table-cell>
          <table:table-cell table:style-name="ce12" table:formula="of:=[.J25]/[.$M25]" office:value-type="float" office:value="0.109170305676856" calcext:value-type="float">
            <text:p>0.109</text:p>
          </table:table-cell>
          <table:table-cell table:style-name="ce12" table:formula="of:=[.K25]/[.$M25]" office:value-type="float" office:value="0.152838427947598" calcext:value-type="float">
            <text:p>0.153</text:p>
          </table:table-cell>
          <table:table-cell table:style-name="ce12" table:formula="of:=[.L25]/[.$M25]" office:value-type="float" office:value="0.11353711790393" calcext:value-type="float">
            <text:p>0.114</text:p>
          </table:table-cell>
          <table:table-cell table:style-name="ce10" table:formula="of:=SUM([.P25:.T25])" office:value-type="float" office:value="1" calcext:value-type="float">
            <text:p>1</text:p>
          </table:table-cell>
          <table:table-cell/>
          <table:table-cell table:style-name="ce7" table:formula="of:=[.C25]" office:value-type="string" office:string-value="F" calcext:value-type="string">
            <text:p>F</text:p>
          </table:table-cell>
          <table:table-cell table:style-name="ce13" table:formula="of:=[.$E25]*[.P25]" office:value-type="float" office:value="4.49781659388646" calcext:value-type="float">
            <text:p>4.50</text:p>
          </table:table-cell>
          <table:table-cell table:style-name="ce13" table:formula="of:=[.$E25]*[.Q25]" office:value-type="float" office:value="0.266537279637716" calcext:value-type="float">
            <text:p>0.27</text:p>
          </table:table-cell>
          <table:table-cell table:style-name="ce13" table:formula="of:=[.$E25]*[.R25]" office:value-type="float" office:value="0.832928998867864" calcext:value-type="float">
            <text:p>0.83</text:p>
          </table:table-cell>
          <table:table-cell table:style-name="ce13" table:formula="of:=[.$E25]*[.S25]" office:value-type="float" office:value="1.16610059841501" calcext:value-type="float">
            <text:p>1.17</text:p>
          </table:table-cell>
          <table:table-cell table:style-name="ce13" table:formula="of:=[.$E25]*[.T25]" office:value-type="float" office:value="0.866246158822578" calcext:value-type="float">
            <text:p>0.87</text:p>
          </table:table-cell>
          <table:table-cell table:style-name="ce14" table:formula="of:=SUM([.X25:.AB25])" office:value-type="float" office:value="7.62962962962963" calcext:value-type="float">
            <text:p>7.6</text:p>
          </table:table-cell>
          <table:table-cell table:style-name="ce15"/>
          <table:table-cell table:style-name="ce13" table:formula="of:=COM.MICROSOFT.VAR.P([.X25:.AB25])" office:value-type="float" office:value="2.29261806141327" calcext:value-type="float">
            <text:p>2.29</text:p>
          </table:table-cell>
          <table:table-cell table:style-name="ce13" table:formula="of:=COM.MICROSOFT.STDEV.P([.X25:.AB25])" office:value-type="float" office:value="1.5141393797842" calcext:value-type="float">
            <text:p>1.51</text:p>
          </table:table-cell>
          <table:table-cell table:style-name="ce13" table:formula="of:=AVERAGE([.X25:.AB25])" office:value-type="float" office:value="1.52592592592593" calcext:value-type="float">
            <text:p>1.53</text:p>
          </table:table-cell>
          <table:table-cell table:style-name="ce15"/>
          <table:table-cell table:style-name="ce7" table:formula="of:=LOWER([.W25])&amp;&quot;:&quot;&amp;TEXT([.$AC25]; &quot;0.0&quot;)&amp;&quot;:&quot;&amp;TEXT([.$X25]; &quot;0.00&quot;)&amp;&quot;:&quot;&amp;TEXT([.$Y25]; &quot;0.00&quot;)&amp;&quot;:&quot;&amp;TEXT([.$Z25]; &quot;0.00&quot;)&amp;&quot;:&quot;&amp;TEXT([.$AA25]; &quot;0.00&quot;)&amp;&quot;:&quot;&amp;TEXT([.$AB25]; &quot;0.00&quot;)" office:value-type="string" office:string-value="f:7.6:4.50:0.27:0.83:1.17:0.87" calcext:value-type="string">
            <text:p>f:7.6:4.50:0.27:0.83:1.17:0.87</text:p>
          </table:table-cell>
          <table:table-cell/>
          <table:table-cell table:style-name="ce7" table:formula="of:=&quot;'&quot;&amp;LOWER([.W25])&amp;&quot;'&quot;&amp;&quot;: [&quot;&amp;TEXT([.$AC25]; &quot;0.0&quot;)&amp;&quot; , &quot;&amp;TEXT([.$X25]; &quot;0.00&quot;)&amp;&quot; , &quot;&amp;TEXT([.$Y25]; &quot;0.00&quot;)&amp;&quot; , &quot;&amp;TEXT([.$Z25]; &quot;0.00&quot;)&amp;&quot; , &quot;&amp;TEXT([.$AA25]; &quot;0.00&quot;)&amp;&quot; , &quot;&amp;TEXT([.$AB25]; &quot;0.00&quot;)&amp;&quot;],&quot;" office:value-type="string" office:string-value="'f': [7.6 , 4.50 , 0.27 , 0.83 , 1.17 , 0.87]," calcext:value-type="string">
            <text:p>'f': [7.6 , 4.50 , 0.27 , 0.83 , 1.17 , 0.87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202" calcext:value-type="float">
            <text:p>202</text:p>
          </table:table-cell>
          <table:table-cell table:style-name="ce5" table:formula="of:=[.D26]/[.$D$5]" office:value-type="float" office:value="7.48148148148148" calcext:value-type="float">
            <text:p>7.5</text:p>
          </table:table-cell>
          <table:table-cell table:style-name="ce6"/>
          <table:table-cell table:style-name="ce7" table:formula="of:=[.C26]" office:value-type="string" office:string-value="K" calcext:value-type="string">
            <text:p>K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13" calcext:value-type="float">
            <text:p>113</text:p>
          </table:table-cell>
          <table:table-cell table:style-name="ce10" table:formula="of:=SUM([.H26:.L26])" office:value-type="float" office:value="210" calcext:value-type="float">
            <text:p>210</text:p>
          </table:table-cell>
          <table:table-cell table:style-name="ce11"/>
          <table:table-cell table:style-name="ce7" table:formula="of:=[.C26]" office:value-type="string" office:string-value="K" calcext:value-type="string">
            <text:p>K</text:p>
          </table:table-cell>
          <table:table-cell table:style-name="ce12" table:formula="of:=[.H26]/[.$M26]" office:value-type="float" office:value="0.0952380952380952" calcext:value-type="float">
            <text:p>0.095</text:p>
          </table:table-cell>
          <table:table-cell table:style-name="ce12" table:formula="of:=[.I26]/[.$M26]" office:value-type="float" office:value="0.0476190476190476" calcext:value-type="float">
            <text:p>0.048</text:p>
          </table:table-cell>
          <table:table-cell table:style-name="ce12" table:formula="of:=[.J26]/[.$M26]" office:value-type="float" office:value="0.0571428571428571" calcext:value-type="float">
            <text:p>0.057</text:p>
          </table:table-cell>
          <table:table-cell table:style-name="ce12" table:formula="of:=[.K26]/[.$M26]" office:value-type="float" office:value="0.261904761904762" calcext:value-type="float">
            <text:p>0.262</text:p>
          </table:table-cell>
          <table:table-cell table:style-name="ce12" table:formula="of:=[.L26]/[.$M26]" office:value-type="float" office:value="0.538095238095238" calcext:value-type="float">
            <text:p>0.538</text:p>
          </table:table-cell>
          <table:table-cell table:style-name="ce10" table:formula="of:=SUM([.P26:.T26])" office:value-type="float" office:value="1" calcext:value-type="float">
            <text:p>1</text:p>
          </table:table-cell>
          <table:table-cell/>
          <table:table-cell table:style-name="ce7" table:formula="of:=[.C26]" office:value-type="string" office:string-value="K" calcext:value-type="string">
            <text:p>K</text:p>
          </table:table-cell>
          <table:table-cell table:style-name="ce13" table:formula="of:=[.$E26]*[.P26]" office:value-type="float" office:value="0.712522045855379" calcext:value-type="float">
            <text:p>0.71</text:p>
          </table:table-cell>
          <table:table-cell table:style-name="ce13" table:formula="of:=[.$E26]*[.Q26]" office:value-type="float" office:value="0.35626102292769" calcext:value-type="float">
            <text:p>0.36</text:p>
          </table:table-cell>
          <table:table-cell table:style-name="ce13" table:formula="of:=[.$E26]*[.R26]" office:value-type="float" office:value="0.427513227513228" calcext:value-type="float">
            <text:p>0.43</text:p>
          </table:table-cell>
          <table:table-cell table:style-name="ce13" table:formula="of:=[.$E26]*[.S26]" office:value-type="float" office:value="1.95943562610229" calcext:value-type="float">
            <text:p>1.96</text:p>
          </table:table-cell>
          <table:table-cell table:style-name="ce13" table:formula="of:=[.$E26]*[.T26]" office:value-type="float" office:value="4.02574955908289" calcext:value-type="float">
            <text:p>4.03</text:p>
          </table:table-cell>
          <table:table-cell table:style-name="ce14" table:formula="of:=SUM([.X26:.AB26])" office:value-type="float" office:value="7.48148148148148" calcext:value-type="float">
            <text:p>7.5</text:p>
          </table:table-cell>
          <table:table-cell table:style-name="ce15"/>
          <table:table-cell table:style-name="ce13" table:formula="of:=COM.MICROSOFT.VAR.P([.X26:.AB26])" office:value-type="float" office:value="1.93378231914622" calcext:value-type="float">
            <text:p>1.93</text:p>
          </table:table-cell>
          <table:table-cell table:style-name="ce13" table:formula="of:=COM.MICROSOFT.STDEV.P([.X26:.AB26])" office:value-type="float" office:value="1.39060501910004" calcext:value-type="float">
            <text:p>1.39</text:p>
          </table:table-cell>
          <table:table-cell table:style-name="ce13" table:formula="of:=AVERAGE([.X26:.AB26])" office:value-type="float" office:value="1.4962962962963" calcext:value-type="float">
            <text:p>1.50</text:p>
          </table:table-cell>
          <table:table-cell table:style-name="ce15"/>
          <table:table-cell table:style-name="ce7" table:formula="of:=LOWER([.W26])&amp;&quot;:&quot;&amp;TEXT([.$AC26]; &quot;0.0&quot;)&amp;&quot;:&quot;&amp;TEXT([.$X26]; &quot;0.00&quot;)&amp;&quot;:&quot;&amp;TEXT([.$Y26]; &quot;0.00&quot;)&amp;&quot;:&quot;&amp;TEXT([.$Z26]; &quot;0.00&quot;)&amp;&quot;:&quot;&amp;TEXT([.$AA26]; &quot;0.00&quot;)&amp;&quot;:&quot;&amp;TEXT([.$AB26]; &quot;0.00&quot;)" office:value-type="string" office:string-value="k:7.5:0.71:0.36:0.43:1.96:4.03" calcext:value-type="string">
            <text:p>k:7.5:0.71:0.36:0.43:1.96:4.03</text:p>
          </table:table-cell>
          <table:table-cell/>
          <table:table-cell table:style-name="ce7" table:formula="of:=&quot;'&quot;&amp;LOWER([.W26])&amp;&quot;'&quot;&amp;&quot;: [&quot;&amp;TEXT([.$AC26]; &quot;0.0&quot;)&amp;&quot; , &quot;&amp;TEXT([.$X26]; &quot;0.00&quot;)&amp;&quot; , &quot;&amp;TEXT([.$Y26]; &quot;0.00&quot;)&amp;&quot; , &quot;&amp;TEXT([.$Z26]; &quot;0.00&quot;)&amp;&quot; , &quot;&amp;TEXT([.$AA26]; &quot;0.00&quot;)&amp;&quot; , &quot;&amp;TEXT([.$AB26]; &quot;0.00&quot;)&amp;&quot;],&quot;" office:value-type="string" office:string-value="'k': [7.5 , 0.71 , 0.36 , 0.43 , 1.96 , 4.03]," calcext:value-type="string">
            <text:p>'k': [7.5 , 0.71 , 0.36 , 0.43 , 1.96 , 4.03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193" calcext:value-type="float">
            <text:p>193</text:p>
          </table:table-cell>
          <table:table-cell table:style-name="ce5" table:formula="of:=[.D27]/[.$D$5]" office:value-type="float" office:value="7.14814814814815" calcext:value-type="float">
            <text:p>7.1</text:p>
          </table:table-cell>
          <table:table-cell table:style-name="ce6"/>
          <table:table-cell table:style-name="ce7" table:formula="of:=[.C27]" office:value-type="string" office:string-value="W" calcext:value-type="string">
            <text:p>W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7" calcext:value-type="float">
            <text:p>17</text:p>
          </table:table-cell>
          <table:table-cell table:style-name="ce10" table:formula="of:=SUM([.H27:.L27])" office:value-type="float" office:value="194" calcext:value-type="float">
            <text:p>194</text:p>
          </table:table-cell>
          <table:table-cell table:style-name="ce11"/>
          <table:table-cell table:style-name="ce7" table:formula="of:=[.C27]" office:value-type="string" office:string-value="W" calcext:value-type="string">
            <text:p>W</text:p>
          </table:table-cell>
          <table:table-cell table:style-name="ce12" table:formula="of:=[.H27]/[.$M27]" office:value-type="float" office:value="0.422680412371134" calcext:value-type="float">
            <text:p>0.423</text:p>
          </table:table-cell>
          <table:table-cell table:style-name="ce12" table:formula="of:=[.I27]/[.$M27]" office:value-type="float" office:value="0.22680412371134" calcext:value-type="float">
            <text:p>0.227</text:p>
          </table:table-cell>
          <table:table-cell table:style-name="ce12" table:formula="of:=[.J27]/[.$M27]" office:value-type="float" office:value="0.134020618556701" calcext:value-type="float">
            <text:p>0.134</text:p>
          </table:table-cell>
          <table:table-cell table:style-name="ce12" table:formula="of:=[.K27]/[.$M27]" office:value-type="float" office:value="0.128865979381443" calcext:value-type="float">
            <text:p>0.129</text:p>
          </table:table-cell>
          <table:table-cell table:style-name="ce12" table:formula="of:=[.L27]/[.$M27]" office:value-type="float" office:value="0.0876288659793814" calcext:value-type="float">
            <text:p>0.088</text:p>
          </table:table-cell>
          <table:table-cell table:style-name="ce10" table:formula="of:=SUM([.P27:.T27])" office:value-type="float" office:value="1" calcext:value-type="float">
            <text:p>1</text:p>
          </table:table-cell>
          <table:table-cell/>
          <table:table-cell table:style-name="ce7" table:formula="of:=[.C27]" office:value-type="string" office:string-value="W" calcext:value-type="string">
            <text:p>W</text:p>
          </table:table-cell>
          <table:table-cell table:style-name="ce13" table:formula="of:=[.$E27]*[.P27]" office:value-type="float" office:value="3.02138220694922" calcext:value-type="float">
            <text:p>3.02</text:p>
          </table:table-cell>
          <table:table-cell table:style-name="ce13" table:formula="of:=[.$E27]*[.Q27]" office:value-type="float" office:value="1.62122947689958" calcext:value-type="float">
            <text:p>1.62</text:p>
          </table:table-cell>
          <table:table-cell table:style-name="ce13" table:formula="of:=[.$E27]*[.R27]" office:value-type="float" office:value="0.957999236349752" calcext:value-type="float">
            <text:p>0.96</text:p>
          </table:table-cell>
          <table:table-cell table:style-name="ce13" table:formula="of:=[.$E27]*[.S27]" office:value-type="float" office:value="0.921153111874761" calcext:value-type="float">
            <text:p>0.92</text:p>
          </table:table-cell>
          <table:table-cell table:style-name="ce13" table:formula="of:=[.$E27]*[.T27]" office:value-type="float" office:value="0.626384116074838" calcext:value-type="float">
            <text:p>0.63</text:p>
          </table:table-cell>
          <table:table-cell table:style-name="ce14" table:formula="of:=SUM([.X27:.AB27])" office:value-type="float" office:value="7.14814814814815" calcext:value-type="float">
            <text:p>7.1</text:p>
          </table:table-cell>
          <table:table-cell table:style-name="ce15"/>
          <table:table-cell table:style-name="ce13" table:formula="of:=COM.MICROSOFT.VAR.P([.X27:.AB27])" office:value-type="float" office:value="0.739314744179354" calcext:value-type="float">
            <text:p>0.74</text:p>
          </table:table-cell>
          <table:table-cell table:style-name="ce13" table:formula="of:=COM.MICROSOFT.STDEV.P([.X27:.AB27])" office:value-type="float" office:value="0.859834137598266" calcext:value-type="float">
            <text:p>0.86</text:p>
          </table:table-cell>
          <table:table-cell table:style-name="ce13" table:formula="of:=AVERAGE([.X27:.AB27])" office:value-type="float" office:value="1.42962962962963" calcext:value-type="float">
            <text:p>1.43</text:p>
          </table:table-cell>
          <table:table-cell table:style-name="ce15"/>
          <table:table-cell table:style-name="ce7" table:formula="of:=LOWER([.W27])&amp;&quot;:&quot;&amp;TEXT([.$AC27]; &quot;0.0&quot;)&amp;&quot;:&quot;&amp;TEXT([.$X27]; &quot;0.00&quot;)&amp;&quot;:&quot;&amp;TEXT([.$Y27]; &quot;0.00&quot;)&amp;&quot;:&quot;&amp;TEXT([.$Z27]; &quot;0.00&quot;)&amp;&quot;:&quot;&amp;TEXT([.$AA27]; &quot;0.00&quot;)&amp;&quot;:&quot;&amp;TEXT([.$AB27]; &quot;0.00&quot;)" office:value-type="string" office:string-value="w:7.1:3.02:1.62:0.96:0.92:0.63" calcext:value-type="string">
            <text:p>w:7.1:3.02:1.62:0.96:0.92:0.63</text:p>
          </table:table-cell>
          <table:table-cell/>
          <table:table-cell table:style-name="ce7" table:formula="of:=&quot;'&quot;&amp;LOWER([.W27])&amp;&quot;'&quot;&amp;&quot;: [&quot;&amp;TEXT([.$AC27]; &quot;0.0&quot;)&amp;&quot; , &quot;&amp;TEXT([.$X27]; &quot;0.00&quot;)&amp;&quot; , &quot;&amp;TEXT([.$Y27]; &quot;0.00&quot;)&amp;&quot; , &quot;&amp;TEXT([.$Z27]; &quot;0.00&quot;)&amp;&quot; , &quot;&amp;TEXT([.$AA27]; &quot;0.00&quot;)&amp;&quot; , &quot;&amp;TEXT([.$AB27]; &quot;0.00&quot;)&amp;&quot;],&quot;" office:value-type="string" office:string-value="'w': [7.1 , 3.02 , 1.62 , 0.96 , 0.92 , 0.63]," calcext:value-type="string">
            <text:p>'w': [7.1 , 3.02 , 1.62 , 0.96 , 0.92 , 0.63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148" calcext:value-type="float">
            <text:p>148</text:p>
          </table:table-cell>
          <table:table-cell table:style-name="ce5" table:formula="of:=[.D28]/[.$D$5]" office:value-type="float" office:value="5.48148148148148" calcext:value-type="float">
            <text:p>5.5</text:p>
          </table:table-cell>
          <table:table-cell table:style-name="ce6"/>
          <table:table-cell table:style-name="ce7" table:formula="of:=[.C28]" office:value-type="string" office:string-value="V" calcext:value-type="string">
            <text:p>V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SUM([.H28:.L28])" office:value-type="float" office:value="152" calcext:value-type="float">
            <text:p>152</text:p>
          </table:table-cell>
          <table:table-cell table:style-name="ce11"/>
          <table:table-cell table:style-name="ce7" table:formula="of:=[.C28]" office:value-type="string" office:string-value="V" calcext:value-type="string">
            <text:p>V</text:p>
          </table:table-cell>
          <table:table-cell table:style-name="ce12" table:formula="of:=[.H28]/[.$M28]" office:value-type="float" office:value="0.282894736842105" calcext:value-type="float">
            <text:p>0.283</text:p>
          </table:table-cell>
          <table:table-cell table:style-name="ce12" table:formula="of:=[.I28]/[.$M28]" office:value-type="float" office:value="0.0986842105263158" calcext:value-type="float">
            <text:p>0.099</text:p>
          </table:table-cell>
          <table:table-cell table:style-name="ce12" table:formula="of:=[.J28]/[.$M28]" office:value-type="float" office:value="0.322368421052632" calcext:value-type="float">
            <text:p>0.322</text:p>
          </table:table-cell>
          <table:table-cell table:style-name="ce12" table:formula="of:=[.K28]/[.$M28]" office:value-type="float" office:value="0.296052631578947" calcext:value-type="float">
            <text:p>0.296</text:p>
          </table:table-cell>
          <table:table-cell table:style-name="ce12" table:formula="of:=[.L28]/[.$M28]" office:value-type="float" office:value="0" calcext:value-type="float">
            <text:p>0.000</text:p>
          </table:table-cell>
          <table:table-cell table:style-name="ce10" table:formula="of:=SUM([.P28:.T28])" office:value-type="float" office:value="1" calcext:value-type="float">
            <text:p>1</text:p>
          </table:table-cell>
          <table:table-cell/>
          <table:table-cell table:style-name="ce7" table:formula="of:=[.C28]" office:value-type="string" office:string-value="V" calcext:value-type="string">
            <text:p>V</text:p>
          </table:table-cell>
          <table:table-cell table:style-name="ce13" table:formula="of:=[.$E28]*[.P28]" office:value-type="float" office:value="1.55068226120858" calcext:value-type="float">
            <text:p>1.55</text:p>
          </table:table-cell>
          <table:table-cell table:style-name="ce13" table:formula="of:=[.$E28]*[.Q28]" office:value-type="float" office:value="0.54093567251462" calcext:value-type="float">
            <text:p>0.54</text:p>
          </table:table-cell>
          <table:table-cell table:style-name="ce13" table:formula="of:=[.$E28]*[.R28]" office:value-type="float" office:value="1.76705653021443" calcext:value-type="float">
            <text:p>1.77</text:p>
          </table:table-cell>
          <table:table-cell table:style-name="ce13" table:formula="of:=[.$E28]*[.S28]" office:value-type="float" office:value="1.62280701754386" calcext:value-type="float">
            <text:p>1.62</text:p>
          </table:table-cell>
          <table:table-cell table:style-name="ce13" table:formula="of:=[.$E28]*[.T28]" office:value-type="float" office:value="0" calcext:value-type="float">
            <text:p>0.00</text:p>
          </table:table-cell>
          <table:table-cell table:style-name="ce14" table:formula="of:=SUM([.X28:.AB28])" office:value-type="float" office:value="5.48148148148148" calcext:value-type="float">
            <text:p>5.5</text:p>
          </table:table-cell>
          <table:table-cell table:style-name="ce15"/>
          <table:table-cell table:style-name="ce13" table:formula="of:=COM.MICROSOFT.VAR.P([.X28:.AB28])" office:value-type="float" office:value="0.488778085564789" calcext:value-type="float">
            <text:p>0.49</text:p>
          </table:table-cell>
          <table:table-cell table:style-name="ce13" table:formula="of:=COM.MICROSOFT.STDEV.P([.X28:.AB28])" office:value-type="float" office:value="0.699126659171848" calcext:value-type="float">
            <text:p>0.70</text:p>
          </table:table-cell>
          <table:table-cell table:style-name="ce13" table:formula="of:=AVERAGE([.X28:.AB28])" office:value-type="float" office:value="1.0962962962963" calcext:value-type="float">
            <text:p>1.10</text:p>
          </table:table-cell>
          <table:table-cell table:style-name="ce15"/>
          <table:table-cell table:style-name="ce7" table:formula="of:=LOWER([.W28])&amp;&quot;:&quot;&amp;TEXT([.$AC28]; &quot;0.0&quot;)&amp;&quot;:&quot;&amp;TEXT([.$X28]; &quot;0.00&quot;)&amp;&quot;:&quot;&amp;TEXT([.$Y28]; &quot;0.00&quot;)&amp;&quot;:&quot;&amp;TEXT([.$Z28]; &quot;0.00&quot;)&amp;&quot;:&quot;&amp;TEXT([.$AA28]; &quot;0.00&quot;)&amp;&quot;:&quot;&amp;TEXT([.$AB28]; &quot;0.00&quot;)" office:value-type="string" office:string-value="v:5.5:1.55:0.54:1.77:1.62:0.00" calcext:value-type="string">
            <text:p>v:5.5:1.55:0.54:1.77:1.62:0.00</text:p>
          </table:table-cell>
          <table:table-cell/>
          <table:table-cell table:style-name="ce7" table:formula="of:=&quot;'&quot;&amp;LOWER([.W28])&amp;&quot;'&quot;&amp;&quot;: [&quot;&amp;TEXT([.$AC28]; &quot;0.0&quot;)&amp;&quot; , &quot;&amp;TEXT([.$X28]; &quot;0.00&quot;)&amp;&quot; , &quot;&amp;TEXT([.$Y28]; &quot;0.00&quot;)&amp;&quot; , &quot;&amp;TEXT([.$Z28]; &quot;0.00&quot;)&amp;&quot; , &quot;&amp;TEXT([.$AA28]; &quot;0.00&quot;)&amp;&quot; , &quot;&amp;TEXT([.$AB28]; &quot;0.00&quot;)&amp;&quot;],&quot;" office:value-type="string" office:string-value="'v': [5.5 , 1.55 , 0.54 , 1.77 , 1.62 , 0.00]," calcext:value-type="string">
            <text:p>'v': [5.5 , 1.55 , 0.54 , 1.77 , 1.62 , 0.00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37" calcext:value-type="float">
            <text:p>37</text:p>
          </table:table-cell>
          <table:table-cell table:style-name="ce5" table:formula="of:=[.D29]/[.$D$5]" office:value-type="float" office:value="1.37037037037037" calcext:value-type="float">
            <text:p>1.4</text:p>
          </table:table-cell>
          <table:table-cell table:style-name="ce6"/>
          <table:table-cell table:style-name="ce7" table:formula="of:=[.C29]" office:value-type="string" office:string-value="X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formula="of:=SUM([.H29:.L29])" office:value-type="float" office:value="37" calcext:value-type="float">
            <text:p>37</text:p>
          </table:table-cell>
          <table:table-cell table:style-name="ce11"/>
          <table:table-cell table:style-name="ce7" table:formula="of:=[.C29]" office:value-type="string" office:string-value="X" calcext:value-type="string">
            <text:p>X</text:p>
          </table:table-cell>
          <table:table-cell table:style-name="ce12" table:formula="of:=[.H29]/[.$M29]" office:value-type="float" office:value="0" calcext:value-type="float">
            <text:p>0.000</text:p>
          </table:table-cell>
          <table:table-cell table:style-name="ce12" table:formula="of:=[.I29]/[.$M29]" office:value-type="float" office:value="0.378378378378378" calcext:value-type="float">
            <text:p>0.378</text:p>
          </table:table-cell>
          <table:table-cell table:style-name="ce12" table:formula="of:=[.J29]/[.$M29]" office:value-type="float" office:value="0.324324324324324" calcext:value-type="float">
            <text:p>0.324</text:p>
          </table:table-cell>
          <table:table-cell table:style-name="ce12" table:formula="of:=[.K29]/[.$M29]" office:value-type="float" office:value="0.0810810810810811" calcext:value-type="float">
            <text:p>0.081</text:p>
          </table:table-cell>
          <table:table-cell table:style-name="ce12" table:formula="of:=[.L29]/[.$M29]" office:value-type="float" office:value="0.216216216216216" calcext:value-type="float">
            <text:p>0.216</text:p>
          </table:table-cell>
          <table:table-cell table:style-name="ce10" table:formula="of:=SUM([.P29:.T29])" office:value-type="float" office:value="1" calcext:value-type="float">
            <text:p>1</text:p>
          </table:table-cell>
          <table:table-cell/>
          <table:table-cell table:style-name="ce7" table:formula="of:=[.C29]" office:value-type="string" office:string-value="X" calcext:value-type="string">
            <text:p>X</text:p>
          </table:table-cell>
          <table:table-cell table:style-name="ce13" table:formula="of:=[.$E29]*[.P29]" office:value-type="float" office:value="0" calcext:value-type="float">
            <text:p>0.00</text:p>
          </table:table-cell>
          <table:table-cell table:style-name="ce13" table:formula="of:=[.$E29]*[.Q29]" office:value-type="float" office:value="0.518518518518519" calcext:value-type="float">
            <text:p>0.52</text:p>
          </table:table-cell>
          <table:table-cell table:style-name="ce13" table:formula="of:=[.$E29]*[.R29]" office:value-type="float" office:value="0.444444444444445" calcext:value-type="float">
            <text:p>0.44</text:p>
          </table:table-cell>
          <table:table-cell table:style-name="ce13" table:formula="of:=[.$E29]*[.S29]" office:value-type="float" office:value="0.111111111111111" calcext:value-type="float">
            <text:p>0.11</text:p>
          </table:table-cell>
          <table:table-cell table:style-name="ce13" table:formula="of:=[.$E29]*[.T29]" office:value-type="float" office:value="0.296296296296296" calcext:value-type="float">
            <text:p>0.30</text:p>
          </table:table-cell>
          <table:table-cell table:style-name="ce14" table:formula="of:=SUM([.X29:.AB29])" office:value-type="float" office:value="1.37037037037037" calcext:value-type="float">
            <text:p>1.4</text:p>
          </table:table-cell>
          <table:table-cell table:style-name="ce15"/>
          <table:table-cell table:style-name="ce13" table:formula="of:=COM.MICROSOFT.VAR.P([.X29:.AB29])" office:value-type="float" office:value="0.0381893004115226" calcext:value-type="float">
            <text:p>0.04</text:p>
          </table:table-cell>
          <table:table-cell table:style-name="ce13" table:formula="of:=COM.MICROSOFT.STDEV.P([.X29:.AB29])" office:value-type="float" office:value="0.195420829011451" calcext:value-type="float">
            <text:p>0.20</text:p>
          </table:table-cell>
          <table:table-cell table:style-name="ce13" table:formula="of:=AVERAGE([.X29:.AB29])" office:value-type="float" office:value="0.274074074074074" calcext:value-type="float">
            <text:p>0.27</text:p>
          </table:table-cell>
          <table:table-cell table:style-name="ce15"/>
          <table:table-cell table:style-name="ce7" table:formula="of:=LOWER([.W29])&amp;&quot;:&quot;&amp;TEXT([.$AC29]; &quot;0.0&quot;)&amp;&quot;:&quot;&amp;TEXT([.$X29]; &quot;0.00&quot;)&amp;&quot;:&quot;&amp;TEXT([.$Y29]; &quot;0.00&quot;)&amp;&quot;:&quot;&amp;TEXT([.$Z29]; &quot;0.00&quot;)&amp;&quot;:&quot;&amp;TEXT([.$AA29]; &quot;0.00&quot;)&amp;&quot;:&quot;&amp;TEXT([.$AB29]; &quot;0.00&quot;)" office:value-type="string" office:string-value="x:1.4:0.00:0.52:0.44:0.11:0.30" calcext:value-type="string">
            <text:p>x:1.4:0.00:0.52:0.44:0.11:0.30</text:p>
          </table:table-cell>
          <table:table-cell/>
          <table:table-cell table:style-name="ce7" table:formula="of:=&quot;'&quot;&amp;LOWER([.W29])&amp;&quot;'&quot;&amp;&quot;: [&quot;&amp;TEXT([.$AC29]; &quot;0.0&quot;)&amp;&quot; , &quot;&amp;TEXT([.$X29]; &quot;0.00&quot;)&amp;&quot; , &quot;&amp;TEXT([.$Y29]; &quot;0.00&quot;)&amp;&quot; , &quot;&amp;TEXT([.$Z29]; &quot;0.00&quot;)&amp;&quot; , &quot;&amp;TEXT([.$AA29]; &quot;0.00&quot;)&amp;&quot; , &quot;&amp;TEXT([.$AB29]; &quot;0.00&quot;)&amp;&quot;],&quot;" office:value-type="string" office:string-value="'x': [1.4 , 0.00 , 0.52 , 0.44 , 0.11 , 0.30]," calcext:value-type="string">
            <text:p>'x': [1.4 , 0.00 , 0.52 , 0.44 , 0.11 , 0.30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Z</text:p>
          </table:table-cell>
          <table:table-cell table:style-name="ce3" office:value-type="float" office:value="35" calcext:value-type="float">
            <text:p>35</text:p>
          </table:table-cell>
          <table:table-cell table:style-name="ce5" table:formula="of:=[.D30]/[.$D$5]" office:value-type="float" office:value="1.2962962962963" calcext:value-type="float">
            <text:p>1.3</text:p>
          </table:table-cell>
          <table:table-cell table:style-name="ce6"/>
          <table:table-cell table:style-name="ce7" table:formula="of:=[.C30]" office:value-type="string" office:string-value="Z" calcext:value-type="string">
            <text:p>Z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formula="of:=SUM([.H30:.L30])" office:value-type="float" office:value="40" calcext:value-type="float">
            <text:p>40</text:p>
          </table:table-cell>
          <table:table-cell table:style-name="ce11"/>
          <table:table-cell table:style-name="ce7" table:formula="of:=[.C30]" office:value-type="string" office:string-value="Z" calcext:value-type="string">
            <text:p>Z</text:p>
          </table:table-cell>
          <table:table-cell table:style-name="ce12" table:formula="of:=[.H30]/[.$M30]" office:value-type="float" office:value="0.075" calcext:value-type="float">
            <text:p>0.075</text:p>
          </table:table-cell>
          <table:table-cell table:style-name="ce12" table:formula="of:=[.I30]/[.$M30]" office:value-type="float" office:value="0.05" calcext:value-type="float">
            <text:p>0.050</text:p>
          </table:table-cell>
          <table:table-cell table:style-name="ce12" table:formula="of:=[.J30]/[.$M30]" office:value-type="float" office:value="0.275" calcext:value-type="float">
            <text:p>0.275</text:p>
          </table:table-cell>
          <table:table-cell table:style-name="ce12" table:formula="of:=[.K30]/[.$M30]" office:value-type="float" office:value="0.5" calcext:value-type="float">
            <text:p>0.500</text:p>
          </table:table-cell>
          <table:table-cell table:style-name="ce12" table:formula="of:=[.L30]/[.$M30]" office:value-type="float" office:value="0.1" calcext:value-type="float">
            <text:p>0.100</text:p>
          </table:table-cell>
          <table:table-cell table:style-name="ce10" table:formula="of:=SUM([.P30:.T30])" office:value-type="float" office:value="1" calcext:value-type="float">
            <text:p>1</text:p>
          </table:table-cell>
          <table:table-cell/>
          <table:table-cell table:style-name="ce7" table:formula="of:=[.C30]" office:value-type="string" office:string-value="Z" calcext:value-type="string">
            <text:p>Z</text:p>
          </table:table-cell>
          <table:table-cell table:style-name="ce13" table:formula="of:=[.$E30]*[.P30]" office:value-type="float" office:value="0.0972222222222222" calcext:value-type="float">
            <text:p>0.10</text:p>
          </table:table-cell>
          <table:table-cell table:style-name="ce13" table:formula="of:=[.$E30]*[.Q30]" office:value-type="float" office:value="0.0648148148148148" calcext:value-type="float">
            <text:p>0.06</text:p>
          </table:table-cell>
          <table:table-cell table:style-name="ce13" table:formula="of:=[.$E30]*[.R30]" office:value-type="float" office:value="0.356481481481482" calcext:value-type="float">
            <text:p>0.36</text:p>
          </table:table-cell>
          <table:table-cell table:style-name="ce13" table:formula="of:=[.$E30]*[.S30]" office:value-type="float" office:value="0.648148148148148" calcext:value-type="float">
            <text:p>0.65</text:p>
          </table:table-cell>
          <table:table-cell table:style-name="ce13" table:formula="of:=[.$E30]*[.T30]" office:value-type="float" office:value="0.12962962962963" calcext:value-type="float">
            <text:p>0.13</text:p>
          </table:table-cell>
          <table:table-cell table:style-name="ce14" table:formula="of:=SUM([.X30:.AB30])" office:value-type="float" office:value="1.2962962962963" calcext:value-type="float">
            <text:p>1.3</text:p>
          </table:table-cell>
          <table:table-cell table:style-name="ce15"/>
          <table:table-cell table:style-name="ce13" table:formula="of:=COM.MICROSOFT.VAR.P([.X30:.AB30])" office:value-type="float" office:value="0.0483110425240055" calcext:value-type="float">
            <text:p>0.05</text:p>
          </table:table-cell>
          <table:table-cell table:style-name="ce13" table:formula="of:=COM.MICROSOFT.STDEV.P([.X30:.AB30])" office:value-type="float" office:value="0.219797730934615" calcext:value-type="float">
            <text:p>0.22</text:p>
          </table:table-cell>
          <table:table-cell table:style-name="ce13" table:formula="of:=AVERAGE([.X30:.AB30])" office:value-type="float" office:value="0.259259259259259" calcext:value-type="float">
            <text:p>0.26</text:p>
          </table:table-cell>
          <table:table-cell table:style-name="ce15"/>
          <table:table-cell table:style-name="ce7" table:formula="of:=LOWER([.W30])&amp;&quot;:&quot;&amp;TEXT([.$AC30]; &quot;0.0&quot;)&amp;&quot;:&quot;&amp;TEXT([.$X30]; &quot;0.00&quot;)&amp;&quot;:&quot;&amp;TEXT([.$Y30]; &quot;0.00&quot;)&amp;&quot;:&quot;&amp;TEXT([.$Z30]; &quot;0.00&quot;)&amp;&quot;:&quot;&amp;TEXT([.$AA30]; &quot;0.00&quot;)&amp;&quot;:&quot;&amp;TEXT([.$AB30]; &quot;0.00&quot;)" office:value-type="string" office:string-value="z:1.3:0.10:0.06:0.36:0.65:0.13" calcext:value-type="string">
            <text:p>z:1.3:0.10:0.06:0.36:0.65:0.13</text:p>
          </table:table-cell>
          <table:table-cell/>
          <table:table-cell table:style-name="ce7" table:formula="of:=&quot;'&quot;&amp;LOWER([.W30])&amp;&quot;'&quot;&amp;&quot;: [&quot;&amp;TEXT([.$AC30]; &quot;0.0&quot;)&amp;&quot; , &quot;&amp;TEXT([.$X30]; &quot;0.00&quot;)&amp;&quot; , &quot;&amp;TEXT([.$Y30]; &quot;0.00&quot;)&amp;&quot; , &quot;&amp;TEXT([.$Z30]; &quot;0.00&quot;)&amp;&quot; , &quot;&amp;TEXT([.$AA30]; &quot;0.00&quot;)&amp;&quot; , &quot;&amp;TEXT([.$AB30]; &quot;0.00&quot;)&amp;&quot;],&quot;" office:value-type="string" office:string-value="'z': [1.3 , 0.10 , 0.06 , 0.36 , 0.65 , 0.13]," calcext:value-type="string">
            <text:p>'z': [1.3 , 0.10 , 0.06 , 0.36 , 0.65 , 0.13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Q</text:p>
          </table:table-cell>
          <table:table-cell table:style-name="ce3" office:value-type="float" office:value="29" calcext:value-type="float">
            <text:p>29</text:p>
          </table:table-cell>
          <table:table-cell table:style-name="ce5" table:formula="of:=[.D31]/[.$D$5]" office:value-type="float" office:value="1.07407407407407" calcext:value-type="float">
            <text:p>1.1</text:p>
          </table:table-cell>
          <table:table-cell table:style-name="ce6"/>
          <table:table-cell table:style-name="ce7" table:formula="of:=[.C31]" office:value-type="string" office:string-value="Q" calcext:value-type="string">
            <text:p>Q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0" table:formula="of:=SUM([.H31:.L31])" office:value-type="float" office:value="29" calcext:value-type="float">
            <text:p>29</text:p>
          </table:table-cell>
          <table:table-cell table:style-name="ce11"/>
          <table:table-cell table:style-name="ce7" table:formula="of:=[.C31]" office:value-type="string" office:string-value="Q" calcext:value-type="string">
            <text:p>Q</text:p>
          </table:table-cell>
          <table:table-cell table:style-name="ce12" table:formula="of:=[.H31]/[.$M31]" office:value-type="float" office:value="0.793103448275862" calcext:value-type="float">
            <text:p>0.793</text:p>
          </table:table-cell>
          <table:table-cell table:style-name="ce12" table:formula="of:=[.I31]/[.$M31]" office:value-type="float" office:value="0.172413793103448" calcext:value-type="float">
            <text:p>0.172</text:p>
          </table:table-cell>
          <table:table-cell table:style-name="ce12" table:formula="of:=[.J31]/[.$M31]" office:value-type="float" office:value="0.0344827586206897" calcext:value-type="float">
            <text:p>0.034</text:p>
          </table:table-cell>
          <table:table-cell table:style-name="ce12" table:formula="of:=[.K31]/[.$M31]" office:value-type="float" office:value="0" calcext:value-type="float">
            <text:p>0.000</text:p>
          </table:table-cell>
          <table:table-cell table:style-name="ce12" table:formula="of:=[.L31]/[.$M31]" office:value-type="float" office:value="0" calcext:value-type="float">
            <text:p>0.000</text:p>
          </table:table-cell>
          <table:table-cell table:style-name="ce10" table:formula="of:=SUM([.P31:.T31])" office:value-type="float" office:value="1" calcext:value-type="float">
            <text:p>1</text:p>
          </table:table-cell>
          <table:table-cell/>
          <table:table-cell table:style-name="ce7" table:formula="of:=[.C31]" office:value-type="string" office:string-value="Q" calcext:value-type="string">
            <text:p>Q</text:p>
          </table:table-cell>
          <table:table-cell table:style-name="ce13" table:formula="of:=[.$E31]*[.P31]" office:value-type="float" office:value="0.851851851851852" calcext:value-type="float">
            <text:p>0.85</text:p>
          </table:table-cell>
          <table:table-cell table:style-name="ce13" table:formula="of:=[.$E31]*[.Q31]" office:value-type="float" office:value="0.185185185185185" calcext:value-type="float">
            <text:p>0.19</text:p>
          </table:table-cell>
          <table:table-cell table:style-name="ce13" table:formula="of:=[.$E31]*[.R31]" office:value-type="float" office:value="0.037037037037037" calcext:value-type="float">
            <text:p>0.04</text:p>
          </table:table-cell>
          <table:table-cell table:style-name="ce13" table:formula="of:=[.$E31]*[.S31]" office:value-type="float" office:value="0" calcext:value-type="float">
            <text:p>0.00</text:p>
          </table:table-cell>
          <table:table-cell table:style-name="ce13" table:formula="of:=[.$E31]*[.T31]" office:value-type="float" office:value="0" calcext:value-type="float">
            <text:p>0.00</text:p>
          </table:table-cell>
          <table:table-cell table:style-name="ce14" table:formula="of:=SUM([.X31:.AB31])" office:value-type="float" office:value="1.07407407407407" calcext:value-type="float">
            <text:p>1.1</text:p>
          </table:table-cell>
          <table:table-cell table:style-name="ce15"/>
          <table:table-cell table:style-name="ce13" table:formula="of:=COM.MICROSOFT.VAR.P([.X31:.AB31])" office:value-type="float" office:value="0.106117969821674" calcext:value-type="float">
            <text:p>0.11</text:p>
          </table:table-cell>
          <table:table-cell table:style-name="ce13" table:formula="of:=COM.MICROSOFT.STDEV.P([.X31:.AB31])" office:value-type="float" office:value="0.325757532256237" calcext:value-type="float">
            <text:p>0.33</text:p>
          </table:table-cell>
          <table:table-cell table:style-name="ce13" table:formula="of:=AVERAGE([.X31:.AB31])" office:value-type="float" office:value="0.214814814814815" calcext:value-type="float">
            <text:p>0.21</text:p>
          </table:table-cell>
          <table:table-cell table:style-name="ce15"/>
          <table:table-cell table:style-name="ce7" table:formula="of:=LOWER([.W31])&amp;&quot;:&quot;&amp;TEXT([.$AC31]; &quot;0.0&quot;)&amp;&quot;:&quot;&amp;TEXT([.$X31]; &quot;0.00&quot;)&amp;&quot;:&quot;&amp;TEXT([.$Y31]; &quot;0.00&quot;)&amp;&quot;:&quot;&amp;TEXT([.$Z31]; &quot;0.00&quot;)&amp;&quot;:&quot;&amp;TEXT([.$AA31]; &quot;0.00&quot;)&amp;&quot;:&quot;&amp;TEXT([.$AB31]; &quot;0.00&quot;)" office:value-type="string" office:string-value="q:1.1:0.85:0.19:0.04:0.00:0.00" calcext:value-type="string">
            <text:p>q:1.1:0.85:0.19:0.04:0.00:0.00</text:p>
          </table:table-cell>
          <table:table-cell/>
          <table:table-cell table:style-name="ce7" table:formula="of:=&quot;'&quot;&amp;LOWER([.W31])&amp;&quot;'&quot;&amp;&quot;: [&quot;&amp;TEXT([.$AC31]; &quot;0.0&quot;)&amp;&quot; , &quot;&amp;TEXT([.$X31]; &quot;0.00&quot;)&amp;&quot; , &quot;&amp;TEXT([.$Y31]; &quot;0.00&quot;)&amp;&quot; , &quot;&amp;TEXT([.$Z31]; &quot;0.00&quot;)&amp;&quot; , &quot;&amp;TEXT([.$AA31]; &quot;0.00&quot;)&amp;&quot; , &quot;&amp;TEXT([.$AB31]; &quot;0.00&quot;)&amp;&quot;],&quot;" office:value-type="string" office:string-value="'q': [1.1 , 0.85 , 0.19 , 0.04 , 0.00 , 0.00]," calcext:value-type="string">
            <text:p>'q': [1.1 , 0.85 , 0.19 , 0.04 , 0.00 , 0.00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J</text:p>
          </table:table-cell>
          <table:table-cell table:style-name="ce3" office:value-type="float" office:value="27" calcext:value-type="float">
            <text:p>27</text:p>
          </table:table-cell>
          <table:table-cell table:style-name="ce5" table:formula="of:=[.D32]/[.$D$5]" office:value-type="float" office:value="1" calcext:value-type="float">
            <text:p>1.0</text:p>
          </table:table-cell>
          <table:table-cell table:style-name="ce6"/>
          <table:table-cell table:style-name="ce7" table:formula="of:=[.C32]" office:value-type="string" office:string-value="J" calcext:value-type="string">
            <text:p>J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SUM([.H32:.L32])" office:value-type="float" office:value="27" calcext:value-type="float">
            <text:p>27</text:p>
          </table:table-cell>
          <table:table-cell table:style-name="ce11"/>
          <table:table-cell table:style-name="ce7" table:formula="of:=[.C32]" office:value-type="string" office:string-value="J" calcext:value-type="string">
            <text:p>J</text:p>
          </table:table-cell>
          <table:table-cell table:style-name="ce12" table:formula="of:=[.H32]/[.$M32]" office:value-type="float" office:value="0.740740740740741" calcext:value-type="float">
            <text:p>0.741</text:p>
          </table:table-cell>
          <table:table-cell table:style-name="ce12" table:formula="of:=[.I32]/[.$M32]" office:value-type="float" office:value="0.0740740740740741" calcext:value-type="float">
            <text:p>0.074</text:p>
          </table:table-cell>
          <table:table-cell table:style-name="ce12" table:formula="of:=[.J32]/[.$M32]" office:value-type="float" office:value="0.111111111111111" calcext:value-type="float">
            <text:p>0.111</text:p>
          </table:table-cell>
          <table:table-cell table:style-name="ce12" table:formula="of:=[.K32]/[.$M32]" office:value-type="float" office:value="0.0740740740740741" calcext:value-type="float">
            <text:p>0.074</text:p>
          </table:table-cell>
          <table:table-cell table:style-name="ce12" table:formula="of:=[.L32]/[.$M32]" office:value-type="float" office:value="0" calcext:value-type="float">
            <text:p>0.000</text:p>
          </table:table-cell>
          <table:table-cell table:style-name="ce10" table:formula="of:=SUM([.P32:.T32])" office:value-type="float" office:value="1" calcext:value-type="float">
            <text:p>1</text:p>
          </table:table-cell>
          <table:table-cell/>
          <table:table-cell table:style-name="ce7" table:formula="of:=[.C32]" office:value-type="string" office:string-value="J" calcext:value-type="string">
            <text:p>J</text:p>
          </table:table-cell>
          <table:table-cell table:style-name="ce13" table:formula="of:=[.$E32]*[.P32]" office:value-type="float" office:value="0.740740740740741" calcext:value-type="float">
            <text:p>0.74</text:p>
          </table:table-cell>
          <table:table-cell table:style-name="ce13" table:formula="of:=[.$E32]*[.Q32]" office:value-type="float" office:value="0.0740740740740741" calcext:value-type="float">
            <text:p>0.07</text:p>
          </table:table-cell>
          <table:table-cell table:style-name="ce13" table:formula="of:=[.$E32]*[.R32]" office:value-type="float" office:value="0.111111111111111" calcext:value-type="float">
            <text:p>0.11</text:p>
          </table:table-cell>
          <table:table-cell table:style-name="ce13" table:formula="of:=[.$E32]*[.S32]" office:value-type="float" office:value="0.0740740740740741" calcext:value-type="float">
            <text:p>0.07</text:p>
          </table:table-cell>
          <table:table-cell table:style-name="ce13" table:formula="of:=[.$E32]*[.T32]" office:value-type="float" office:value="0" calcext:value-type="float">
            <text:p>0.00</text:p>
          </table:table-cell>
          <table:table-cell table:style-name="ce14" table:formula="of:=SUM([.X32:.AB32])" office:value-type="float" office:value="1" calcext:value-type="float">
            <text:p>1.0</text:p>
          </table:table-cell>
          <table:table-cell table:style-name="ce16"/>
          <table:table-cell table:style-name="ce13" table:formula="of:=COM.MICROSOFT.VAR.P([.X32:.AB32])" office:value-type="float" office:value="0.07440329218107" calcext:value-type="float">
            <text:p>0.07</text:p>
          </table:table-cell>
          <table:table-cell table:style-name="ce13" table:formula="of:=COM.MICROSOFT.STDEV.P([.X32:.AB32])" office:value-type="float" office:value="0.272769668733659" calcext:value-type="float">
            <text:p>0.27</text:p>
          </table:table-cell>
          <table:table-cell table:style-name="ce13" table:formula="of:=AVERAGE([.X32:.AB32])" office:value-type="float" office:value="0.2" calcext:value-type="float">
            <text:p>0.20</text:p>
          </table:table-cell>
          <table:table-cell table:style-name="ce16"/>
          <table:table-cell table:style-name="ce7" table:formula="of:=LOWER([.W32])&amp;&quot;:&quot;&amp;TEXT([.$AC32]; &quot;0.0&quot;)&amp;&quot;:&quot;&amp;TEXT([.$X32]; &quot;0.00&quot;)&amp;&quot;:&quot;&amp;TEXT([.$Y32]; &quot;0.00&quot;)&amp;&quot;:&quot;&amp;TEXT([.$Z32]; &quot;0.00&quot;)&amp;&quot;:&quot;&amp;TEXT([.$AA32]; &quot;0.00&quot;)&amp;&quot;:&quot;&amp;TEXT([.$AB32]; &quot;0.00&quot;)" office:value-type="string" office:string-value="j:1.0:0.74:0.07:0.11:0.07:0.00" calcext:value-type="string">
            <text:p>j:1.0:0.74:0.07:0.11:0.07:0.00</text:p>
          </table:table-cell>
          <table:table-cell/>
          <table:table-cell table:style-name="ce7" table:formula="of:=&quot;'&quot;&amp;LOWER([.W32])&amp;&quot;'&quot;&amp;&quot;: [&quot;&amp;TEXT([.$AC32]; &quot;0.0&quot;)&amp;&quot; , &quot;&amp;TEXT([.$X32]; &quot;0.00&quot;)&amp;&quot; , &quot;&amp;TEXT([.$Y32]; &quot;0.00&quot;)&amp;&quot; , &quot;&amp;TEXT([.$Z32]; &quot;0.00&quot;)&amp;&quot; , &quot;&amp;TEXT([.$AA32]; &quot;0.00&quot;)&amp;&quot; , &quot;&amp;TEXT([.$AB32]; &quot;0.00&quot;)&amp;&quot;],&quot;" office:value-type="string" office:string-value="'j': [1.0 , 0.74 , 0.07 , 0.11 , 0.07 , 0.00]," calcext:value-type="string">
            <text:p>'j': [1.0 , 0.74 , 0.07 , 0.11 , 0.07 , 0.00],</text:p>
          </table:table-cell>
          <table:table-cell table:number-columns-repeated="16347"/>
        </table:table-row>
        <table:table-row table:style-name="ro1">
          <table:table-cell table:number-columns-repeated="36"/>
          <table:table-cell table:style-name="ce17" office:value-type="string" calcext:value-type="string">
            <text:p>}</text:p>
          </table:table-cell>
          <table:table-cell table:number-columns-repeated="16347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ic+" table:style-name="ta2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21" table:default-cell-style-name="ce2"/>
        <table:table-column table:style-name="co4" table:default-cell-style-name="ce2"/>
        <table:table-column table:style-name="co8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5" table:default-cell-style-name="ce2"/>
        <table:table-column table:style-name="co16" table:default-cell-style-name="Default"/>
        <table:table-column table:style-name="co26" table:default-cell-style-name="Default"/>
        <table:table-column table:style-name="co20" table:number-columns-repeated="16347" table:default-cell-style-name="Default"/>
        <table:table-row table:style-name="ro1">
          <table:table-cell/>
          <table:table-cell table:style-name="ce1" office:value-type="string" calcext:value-type="string">
            <text:p>This worksheet generates the pywordletool letter frequency tables.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Data is from the Classic+ vocabulary on 8/9/25.</text:p>
          </table:table-cell>
          <table:table-cell table:number-columns-repeated="16382"/>
        </table:table-row>
        <table:table-row table:style-name="ro3">
          <table:table-cell/>
          <table:table-cell table:style-name="ce1"/>
          <table:table-cell/>
          <table:table-cell table:style-name="ce4" office:value-type="string" calcext:value-type="string">
            <text:p>This count is <text:span text:style-name="T1">words</text:span> containing the letter.</text:p>
          </table:table-cell>
          <table:table-cell table:number-columns-repeated="3"/>
          <table:table-cell table:style-name="ce4" office:value-type="string" calcext:value-type="string" table:number-columns-spanned="5" table:number-rows-spanned="1">
            <text:p>These counts are <text:span text:style-name="T1">letters</text:span> at the position..</text:p>
          </table:table-cell>
          <table:covered-table-cell table:number-columns-repeated="4" table:style-name="ce9"/>
          <table:table-cell table:style-name="ce4" office:value-type="string" calcext:value-type="string">
            <text:p>Letter sum can be more than word count.</text:p>
          </table:table-cell>
          <table:table-cell table:number-columns-repeated="16371"/>
        </table:table-row>
        <table:table-row table:style-name="ro1">
          <table:table-cell/>
          <table:table-cell table:style-name="ce1" office:value-type="string" calcext:value-type="string">
            <text:p>By Letter Ocurrence</text:p>
          </table:table-cell>
          <table:table-cell table:number-columns-repeated="4"/>
          <table:table-cell table:style-name="ce1" office:value-type="string" calcext:value-type="string">
            <text:p>By Letter Position - Raw</text:p>
          </table:table-cell>
          <table:table-cell table:number-columns-repeated="7"/>
          <table:table-cell table:style-name="ce1" office:value-type="string" calcext:value-type="string">
            <text:p>By Letter Position - Fraction</text:p>
          </table:table-cell>
          <table:table-cell table:number-columns-repeated="7"/>
          <table:table-cell table:style-name="ce1" office:value-type="string" calcext:value-type="string">
            <text:p>By Letter Position - Weighted</text:p>
          </table:table-cell>
          <table:table-cell table:number-columns-repeated="11"/>
          <table:table-cell table:style-name="ce3" office:value-type="string" calcext:value-type="string">
            <text:p>letter_ranks_bot.txt</text:p>
          </table:table-cell>
          <table:table-cell/>
          <table:table-cell table:style-name="ce3" office:value-type="string" calcext:value-type="string">
            <text:p>hard coded in helpers.py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formula="of:=MIN([.D7:.D32])" office:value-type="float" office:value="35" calcext:value-type="float">
            <text:p>35</text:p>
          </table:table-cell>
          <table:table-cell table:number-columns-repeated="3"/>
          <table:table-cell table:number-columns-repeated="5" table:style-name="ce2" office:value-type="string" calcext:value-type="string">
            <text:p>Pos</text:p>
          </table:table-cell>
          <table:table-cell table:number-columns-repeated="3"/>
          <table:table-cell table:number-columns-repeated="5" table:style-name="ce2" office:value-type="string" calcext:value-type="string">
            <text:p>Pos</text:p>
          </table:table-cell>
          <table:table-cell table:number-columns-repeated="3"/>
          <table:table-cell table:number-columns-repeated="5" table:style-name="ce2" office:value-type="string" calcext:value-type="string">
            <text:p>Pos</text:p>
          </table:table-cell>
          <table:table-cell table:number-columns-repeated="16356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nk</text:p>
          </table:table-cell>
          <table:table-cell/>
          <table:table-cell table:style-name="ce3" office:value-type="string" calcext:value-type="string">
            <text:p>Let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Total</text:p>
          </table:table-cell>
          <table:table-cell table:style-name="ce11"/>
          <table:table-cell table:style-name="ce3" office:value-type="string" calcext:value-type="string">
            <text:p>Let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Let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Total</text:p>
          </table:table-cell>
          <table:table-cell table:style-name="ce11"/>
          <table:table-cell table:style-name="ce8" office:value-type="string" calcext:value-type="string">
            <text:p>VAR.P</text:p>
          </table:table-cell>
          <table:table-cell table:style-name="ce8" office:value-type="string" calcext:value-type="string">
            <text:p>STDEV.P</text:p>
          </table:table-cell>
          <table:table-cell table:style-name="ce8" office:value-type="string" calcext:value-type="string">
            <text:p>MEAN</text:p>
          </table:table-cell>
          <table:table-cell table:style-name="ce11"/>
          <table:table-cell table:style-name="ce3" office:value-type="string" calcext:value-type="string">
            <text:p>Letter Ranking Data</text:p>
          </table:table-cell>
          <table:table-cell/>
          <table:table-cell table:style-name="ce17" office:value-type="string" calcext:value-type="string">
            <text:p>ltr_rank_dict = {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1570" calcext:value-type="float">
            <text:p>1570</text:p>
          </table:table-cell>
          <table:table-cell table:style-name="ce5" table:formula="of:=[.D7]/[.$D$5]" office:value-type="float" office:value="44.8571428571429" calcext:value-type="float">
            <text:p>44.9</text:p>
          </table:table-cell>
          <table:table-cell/>
          <table:table-cell table:style-name="ce7" table:formula="of:=[.C7]" office:value-type="string" office:string-value="E" calcext:value-type="string">
            <text:p>E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503" calcext:value-type="float">
            <text:p>503</text:p>
          </table:table-cell>
          <table:table-cell table:style-name="ce10" table:formula="of:=SUM([.H7:.L7])" office:value-type="float" office:value="1795" calcext:value-type="float">
            <text:p>1795</text:p>
          </table:table-cell>
          <table:table-cell table:style-name="ce11"/>
          <table:table-cell table:style-name="ce7" table:formula="of:=[.C7]" office:value-type="string" office:string-value="E" calcext:value-type="string">
            <text:p>E</text:p>
          </table:table-cell>
          <table:table-cell table:style-name="ce12" table:formula="of:=[.H7]/[.$M7]" office:value-type="float" office:value="0.0512534818941504" calcext:value-type="float">
            <text:p>0.051</text:p>
          </table:table-cell>
          <table:table-cell table:style-name="ce12" table:formula="of:=[.I7]/[.$M7]" office:value-type="float" office:value="0.181058495821727" calcext:value-type="float">
            <text:p>0.181</text:p>
          </table:table-cell>
          <table:table-cell table:style-name="ce12" table:formula="of:=[.J7]/[.$M7]" office:value-type="float" office:value="0.117548746518106" calcext:value-type="float">
            <text:p>0.118</text:p>
          </table:table-cell>
          <table:table-cell table:style-name="ce12" table:formula="of:=[.K7]/[.$M7]" office:value-type="float" office:value="0.36991643454039" calcext:value-type="float">
            <text:p>0.370</text:p>
          </table:table-cell>
          <table:table-cell table:style-name="ce12" table:formula="of:=[.L7]/[.$M7]" office:value-type="float" office:value="0.280222841225627" calcext:value-type="float">
            <text:p>0.280</text:p>
          </table:table-cell>
          <table:table-cell table:style-name="ce10" table:formula="of:=SUM([.P7:.T7])" office:value-type="float" office:value="1" calcext:value-type="float">
            <text:p>1</text:p>
          </table:table-cell>
          <table:table-cell/>
          <table:table-cell table:style-name="ce7" table:formula="of:=[.C7]" office:value-type="string" office:string-value="E" calcext:value-type="string">
            <text:p>E</text:p>
          </table:table-cell>
          <table:table-cell table:style-name="ce13" table:formula="of:=[.$E7]*[.P7]" office:value-type="float" office:value="2.29908475925189" calcext:value-type="float">
            <text:p>2.30</text:p>
          </table:table-cell>
          <table:table-cell table:style-name="ce13" table:formula="of:=[.$E7]*[.Q7]" office:value-type="float" office:value="8.12176681257461" calcext:value-type="float">
            <text:p>8.12</text:p>
          </table:table-cell>
          <table:table-cell table:style-name="ce13" table:formula="of:=[.$E7]*[.R7]" office:value-type="float" office:value="5.27290091524075" calcext:value-type="float">
            <text:p>5.27</text:p>
          </table:table-cell>
          <table:table-cell table:style-name="ce13" table:formula="of:=[.$E7]*[.S7]" office:value-type="float" office:value="16.5933943493832" calcext:value-type="float">
            <text:p>16.59</text:p>
          </table:table-cell>
          <table:table-cell table:style-name="ce13" table:formula="of:=[.$E7]*[.T7]" office:value-type="float" office:value="12.5699960206924" calcext:value-type="float">
            <text:p>12.57</text:p>
          </table:table-cell>
          <table:table-cell table:style-name="ce14" table:formula="of:=SUM([.X7:.AB7])" office:value-type="float" office:value="44.8571428571429" calcext:value-type="float">
            <text:p>44.9</text:p>
          </table:table-cell>
          <table:table-cell table:style-name="ce15"/>
          <table:table-cell table:style-name="ce13" table:formula="of:=COM.MICROSOFT.VAR.P([.X7:.AB7])" office:value-type="float" office:value="25.99305077663" calcext:value-type="float">
            <text:p>25.99</text:p>
          </table:table-cell>
          <table:table-cell table:style-name="ce13" table:formula="of:=COM.MICROSOFT.STDEV.P([.X7:.AB7])" office:value-type="float" office:value="5.09833804063933" calcext:value-type="float">
            <text:p>5.10</text:p>
          </table:table-cell>
          <table:table-cell table:style-name="ce13" table:formula="of:=AVERAGE([.X7:.AB7])" office:value-type="float" office:value="8.97142857142857" calcext:value-type="float">
            <text:p>8.97</text:p>
          </table:table-cell>
          <table:table-cell table:style-name="ce15"/>
          <table:table-cell table:style-name="ce7" table:formula="of:=LOWER([.W7])&amp;&quot;:&quot;&amp;TEXT([.$AC7]; &quot;0.0&quot;)&amp;&quot;:&quot;&amp;TEXT([.$X7]; &quot;0.00&quot;)&amp;&quot;:&quot;&amp;TEXT([.$Y7]; &quot;0.00&quot;)&amp;&quot;:&quot;&amp;TEXT([.$Z7]; &quot;0.00&quot;)&amp;&quot;:&quot;&amp;TEXT([.$AA7]; &quot;0.00&quot;)&amp;&quot;:&quot;&amp;TEXT([.$AB7]; &quot;0.00&quot;)" office:value-type="string" office:string-value="e:44.9:2.30:8.12:5.27:16.59:12.57" calcext:value-type="string">
            <text:p>e:44.9:2.30:8.12:5.27:16.59:12.57</text:p>
          </table:table-cell>
          <table:table-cell/>
          <table:table-cell table:style-name="ce7" table:formula="of:=&quot;'&quot;&amp;LOWER([.W7])&amp;&quot;'&quot;&amp;&quot;: [&quot;&amp;TEXT([.$AC7]; &quot;0.0&quot;)&amp;&quot;, &quot;&amp;TEXT([.$X7]; &quot;0.00&quot;)&amp;&quot;, &quot;&amp;TEXT([.$Y7]; &quot;0.00&quot;)&amp;&quot;, &quot;&amp;TEXT([.$Z7]; &quot;0.00&quot;)&amp;&quot;, &quot;&amp;TEXT([.$AA7]; &quot;0.00&quot;)&amp;&quot;, &quot;&amp;TEXT([.$AB7]; &quot;0.00&quot;)&amp;&quot;],&quot;" office:value-type="string" office:string-value="'e': [44.9, 2.30, 8.12, 5.27, 16.59, 12.57]," calcext:value-type="string">
            <text:p>'e': [44.9, 2.30, 8.12, 5.27, 16.59, 12.57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1236" calcext:value-type="float">
            <text:p>1236</text:p>
          </table:table-cell>
          <table:table-cell table:style-name="ce5" table:formula="of:=[.D8]/[.$D$5]" office:value-type="float" office:value="35.3142857142857" calcext:value-type="float">
            <text:p>35.3</text:p>
          </table:table-cell>
          <table:table-cell/>
          <table:table-cell table:style-name="ce7" table:formula="of:=[.C8]" office:value-type="string" office:string-value="A" calcext:value-type="string">
            <text:p>A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02" calcext:value-type="float">
            <text:p>102</text:p>
          </table:table-cell>
          <table:table-cell table:style-name="ce10" table:formula="of:=SUM([.H8:.L8])" office:value-type="float" office:value="1333" calcext:value-type="float">
            <text:p>1333</text:p>
          </table:table-cell>
          <table:table-cell table:style-name="ce11"/>
          <table:table-cell table:style-name="ce7" table:formula="of:=[.C8]" office:value-type="string" office:string-value="A" calcext:value-type="string">
            <text:p>A</text:p>
          </table:table-cell>
          <table:table-cell table:style-name="ce12" table:formula="of:=[.H8]/[.$M8]" office:value-type="float" office:value="0.149287321830458" calcext:value-type="float">
            <text:p>0.149</text:p>
          </table:table-cell>
          <table:table-cell table:style-name="ce12" table:formula="of:=[.I8]/[.$M8]" office:value-type="float" office:value="0.355588897224306" calcext:value-type="float">
            <text:p>0.356</text:p>
          </table:table-cell>
          <table:table-cell table:style-name="ce12" table:formula="of:=[.J8]/[.$M8]" office:value-type="float" office:value="0.265566391597899" calcext:value-type="float">
            <text:p>0.266</text:p>
          </table:table-cell>
          <table:table-cell table:style-name="ce12" table:formula="of:=[.K8]/[.$M8]" office:value-type="float" office:value="0.153038259564891" calcext:value-type="float">
            <text:p>0.153</text:p>
          </table:table-cell>
          <table:table-cell table:style-name="ce12" table:formula="of:=[.L8]/[.$M8]" office:value-type="float" office:value="0.0765191297824456" calcext:value-type="float">
            <text:p>0.077</text:p>
          </table:table-cell>
          <table:table-cell table:style-name="ce10" table:formula="of:=SUM([.P8:.T8])" office:value-type="float" office:value="1" calcext:value-type="float">
            <text:p>1</text:p>
          </table:table-cell>
          <table:table-cell/>
          <table:table-cell table:style-name="ce7" table:formula="of:=[.C8]" office:value-type="string" office:string-value="A" calcext:value-type="string">
            <text:p>A</text:p>
          </table:table-cell>
          <table:table-cell table:style-name="ce13" table:formula="of:=[.$E8]*[.P8]" office:value-type="float" office:value="5.2719751366413" calcext:value-type="float">
            <text:p>5.27</text:p>
          </table:table-cell>
          <table:table-cell table:style-name="ce13" table:formula="of:=[.$E8]*[.Q8]" office:value-type="float" office:value="12.5573679134069" calcext:value-type="float">
            <text:p>12.56</text:p>
          </table:table-cell>
          <table:table-cell table:style-name="ce13" table:formula="of:=[.$E8]*[.R8]" office:value-type="float" office:value="9.37828742900011" calcext:value-type="float">
            <text:p>9.38</text:p>
          </table:table-cell>
          <table:table-cell table:style-name="ce13" table:formula="of:=[.$E8]*[.S8]" office:value-type="float" office:value="5.40443682349159" calcext:value-type="float">
            <text:p>5.40</text:p>
          </table:table-cell>
          <table:table-cell table:style-name="ce13" table:formula="of:=[.$E8]*[.T8]" office:value-type="float" office:value="2.70221841174579" calcext:value-type="float">
            <text:p>2.70</text:p>
          </table:table-cell>
          <table:table-cell table:style-name="ce14" table:formula="of:=SUM([.X8:.AB8])" office:value-type="float" office:value="35.3142857142857" calcext:value-type="float">
            <text:p>35.3</text:p>
          </table:table-cell>
          <table:table-cell table:style-name="ce15"/>
          <table:table-cell table:style-name="ce13" table:formula="of:=COM.MICROSOFT.VAR.P([.X8:.AB8])" office:value-type="float" office:value="12.1047304953633" calcext:value-type="float">
            <text:p>12.10</text:p>
          </table:table-cell>
          <table:table-cell table:style-name="ce13" table:formula="of:=COM.MICROSOFT.STDEV.P([.X8:.AB8])" office:value-type="float" office:value="3.47918532064092" calcext:value-type="float">
            <text:p>3.48</text:p>
          </table:table-cell>
          <table:table-cell table:style-name="ce13" table:formula="of:=AVERAGE([.X8:.AB8])" office:value-type="float" office:value="7.06285714285714" calcext:value-type="float">
            <text:p>7.06</text:p>
          </table:table-cell>
          <table:table-cell table:style-name="ce15"/>
          <table:table-cell table:style-name="ce7" table:formula="of:=LOWER([.W8])&amp;&quot;:&quot;&amp;TEXT([.$AC8]; &quot;0.0&quot;)&amp;&quot;:&quot;&amp;TEXT([.$X8]; &quot;0.00&quot;)&amp;&quot;:&quot;&amp;TEXT([.$Y8]; &quot;0.00&quot;)&amp;&quot;:&quot;&amp;TEXT([.$Z8]; &quot;0.00&quot;)&amp;&quot;:&quot;&amp;TEXT([.$AA8]; &quot;0.00&quot;)&amp;&quot;:&quot;&amp;TEXT([.$AB8]; &quot;0.00&quot;)" office:value-type="string" office:string-value="a:35.3:5.27:12.56:9.38:5.40:2.70" calcext:value-type="string">
            <text:p>a:35.3:5.27:12.56:9.38:5.40:2.70</text:p>
          </table:table-cell>
          <table:table-cell/>
          <table:table-cell table:style-name="ce7" table:formula="of:=&quot;'&quot;&amp;LOWER([.W8])&amp;&quot;'&quot;&amp;&quot;: [&quot;&amp;TEXT([.$AC8]; &quot;0.0&quot;)&amp;&quot;, &quot;&amp;TEXT([.$X8]; &quot;0.00&quot;)&amp;&quot;, &quot;&amp;TEXT([.$Y8]; &quot;0.00&quot;)&amp;&quot;, &quot;&amp;TEXT([.$Z8]; &quot;0.00&quot;)&amp;&quot;, &quot;&amp;TEXT([.$AA8]; &quot;0.00&quot;)&amp;&quot;, &quot;&amp;TEXT([.$AB8]; &quot;0.00&quot;)&amp;&quot;],&quot;" office:value-type="string" office:string-value="'a': [35.3, 5.27, 12.56, 9.38, 5.40, 2.70]," calcext:value-type="string">
            <text:p>'a': [35.3, 5.27, 12.56, 9.38, 5.40, 2.70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1099" calcext:value-type="float">
            <text:p>1099</text:p>
          </table:table-cell>
          <table:table-cell table:style-name="ce5" table:formula="of:=[.D9]/[.$D$5]" office:value-type="float" office:value="31.4" calcext:value-type="float">
            <text:p>31.4</text:p>
          </table:table-cell>
          <table:table-cell/>
          <table:table-cell table:style-name="ce7" table:formula="of:=[.C9]" office:value-type="string" office:string-value="R" calcext:value-type="string">
            <text:p>R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312" calcext:value-type="float">
            <text:p>312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284" calcext:value-type="float">
            <text:p>284</text:p>
          </table:table-cell>
          <table:table-cell table:style-name="ce10" table:formula="of:=SUM([.H9:.L9])" office:value-type="float" office:value="1180" calcext:value-type="float">
            <text:p>1180</text:p>
          </table:table-cell>
          <table:table-cell table:style-name="ce11"/>
          <table:table-cell table:style-name="ce7" table:formula="of:=[.C9]" office:value-type="string" office:string-value="R" calcext:value-type="string">
            <text:p>R</text:p>
          </table:table-cell>
          <table:table-cell table:style-name="ce12" table:formula="of:=[.H9]/[.$M9]" office:value-type="float" office:value="0.128813559322034" calcext:value-type="float">
            <text:p>0.129</text:p>
          </table:table-cell>
          <table:table-cell table:style-name="ce12" table:formula="of:=[.I9]/[.$M9]" office:value-type="float" office:value="0.264406779661017" calcext:value-type="float">
            <text:p>0.264</text:p>
          </table:table-cell>
          <table:table-cell table:style-name="ce12" table:formula="of:=[.J9]/[.$M9]" office:value-type="float" office:value="0.204237288135593" calcext:value-type="float">
            <text:p>0.204</text:p>
          </table:table-cell>
          <table:table-cell table:style-name="ce12" table:formula="of:=[.K9]/[.$M9]" office:value-type="float" office:value="0.161864406779661" calcext:value-type="float">
            <text:p>0.162</text:p>
          </table:table-cell>
          <table:table-cell table:style-name="ce12" table:formula="of:=[.L9]/[.$M9]" office:value-type="float" office:value="0.240677966101695" calcext:value-type="float">
            <text:p>0.241</text:p>
          </table:table-cell>
          <table:table-cell table:style-name="ce10" table:formula="of:=SUM([.P9:.T9])" office:value-type="float" office:value="1" calcext:value-type="float">
            <text:p>1</text:p>
          </table:table-cell>
          <table:table-cell/>
          <table:table-cell table:style-name="ce7" table:formula="of:=[.C9]" office:value-type="string" office:string-value="R" calcext:value-type="string">
            <text:p>R</text:p>
          </table:table-cell>
          <table:table-cell table:style-name="ce13" table:formula="of:=[.$E9]*[.P9]" office:value-type="float" office:value="4.04474576271186" calcext:value-type="float">
            <text:p>4.04</text:p>
          </table:table-cell>
          <table:table-cell table:style-name="ce13" table:formula="of:=[.$E9]*[.Q9]" office:value-type="float" office:value="8.30237288135593" calcext:value-type="float">
            <text:p>8.30</text:p>
          </table:table-cell>
          <table:table-cell table:style-name="ce13" table:formula="of:=[.$E9]*[.R9]" office:value-type="float" office:value="6.41305084745763" calcext:value-type="float">
            <text:p>6.41</text:p>
          </table:table-cell>
          <table:table-cell table:style-name="ce13" table:formula="of:=[.$E9]*[.S9]" office:value-type="float" office:value="5.08254237288136" calcext:value-type="float">
            <text:p>5.08</text:p>
          </table:table-cell>
          <table:table-cell table:style-name="ce13" table:formula="of:=[.$E9]*[.T9]" office:value-type="float" office:value="7.55728813559322" calcext:value-type="float">
            <text:p>7.56</text:p>
          </table:table-cell>
          <table:table-cell table:style-name="ce14" table:formula="of:=SUM([.X9:.AB9])" office:value-type="float" office:value="31.4" calcext:value-type="float">
            <text:p>31.4</text:p>
          </table:table-cell>
          <table:table-cell table:style-name="ce15"/>
          <table:table-cell table:style-name="ce13" table:formula="of:=COM.MICROSOFT.VAR.P([.X9:.AB9])" office:value-type="float" office:value="2.43388517092789" calcext:value-type="float">
            <text:p>2.43</text:p>
          </table:table-cell>
          <table:table-cell table:style-name="ce13" table:formula="of:=COM.MICROSOFT.STDEV.P([.X9:.AB9])" office:value-type="float" office:value="1.56009139826098" calcext:value-type="float">
            <text:p>1.56</text:p>
          </table:table-cell>
          <table:table-cell table:style-name="ce13" table:formula="of:=AVERAGE([.X9:.AB9])" office:value-type="float" office:value="6.28" calcext:value-type="float">
            <text:p>6.28</text:p>
          </table:table-cell>
          <table:table-cell table:style-name="ce15"/>
          <table:table-cell table:style-name="ce7" table:formula="of:=LOWER([.W9])&amp;&quot;:&quot;&amp;TEXT([.$AC9]; &quot;0.0&quot;)&amp;&quot;:&quot;&amp;TEXT([.$X9]; &quot;0.00&quot;)&amp;&quot;:&quot;&amp;TEXT([.$Y9]; &quot;0.00&quot;)&amp;&quot;:&quot;&amp;TEXT([.$Z9]; &quot;0.00&quot;)&amp;&quot;:&quot;&amp;TEXT([.$AA9]; &quot;0.00&quot;)&amp;&quot;:&quot;&amp;TEXT([.$AB9]; &quot;0.00&quot;)" office:value-type="string" office:string-value="r:31.4:4.04:8.30:6.41:5.08:7.56" calcext:value-type="string">
            <text:p>r:31.4:4.04:8.30:6.41:5.08:7.56</text:p>
          </table:table-cell>
          <table:table-cell/>
          <table:table-cell table:style-name="ce7" table:formula="of:=&quot;'&quot;&amp;LOWER([.W9])&amp;&quot;'&quot;&amp;&quot;: [&quot;&amp;TEXT([.$AC9]; &quot;0.0&quot;)&amp;&quot;, &quot;&amp;TEXT([.$X9]; &quot;0.00&quot;)&amp;&quot;, &quot;&amp;TEXT([.$Y9]; &quot;0.00&quot;)&amp;&quot;, &quot;&amp;TEXT([.$Z9]; &quot;0.00&quot;)&amp;&quot;, &quot;&amp;TEXT([.$AA9]; &quot;0.00&quot;)&amp;&quot;, &quot;&amp;TEXT([.$AB9]; &quot;0.00&quot;)&amp;&quot;],&quot;" office:value-type="string" office:string-value="'r': [31.4, 4.04, 8.30, 6.41, 5.08, 7.56]," calcext:value-type="string">
            <text:p>'r': [31.4, 4.04, 8.30, 6.41, 5.08, 7.56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955" calcext:value-type="float">
            <text:p>955</text:p>
          </table:table-cell>
          <table:table-cell table:style-name="ce5" table:formula="of:=[.D10]/[.$D$5]" office:value-type="float" office:value="27.2857142857143" calcext:value-type="float">
            <text:p>27.3</text:p>
          </table:table-cell>
          <table:table-cell/>
          <table:table-cell table:style-name="ce7" table:formula="of:=[.C10]" office:value-type="string" office:string-value="O" calcext:value-type="string">
            <text:p>O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451" calcext:value-type="float">
            <text:p>451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90" calcext:value-type="float">
            <text:p>90</text:p>
          </table:table-cell>
          <table:table-cell table:style-name="ce10" table:formula="of:=SUM([.H10:.L10])" office:value-type="float" office:value="1074" calcext:value-type="float">
            <text:p>1074</text:p>
          </table:table-cell>
          <table:table-cell table:style-name="ce11"/>
          <table:table-cell table:style-name="ce7" table:formula="of:=[.C10]" office:value-type="string" office:string-value="O" calcext:value-type="string">
            <text:p>O</text:p>
          </table:table-cell>
          <table:table-cell table:style-name="ce12" table:formula="of:=[.H10]/[.$M10]" office:value-type="float" office:value="0.0577281191806332" calcext:value-type="float">
            <text:p>0.058</text:p>
          </table:table-cell>
          <table:table-cell table:style-name="ce12" table:formula="of:=[.I10]/[.$M10]" office:value-type="float" office:value="0.419925512104283" calcext:value-type="float">
            <text:p>0.420</text:p>
          </table:table-cell>
          <table:table-cell table:style-name="ce12" table:formula="of:=[.J10]/[.$M10]" office:value-type="float" office:value="0.276536312849162" calcext:value-type="float">
            <text:p>0.277</text:p>
          </table:table-cell>
          <table:table-cell table:style-name="ce12" table:formula="of:=[.K10]/[.$M10]" office:value-type="float" office:value="0.162011173184358" calcext:value-type="float">
            <text:p>0.162</text:p>
          </table:table-cell>
          <table:table-cell table:style-name="ce12" table:formula="of:=[.L10]/[.$M10]" office:value-type="float" office:value="0.0837988826815642" calcext:value-type="float">
            <text:p>0.084</text:p>
          </table:table-cell>
          <table:table-cell table:style-name="ce10" table:formula="of:=SUM([.P10:.T10])" office:value-type="float" office:value="1" calcext:value-type="float">
            <text:p>1</text:p>
          </table:table-cell>
          <table:table-cell/>
          <table:table-cell table:style-name="ce7" table:formula="of:=[.C10]" office:value-type="string" office:string-value="O" calcext:value-type="string">
            <text:p>O</text:p>
          </table:table-cell>
          <table:table-cell table:style-name="ce13" table:formula="of:=[.$E10]*[.P10]" office:value-type="float" office:value="1.57515296621442" calcext:value-type="float">
            <text:p>1.58</text:p>
          </table:table-cell>
          <table:table-cell table:style-name="ce13" table:formula="of:=[.$E10]*[.Q10]" office:value-type="float" office:value="11.4579675445597" calcext:value-type="float">
            <text:p>11.46</text:p>
          </table:table-cell>
          <table:table-cell table:style-name="ce13" table:formula="of:=[.$E10]*[.R10]" office:value-type="float" office:value="7.54549082202714" calcext:value-type="float">
            <text:p>7.55</text:p>
          </table:table-cell>
          <table:table-cell table:style-name="ce13" table:formula="of:=[.$E10]*[.S10]" office:value-type="float" office:value="4.42059058260176" calcext:value-type="float">
            <text:p>4.42</text:p>
          </table:table-cell>
          <table:table-cell table:style-name="ce13" table:formula="of:=[.$E10]*[.T10]" office:value-type="float" office:value="2.28651237031125" calcext:value-type="float">
            <text:p>2.29</text:p>
          </table:table-cell>
          <table:table-cell table:style-name="ce14" table:formula="of:=SUM([.X10:.AB10])" office:value-type="float" office:value="27.2857142857143" calcext:value-type="float">
            <text:p>27.3</text:p>
          </table:table-cell>
          <table:table-cell table:style-name="ce15"/>
          <table:table-cell table:style-name="ce13" table:formula="of:=COM.MICROSOFT.VAR.P([.X10:.AB10])" office:value-type="float" office:value="13.3136555933402" calcext:value-type="float">
            <text:p>13.31</text:p>
          </table:table-cell>
          <table:table-cell table:style-name="ce13" table:formula="of:=COM.MICROSOFT.STDEV.P([.X10:.AB10])" office:value-type="float" office:value="3.64878823629711" calcext:value-type="float">
            <text:p>3.65</text:p>
          </table:table-cell>
          <table:table-cell table:style-name="ce13" table:formula="of:=AVERAGE([.X10:.AB10])" office:value-type="float" office:value="5.45714285714286" calcext:value-type="float">
            <text:p>5.46</text:p>
          </table:table-cell>
          <table:table-cell table:style-name="ce15"/>
          <table:table-cell table:style-name="ce7" table:formula="of:=LOWER([.W10])&amp;&quot;:&quot;&amp;TEXT([.$AC10]; &quot;0.0&quot;)&amp;&quot;:&quot;&amp;TEXT([.$X10]; &quot;0.00&quot;)&amp;&quot;:&quot;&amp;TEXT([.$Y10]; &quot;0.00&quot;)&amp;&quot;:&quot;&amp;TEXT([.$Z10]; &quot;0.00&quot;)&amp;&quot;:&quot;&amp;TEXT([.$AA10]; &quot;0.00&quot;)&amp;&quot;:&quot;&amp;TEXT([.$AB10]; &quot;0.00&quot;)" office:value-type="string" office:string-value="o:27.3:1.58:11.46:7.55:4.42:2.29" calcext:value-type="string">
            <text:p>o:27.3:1.58:11.46:7.55:4.42:2.29</text:p>
          </table:table-cell>
          <table:table-cell/>
          <table:table-cell table:style-name="ce7" table:formula="of:=&quot;'&quot;&amp;LOWER([.W10])&amp;&quot;'&quot;&amp;&quot;: [&quot;&amp;TEXT([.$AC10]; &quot;0.0&quot;)&amp;&quot;, &quot;&amp;TEXT([.$X10]; &quot;0.00&quot;)&amp;&quot;, &quot;&amp;TEXT([.$Y10]; &quot;0.00&quot;)&amp;&quot;, &quot;&amp;TEXT([.$Z10]; &quot;0.00&quot;)&amp;&quot;, &quot;&amp;TEXT([.$AA10]; &quot;0.00&quot;)&amp;&quot;, &quot;&amp;TEXT([.$AB10]; &quot;0.00&quot;)&amp;&quot;],&quot;" office:value-type="string" office:string-value="'o': [27.3, 1.58, 11.46, 7.55, 4.42, 2.29]," calcext:value-type="string">
            <text:p>'o': [27.3, 1.58, 11.46, 7.55, 4.42, 2.29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890" calcext:value-type="float">
            <text:p>890</text:p>
          </table:table-cell>
          <table:table-cell table:style-name="ce5" table:formula="of:=[.D11]/[.$D$5]" office:value-type="float" office:value="25.4285714285714" calcext:value-type="float">
            <text:p>25.4</text:p>
          </table:table-cell>
          <table:table-cell/>
          <table:table-cell table:style-name="ce7" office:value-type="string" calcext:value-type="string">
            <text:p>I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22" calcext:value-type="float">
            <text:p>22</text:p>
          </table:table-cell>
          <table:table-cell table:style-name="ce10" table:formula="of:=SUM([.H11:.L11])" office:value-type="float" office:value="923" calcext:value-type="float">
            <text:p>923</text:p>
          </table:table-cell>
          <table:table-cell table:style-name="ce11"/>
          <table:table-cell table:style-name="ce7" table:formula="of:=[.C11]" office:value-type="string" office:string-value="I" calcext:value-type="string">
            <text:p>I</text:p>
          </table:table-cell>
          <table:table-cell table:style-name="ce12" table:formula="of:=[.H11]/[.$M11]" office:value-type="float" office:value="0.0498374864572048" calcext:value-type="float">
            <text:p>0.050</text:p>
          </table:table-cell>
          <table:table-cell table:style-name="ce12" table:formula="of:=[.I11]/[.$M11]" office:value-type="float" office:value="0.347778981581799" calcext:value-type="float">
            <text:p>0.348</text:p>
          </table:table-cell>
          <table:table-cell table:style-name="ce12" table:formula="of:=[.J11]/[.$M11]" office:value-type="float" office:value="0.355362946912243" calcext:value-type="float">
            <text:p>0.355</text:p>
          </table:table-cell>
          <table:table-cell table:style-name="ce12" table:formula="of:=[.K11]/[.$M11]" office:value-type="float" office:value="0.223185265438787" calcext:value-type="float">
            <text:p>0.223</text:p>
          </table:table-cell>
          <table:table-cell table:style-name="ce12" table:formula="of:=[.L11]/[.$M11]" office:value-type="float" office:value="0.0238353196099675" calcext:value-type="float">
            <text:p>0.024</text:p>
          </table:table-cell>
          <table:table-cell table:style-name="ce10" table:formula="of:=SUM([.P11:.T11])" office:value-type="float" office:value="1" calcext:value-type="float">
            <text:p>1</text:p>
          </table:table-cell>
          <table:table-cell/>
          <table:table-cell table:style-name="ce7" table:formula="of:=[.C11]" office:value-type="string" office:string-value="I" calcext:value-type="string">
            <text:p>I</text:p>
          </table:table-cell>
          <table:table-cell table:style-name="ce13" table:formula="of:=[.$E11]*[.P11]" office:value-type="float" office:value="1.26729608419749" calcext:value-type="float">
            <text:p>1.27</text:p>
          </table:table-cell>
          <table:table-cell table:style-name="ce13" table:formula="of:=[.$E11]*[.Q11]" office:value-type="float" office:value="8.84352267450859" calcext:value-type="float">
            <text:p>8.84</text:p>
          </table:table-cell>
          <table:table-cell table:style-name="ce13" table:formula="of:=[.$E11]*[.R11]" office:value-type="float" office:value="9.0363720786256" calcext:value-type="float">
            <text:p>9.04</text:p>
          </table:table-cell>
          <table:table-cell table:style-name="ce13" table:formula="of:=[.$E11]*[.S11]" office:value-type="float" office:value="5.67528246401486" calcext:value-type="float">
            <text:p>5.68</text:p>
          </table:table-cell>
          <table:table-cell table:style-name="ce13" table:formula="of:=[.$E11]*[.T11]" office:value-type="float" office:value="0.606098127224888" calcext:value-type="float">
            <text:p>0.61</text:p>
          </table:table-cell>
          <table:table-cell table:style-name="ce14" table:formula="of:=SUM([.X11:.AB11])" office:value-type="float" office:value="25.4285714285714" calcext:value-type="float">
            <text:p>25.4</text:p>
          </table:table-cell>
          <table:table-cell table:style-name="ce15"/>
          <table:table-cell table:style-name="ce13" table:formula="of:=COM.MICROSOFT.VAR.P([.X11:.AB11])" office:value-type="float" office:value="12.9447380019045" calcext:value-type="float">
            <text:p>12.94</text:p>
          </table:table-cell>
          <table:table-cell table:style-name="ce13" table:formula="of:=COM.MICROSOFT.STDEV.P([.X11:.AB11])" office:value-type="float" office:value="3.59787965361607" calcext:value-type="float">
            <text:p>3.60</text:p>
          </table:table-cell>
          <table:table-cell table:style-name="ce13" table:formula="of:=AVERAGE([.X11:.AB11])" office:value-type="float" office:value="5.08571428571429" calcext:value-type="float">
            <text:p>5.09</text:p>
          </table:table-cell>
          <table:table-cell table:style-name="ce15"/>
          <table:table-cell table:style-name="ce7" table:formula="of:=LOWER([.W11])&amp;&quot;:&quot;&amp;TEXT([.$AC11]; &quot;0.0&quot;)&amp;&quot;:&quot;&amp;TEXT([.$X11]; &quot;0.00&quot;)&amp;&quot;:&quot;&amp;TEXT([.$Y11]; &quot;0.00&quot;)&amp;&quot;:&quot;&amp;TEXT([.$Z11]; &quot;0.00&quot;)&amp;&quot;:&quot;&amp;TEXT([.$AA11]; &quot;0.00&quot;)&amp;&quot;:&quot;&amp;TEXT([.$AB11]; &quot;0.00&quot;)" office:value-type="string" office:string-value="i:25.4:1.27:8.84:9.04:5.68:0.61" calcext:value-type="string">
            <text:p>i:25.4:1.27:8.84:9.04:5.68:0.61</text:p>
          </table:table-cell>
          <table:table-cell/>
          <table:table-cell table:style-name="ce7" table:formula="of:=&quot;'&quot;&amp;LOWER([.W11])&amp;&quot;'&quot;&amp;&quot;: [&quot;&amp;TEXT([.$AC11]; &quot;0.0&quot;)&amp;&quot;, &quot;&amp;TEXT([.$X11]; &quot;0.00&quot;)&amp;&quot;, &quot;&amp;TEXT([.$Y11]; &quot;0.00&quot;)&amp;&quot;, &quot;&amp;TEXT([.$Z11]; &quot;0.00&quot;)&amp;&quot;, &quot;&amp;TEXT([.$AA11]; &quot;0.00&quot;)&amp;&quot;, &quot;&amp;TEXT([.$AB11]; &quot;0.00&quot;)&amp;&quot;],&quot;" office:value-type="string" office:string-value="'i': [25.4, 1.27, 8.84, 9.04, 5.68, 0.61]," calcext:value-type="string">
            <text:p>'i': [25.4, 1.27, 8.84, 9.04, 5.68, 0.61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866" calcext:value-type="float">
            <text:p>866</text:p>
          </table:table-cell>
          <table:table-cell table:style-name="ce5" table:formula="of:=[.D12]/[.$D$5]" office:value-type="float" office:value="24.7428571428571" calcext:value-type="float">
            <text:p>24.7</text:p>
          </table:table-cell>
          <table:table-cell/>
          <table:table-cell table:style-name="ce7" office:value-type="string" calcext:value-type="string">
            <text:p>T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95" calcext:value-type="float">
            <text:p>295</text:p>
          </table:table-cell>
          <table:table-cell table:style-name="ce10" table:formula="of:=SUM([.H12:.L12])" office:value-type="float" office:value="945" calcext:value-type="float">
            <text:p>945</text:p>
          </table:table-cell>
          <table:table-cell table:style-name="ce11"/>
          <table:table-cell table:style-name="ce7" table:formula="of:=[.C12]" office:value-type="string" office:string-value="T" calcext:value-type="string">
            <text:p>T</text:p>
          </table:table-cell>
          <table:table-cell table:style-name="ce12" table:formula="of:=[.H12]/[.$M12]" office:value-type="float" office:value="0.213756613756614" calcext:value-type="float">
            <text:p>0.214</text:p>
          </table:table-cell>
          <table:table-cell table:style-name="ce12" table:formula="of:=[.I12]/[.$M12]" office:value-type="float" office:value="0.0941798941798942" calcext:value-type="float">
            <text:p>0.094</text:p>
          </table:table-cell>
          <table:table-cell table:style-name="ce12" table:formula="of:=[.J12]/[.$M12]" office:value-type="float" office:value="0.193650793650794" calcext:value-type="float">
            <text:p>0.194</text:p>
          </table:table-cell>
          <table:table-cell table:style-name="ce12" table:formula="of:=[.K12]/[.$M12]" office:value-type="float" office:value="0.186243386243386" calcext:value-type="float">
            <text:p>0.186</text:p>
          </table:table-cell>
          <table:table-cell table:style-name="ce12" table:formula="of:=[.L12]/[.$M12]" office:value-type="float" office:value="0.312169312169312" calcext:value-type="float">
            <text:p>0.312</text:p>
          </table:table-cell>
          <table:table-cell table:style-name="ce10" table:formula="of:=SUM([.P12:.T12])" office:value-type="float" office:value="1" calcext:value-type="float">
            <text:p>1</text:p>
          </table:table-cell>
          <table:table-cell/>
          <table:table-cell table:style-name="ce7" table:formula="of:=[.C12]" office:value-type="string" office:string-value="T" calcext:value-type="string">
            <text:p>T</text:p>
          </table:table-cell>
          <table:table-cell table:style-name="ce13" table:formula="of:=[.$E12]*[.P12]" office:value-type="float" office:value="5.28894935752079" calcext:value-type="float">
            <text:p>5.29</text:p>
          </table:table-cell>
          <table:table-cell table:style-name="ce13" table:formula="of:=[.$E12]*[.Q12]" office:value-type="float" office:value="2.33027966742253" calcext:value-type="float">
            <text:p>2.33</text:p>
          </table:table-cell>
          <table:table-cell table:style-name="ce13" table:formula="of:=[.$E12]*[.R12]" office:value-type="float" office:value="4.7914739229025" calcext:value-type="float">
            <text:p>4.79</text:p>
          </table:table-cell>
          <table:table-cell table:style-name="ce13" table:formula="of:=[.$E12]*[.S12]" office:value-type="float" office:value="4.60819349962207" calcext:value-type="float">
            <text:p>4.61</text:p>
          </table:table-cell>
          <table:table-cell table:style-name="ce13" table:formula="of:=[.$E12]*[.T12]" office:value-type="float" office:value="7.72396069538927" calcext:value-type="float">
            <text:p>7.72</text:p>
          </table:table-cell>
          <table:table-cell table:style-name="ce14" table:formula="of:=SUM([.X12:.AB12])" office:value-type="float" office:value="24.7428571428571" calcext:value-type="float">
            <text:p>24.7</text:p>
          </table:table-cell>
          <table:table-cell table:style-name="ce15"/>
          <table:table-cell table:style-name="ce13" table:formula="of:=COM.MICROSOFT.VAR.P([.X12:.AB12])" office:value-type="float" office:value="2.9629262448374" calcext:value-type="float">
            <text:p>2.96</text:p>
          </table:table-cell>
          <table:table-cell table:style-name="ce13" table:formula="of:=COM.MICROSOFT.STDEV.P([.X12:.AB12])" office:value-type="float" office:value="1.72131526596304" calcext:value-type="float">
            <text:p>1.72</text:p>
          </table:table-cell>
          <table:table-cell table:style-name="ce13" table:formula="of:=AVERAGE([.X12:.AB12])" office:value-type="float" office:value="4.94857142857143" calcext:value-type="float">
            <text:p>4.95</text:p>
          </table:table-cell>
          <table:table-cell table:style-name="ce15"/>
          <table:table-cell table:style-name="ce7" table:formula="of:=LOWER([.W12])&amp;&quot;:&quot;&amp;TEXT([.$AC12]; &quot;0.0&quot;)&amp;&quot;:&quot;&amp;TEXT([.$X12]; &quot;0.00&quot;)&amp;&quot;:&quot;&amp;TEXT([.$Y12]; &quot;0.00&quot;)&amp;&quot;:&quot;&amp;TEXT([.$Z12]; &quot;0.00&quot;)&amp;&quot;:&quot;&amp;TEXT([.$AA12]; &quot;0.00&quot;)&amp;&quot;:&quot;&amp;TEXT([.$AB12]; &quot;0.00&quot;)" office:value-type="string" office:string-value="t:24.7:5.29:2.33:4.79:4.61:7.72" calcext:value-type="string">
            <text:p>t:24.7:5.29:2.33:4.79:4.61:7.72</text:p>
          </table:table-cell>
          <table:table-cell/>
          <table:table-cell table:style-name="ce7" table:formula="of:=&quot;'&quot;&amp;LOWER([.W12])&amp;&quot;'&quot;&amp;&quot;: [&quot;&amp;TEXT([.$AC12]; &quot;0.0&quot;)&amp;&quot;, &quot;&amp;TEXT([.$X12]; &quot;0.00&quot;)&amp;&quot;, &quot;&amp;TEXT([.$Y12]; &quot;0.00&quot;)&amp;&quot;, &quot;&amp;TEXT([.$Z12]; &quot;0.00&quot;)&amp;&quot;, &quot;&amp;TEXT([.$AA12]; &quot;0.00&quot;)&amp;&quot;, &quot;&amp;TEXT([.$AB12]; &quot;0.00&quot;)&amp;&quot;],&quot;" office:value-type="string" office:string-value="'t': [24.7, 5.29, 2.33, 4.79, 4.61, 7.72]," calcext:value-type="string">
            <text:p>'t': [24.7, 5.29, 2.33, 4.79, 4.61, 7.72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820" calcext:value-type="float">
            <text:p>820</text:p>
          </table:table-cell>
          <table:table-cell table:style-name="ce5" table:formula="of:=[.D13]/[.$D$5]" office:value-type="float" office:value="23.4285714285714" calcext:value-type="float">
            <text:p>23.4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80" calcext:value-type="float">
            <text:p>180</text:p>
          </table:table-cell>
          <table:table-cell table:style-name="ce10" table:formula="of:=SUM([.H13:.L13])" office:value-type="float" office:value="901" calcext:value-type="float">
            <text:p>901</text:p>
          </table:table-cell>
          <table:table-cell table:style-name="ce11"/>
          <table:table-cell table:style-name="ce7" table:formula="of:=[.C13]" office:value-type="string" office:string-value="L" calcext:value-type="string">
            <text:p>L</text:p>
          </table:table-cell>
          <table:table-cell table:style-name="ce12" table:formula="of:=[.H13]/[.$M13]" office:value-type="float" office:value="0.145394006659268" calcext:value-type="float">
            <text:p>0.145</text:p>
          </table:table-cell>
          <table:table-cell table:style-name="ce12" table:formula="of:=[.I13]/[.$M13]" office:value-type="float" office:value="0.258601553829079" calcext:value-type="float">
            <text:p>0.259</text:p>
          </table:table-cell>
          <table:table-cell table:style-name="ce12" table:formula="of:=[.J13]/[.$M13]" office:value-type="float" office:value="0.183129855715871" calcext:value-type="float">
            <text:p>0.183</text:p>
          </table:table-cell>
          <table:table-cell table:style-name="ce12" table:formula="of:=[.K13]/[.$M13]" office:value-type="float" office:value="0.213096559378468" calcext:value-type="float">
            <text:p>0.213</text:p>
          </table:table-cell>
          <table:table-cell table:style-name="ce12" table:formula="of:=[.L13]/[.$M13]" office:value-type="float" office:value="0.199778024417314" calcext:value-type="float">
            <text:p>0.200</text:p>
          </table:table-cell>
          <table:table-cell table:style-name="ce10" table:formula="of:=SUM([.P13:.T13])" office:value-type="float" office:value="1" calcext:value-type="float">
            <text:p>1</text:p>
          </table:table-cell>
          <table:table-cell/>
          <table:table-cell table:style-name="ce7" table:formula="of:=[.C13]" office:value-type="string" office:string-value="L" calcext:value-type="string">
            <text:p>L</text:p>
          </table:table-cell>
          <table:table-cell table:style-name="ce13" table:formula="of:=[.$E13]*[.P13]" office:value-type="float" office:value="3.40637387030284" calcext:value-type="float">
            <text:p>3.41</text:p>
          </table:table-cell>
          <table:table-cell table:style-name="ce13" table:formula="of:=[.$E13]*[.Q13]" office:value-type="float" office:value="6.05866497542413" calcext:value-type="float">
            <text:p>6.06</text:p>
          </table:table-cell>
          <table:table-cell table:style-name="ce13" table:formula="of:=[.$E13]*[.R13]" office:value-type="float" office:value="4.29047090534327" calcext:value-type="float">
            <text:p>4.29</text:p>
          </table:table-cell>
          <table:table-cell table:style-name="ce13" table:formula="of:=[.$E13]*[.S13]" office:value-type="float" office:value="4.99254796258126" calcext:value-type="float">
            <text:p>4.99</text:p>
          </table:table-cell>
          <table:table-cell table:style-name="ce13" table:formula="of:=[.$E13]*[.T13]" office:value-type="float" office:value="4.68051371491993" calcext:value-type="float">
            <text:p>4.68</text:p>
          </table:table-cell>
          <table:table-cell table:style-name="ce14" table:formula="of:=SUM([.X13:.AB13])" office:value-type="float" office:value="23.4285714285714" calcext:value-type="float">
            <text:p>23.4</text:p>
          </table:table-cell>
          <table:table-cell table:style-name="ce15"/>
          <table:table-cell table:style-name="ce13" table:formula="of:=COM.MICROSOFT.VAR.P([.X13:.AB13])" office:value-type="float" office:value="0.754419355160655" calcext:value-type="float">
            <text:p>0.75</text:p>
          </table:table-cell>
          <table:table-cell table:style-name="ce13" table:formula="of:=COM.MICROSOFT.STDEV.P([.X13:.AB13])" office:value-type="float" office:value="0.868573172024473" calcext:value-type="float">
            <text:p>0.87</text:p>
          </table:table-cell>
          <table:table-cell table:style-name="ce13" table:formula="of:=AVERAGE([.X13:.AB13])" office:value-type="float" office:value="4.68571428571429" calcext:value-type="float">
            <text:p>4.69</text:p>
          </table:table-cell>
          <table:table-cell table:style-name="ce15"/>
          <table:table-cell table:style-name="ce7" table:formula="of:=LOWER([.W13])&amp;&quot;:&quot;&amp;TEXT([.$AC13]; &quot;0.0&quot;)&amp;&quot;:&quot;&amp;TEXT([.$X13]; &quot;0.00&quot;)&amp;&quot;:&quot;&amp;TEXT([.$Y13]; &quot;0.00&quot;)&amp;&quot;:&quot;&amp;TEXT([.$Z13]; &quot;0.00&quot;)&amp;&quot;:&quot;&amp;TEXT([.$AA13]; &quot;0.00&quot;)&amp;&quot;:&quot;&amp;TEXT([.$AB13]; &quot;0.00&quot;)" office:value-type="string" office:string-value="l:23.4:3.41:6.06:4.29:4.99:4.68" calcext:value-type="string">
            <text:p>l:23.4:3.41:6.06:4.29:4.99:4.68</text:p>
          </table:table-cell>
          <table:table-cell/>
          <table:table-cell table:style-name="ce7" table:formula="of:=&quot;'&quot;&amp;LOWER([.W13])&amp;&quot;'&quot;&amp;&quot;: [&quot;&amp;TEXT([.$AC13]; &quot;0.0&quot;)&amp;&quot;, &quot;&amp;TEXT([.$X13]; &quot;0.00&quot;)&amp;&quot;, &quot;&amp;TEXT([.$Y13]; &quot;0.00&quot;)&amp;&quot;, &quot;&amp;TEXT([.$Z13]; &quot;0.00&quot;)&amp;&quot;, &quot;&amp;TEXT([.$AA13]; &quot;0.00&quot;)&amp;&quot;, &quot;&amp;TEXT([.$AB13]; &quot;0.00&quot;)&amp;&quot;],&quot;" office:value-type="string" office:string-value="'l': [23.4, 3.41, 6.06, 4.29, 4.99, 4.68]," calcext:value-type="string">
            <text:p>'l': [23.4, 3.41, 6.06, 4.29, 4.99, 4.68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8" calcext:value-type="float">
            <text:p>788</text:p>
          </table:table-cell>
          <table:table-cell table:style-name="ce5" table:formula="of:=[.D14]/[.$D$5]" office:value-type="float" office:value="22.5142857142857" calcext:value-type="float">
            <text:p>22.5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60" calcext:value-type="float">
            <text:p>60</text:p>
          </table:table-cell>
          <table:table-cell table:style-name="ce10" table:formula="of:=SUM([.H14:.L14])" office:value-type="float" office:value="850" calcext:value-type="float">
            <text:p>850</text:p>
          </table:table-cell>
          <table:table-cell table:style-name="ce11"/>
          <table:table-cell table:style-name="ce7" table:formula="of:=[.C14]" office:value-type="string" office:string-value="S" calcext:value-type="string">
            <text:p>S</text:p>
          </table:table-cell>
          <table:table-cell table:style-name="ce12" table:formula="of:=[.H14]/[.$M14]" office:value-type="float" office:value="0.522352941176471" calcext:value-type="float">
            <text:p>0.522</text:p>
          </table:table-cell>
          <table:table-cell table:style-name="ce12" table:formula="of:=[.I14]/[.$M14]" office:value-type="float" office:value="0.0294117647058824" calcext:value-type="float">
            <text:p>0.029</text:p>
          </table:table-cell>
          <table:table-cell table:style-name="ce12" table:formula="of:=[.J14]/[.$M14]" office:value-type="float" office:value="0.134117647058824" calcext:value-type="float">
            <text:p>0.134</text:p>
          </table:table-cell>
          <table:table-cell table:style-name="ce12" table:formula="of:=[.K14]/[.$M14]" office:value-type="float" office:value="0.243529411764706" calcext:value-type="float">
            <text:p>0.244</text:p>
          </table:table-cell>
          <table:table-cell table:style-name="ce12" table:formula="of:=[.L14]/[.$M14]" office:value-type="float" office:value="0.0705882352941177" calcext:value-type="float">
            <text:p>0.071</text:p>
          </table:table-cell>
          <table:table-cell table:style-name="ce10" table:formula="of:=SUM([.P14:.T14])" office:value-type="float" office:value="1" calcext:value-type="float">
            <text:p>1</text:p>
          </table:table-cell>
          <table:table-cell/>
          <table:table-cell table:style-name="ce7" table:formula="of:=[.C14]" office:value-type="string" office:string-value="S" calcext:value-type="string">
            <text:p>S</text:p>
          </table:table-cell>
          <table:table-cell table:style-name="ce13" table:formula="of:=[.$E14]*[.P14]" office:value-type="float" office:value="11.7604033613445" calcext:value-type="float">
            <text:p>11.76</text:p>
          </table:table-cell>
          <table:table-cell table:style-name="ce13" table:formula="of:=[.$E14]*[.Q14]" office:value-type="float" office:value="0.66218487394958" calcext:value-type="float">
            <text:p>0.66</text:p>
          </table:table-cell>
          <table:table-cell table:style-name="ce13" table:formula="of:=[.$E14]*[.R14]" office:value-type="float" office:value="3.01956302521008" calcext:value-type="float">
            <text:p>3.02</text:p>
          </table:table-cell>
          <table:table-cell table:style-name="ce13" table:formula="of:=[.$E14]*[.S14]" office:value-type="float" office:value="5.48289075630252" calcext:value-type="float">
            <text:p>5.48</text:p>
          </table:table-cell>
          <table:table-cell table:style-name="ce13" table:formula="of:=[.$E14]*[.T14]" office:value-type="float" office:value="1.58924369747899" calcext:value-type="float">
            <text:p>1.59</text:p>
          </table:table-cell>
          <table:table-cell table:style-name="ce14" table:formula="of:=SUM([.X14:.AB14])" office:value-type="float" office:value="22.5142857142857" calcext:value-type="float">
            <text:p>22.5</text:p>
          </table:table-cell>
          <table:table-cell table:style-name="ce15"/>
          <table:table-cell table:style-name="ce13" table:formula="of:=COM.MICROSOFT.VAR.P([.X14:.AB14])" office:value-type="float" office:value="15.8145022445308" calcext:value-type="float">
            <text:p>15.81</text:p>
          </table:table-cell>
          <table:table-cell table:style-name="ce13" table:formula="of:=COM.MICROSOFT.STDEV.P([.X14:.AB14])" office:value-type="float" office:value="3.97674518224776" calcext:value-type="float">
            <text:p>3.98</text:p>
          </table:table-cell>
          <table:table-cell table:style-name="ce13" table:formula="of:=AVERAGE([.X14:.AB14])" office:value-type="float" office:value="4.50285714285714" calcext:value-type="float">
            <text:p>4.50</text:p>
          </table:table-cell>
          <table:table-cell table:style-name="ce15"/>
          <table:table-cell table:style-name="ce7" table:formula="of:=LOWER([.W14])&amp;&quot;:&quot;&amp;TEXT([.$AC14]; &quot;0.0&quot;)&amp;&quot;:&quot;&amp;TEXT([.$X14]; &quot;0.00&quot;)&amp;&quot;:&quot;&amp;TEXT([.$Y14]; &quot;0.00&quot;)&amp;&quot;:&quot;&amp;TEXT([.$Z14]; &quot;0.00&quot;)&amp;&quot;:&quot;&amp;TEXT([.$AA14]; &quot;0.00&quot;)&amp;&quot;:&quot;&amp;TEXT([.$AB14]; &quot;0.00&quot;)" office:value-type="string" office:string-value="s:22.5:11.76:0.66:3.02:5.48:1.59" calcext:value-type="string">
            <text:p>s:22.5:11.76:0.66:3.02:5.48:1.59</text:p>
          </table:table-cell>
          <table:table-cell/>
          <table:table-cell table:style-name="ce7" table:formula="of:=&quot;'&quot;&amp;LOWER([.W14])&amp;&quot;'&quot;&amp;&quot;: [&quot;&amp;TEXT([.$AC14]; &quot;0.0&quot;)&amp;&quot;, &quot;&amp;TEXT([.$X14]; &quot;0.00&quot;)&amp;&quot;, &quot;&amp;TEXT([.$Y14]; &quot;0.00&quot;)&amp;&quot;, &quot;&amp;TEXT([.$Z14]; &quot;0.00&quot;)&amp;&quot;, &quot;&amp;TEXT([.$AA14]; &quot;0.00&quot;)&amp;&quot;, &quot;&amp;TEXT([.$AB14]; &quot;0.00&quot;)&amp;&quot;],&quot;" office:value-type="string" office:string-value="'s': [22.5, 11.76, 0.66, 3.02, 5.48, 1.59]," calcext:value-type="string">
            <text:p>'s': [22.5, 11.76, 0.66, 3.02, 5.48, 1.59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717" calcext:value-type="float">
            <text:p>717</text:p>
          </table:table-cell>
          <table:table-cell table:style-name="ce5" table:formula="of:=[.D15]/[.$D$5]" office:value-type="float" office:value="20.4857142857143" calcext:value-type="float">
            <text:p>20.5</text:p>
          </table:table-cell>
          <table:table-cell/>
          <table:table-cell table:style-name="ce7" office:value-type="string" calcext:value-type="string">
            <text:p>N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61" calcext:value-type="float">
            <text:p>161</text:p>
          </table:table-cell>
          <table:table-cell table:style-name="ce10" table:formula="of:=SUM([.H15:.L15])" office:value-type="float" office:value="751" calcext:value-type="float">
            <text:p>751</text:p>
          </table:table-cell>
          <table:table-cell table:style-name="ce11"/>
          <table:table-cell table:style-name="ce7" table:formula="of:=[.C15]" office:value-type="string" office:string-value="N" calcext:value-type="string">
            <text:p>N</text:p>
          </table:table-cell>
          <table:table-cell table:style-name="ce12" table:formula="of:=[.H15]/[.$M15]" office:value-type="float" office:value="0.0745672436750999" calcext:value-type="float">
            <text:p>0.075</text:p>
          </table:table-cell>
          <table:table-cell table:style-name="ce12" table:formula="of:=[.I15]/[.$M15]" office:value-type="float" office:value="0.155792276964048" calcext:value-type="float">
            <text:p>0.156</text:p>
          </table:table-cell>
          <table:table-cell table:style-name="ce12" table:formula="of:=[.J15]/[.$M15]" office:value-type="float" office:value="0.264980026631158" calcext:value-type="float">
            <text:p>0.265</text:p>
          </table:table-cell>
          <table:table-cell table:style-name="ce12" table:formula="of:=[.K15]/[.$M15]" office:value-type="float" office:value="0.290279627163782" calcext:value-type="float">
            <text:p>0.290</text:p>
          </table:table-cell>
          <table:table-cell table:style-name="ce12" table:formula="of:=[.L15]/[.$M15]" office:value-type="float" office:value="0.214380825565912" calcext:value-type="float">
            <text:p>0.214</text:p>
          </table:table-cell>
          <table:table-cell table:style-name="ce10" table:formula="of:=SUM([.P15:.T15])" office:value-type="float" office:value="1" calcext:value-type="float">
            <text:p>1</text:p>
          </table:table-cell>
          <table:table-cell/>
          <table:table-cell table:style-name="ce7" table:formula="of:=[.C15]" office:value-type="string" office:string-value="N" calcext:value-type="string">
            <text:p>N</text:p>
          </table:table-cell>
          <table:table-cell table:style-name="ce13" table:formula="of:=[.$E15]*[.P15]" office:value-type="float" office:value="1.52756324900133" calcext:value-type="float">
            <text:p>1.53</text:p>
          </table:table-cell>
          <table:table-cell table:style-name="ce13" table:formula="of:=[.$E15]*[.Q15]" office:value-type="float" office:value="3.19151607380635" calcext:value-type="float">
            <text:p>3.19</text:p>
          </table:table-cell>
          <table:table-cell table:style-name="ce13" table:formula="of:=[.$E15]*[.R15]" office:value-type="float" office:value="5.42830511698687" calcext:value-type="float">
            <text:p>5.43</text:p>
          </table:table-cell>
          <table:table-cell table:style-name="ce13" table:formula="of:=[.$E15]*[.S15]" office:value-type="float" office:value="5.9465855050409" calcext:value-type="float">
            <text:p>5.95</text:p>
          </table:table-cell>
          <table:table-cell table:style-name="ce13" table:formula="of:=[.$E15]*[.T15]" office:value-type="float" office:value="4.39174434087883" calcext:value-type="float">
            <text:p>4.39</text:p>
          </table:table-cell>
          <table:table-cell table:style-name="ce14" table:formula="of:=SUM([.X15:.AB15])" office:value-type="float" office:value="20.4857142857143" calcext:value-type="float">
            <text:p>20.5</text:p>
          </table:table-cell>
          <table:table-cell table:style-name="ce15"/>
          <table:table-cell table:style-name="ce13" table:formula="of:=COM.MICROSOFT.VAR.P([.X15:.AB15])" office:value-type="float" office:value="2.54042406747795" calcext:value-type="float">
            <text:p>2.54</text:p>
          </table:table-cell>
          <table:table-cell table:style-name="ce13" table:formula="of:=COM.MICROSOFT.STDEV.P([.X15:.AB15])" office:value-type="float" office:value="1.59387078129877" calcext:value-type="float">
            <text:p>1.59</text:p>
          </table:table-cell>
          <table:table-cell table:style-name="ce13" table:formula="of:=AVERAGE([.X15:.AB15])" office:value-type="float" office:value="4.09714285714286" calcext:value-type="float">
            <text:p>4.10</text:p>
          </table:table-cell>
          <table:table-cell table:style-name="ce15"/>
          <table:table-cell table:style-name="ce7" table:formula="of:=LOWER([.W15])&amp;&quot;:&quot;&amp;TEXT([.$AC15]; &quot;0.0&quot;)&amp;&quot;:&quot;&amp;TEXT([.$X15]; &quot;0.00&quot;)&amp;&quot;:&quot;&amp;TEXT([.$Y15]; &quot;0.00&quot;)&amp;&quot;:&quot;&amp;TEXT([.$Z15]; &quot;0.00&quot;)&amp;&quot;:&quot;&amp;TEXT([.$AA15]; &quot;0.00&quot;)&amp;&quot;:&quot;&amp;TEXT([.$AB15]; &quot;0.00&quot;)" office:value-type="string" office:string-value="n:20.5:1.53:3.19:5.43:5.95:4.39" calcext:value-type="string">
            <text:p>n:20.5:1.53:3.19:5.43:5.95:4.39</text:p>
          </table:table-cell>
          <table:table-cell/>
          <table:table-cell table:style-name="ce7" table:formula="of:=&quot;'&quot;&amp;LOWER([.W15])&amp;&quot;'&quot;&amp;&quot;: [&quot;&amp;TEXT([.$AC15]; &quot;0.0&quot;)&amp;&quot;, &quot;&amp;TEXT([.$X15]; &quot;0.00&quot;)&amp;&quot;, &quot;&amp;TEXT([.$Y15]; &quot;0.00&quot;)&amp;&quot;, &quot;&amp;TEXT([.$Z15]; &quot;0.00&quot;)&amp;&quot;, &quot;&amp;TEXT([.$AA15]; &quot;0.00&quot;)&amp;&quot;, &quot;&amp;TEXT([.$AB15]; &quot;0.00&quot;)&amp;&quot;],&quot;" office:value-type="string" office:string-value="'n': [20.5, 1.53, 3.19, 5.43, 5.95, 4.39]," calcext:value-type="string">
            <text:p>'n': [20.5, 1.53, 3.19, 5.43, 5.95, 4.39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696" calcext:value-type="float">
            <text:p>696</text:p>
          </table:table-cell>
          <table:table-cell table:style-name="ce5" table:formula="of:=[.D16]/[.$D$5]" office:value-type="float" office:value="19.8857142857143" calcext:value-type="float">
            <text:p>19.9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363" calcext:value-type="float">
            <text:p>363</text:p>
          </table:table-cell>
          <table:table-cell table:style-name="ce10" table:formula="of:=SUM([.H16:.L16])" office:value-type="float" office:value="754" calcext:value-type="float">
            <text:p>754</text:p>
          </table:table-cell>
          <table:table-cell table:style-name="ce11"/>
          <table:table-cell table:style-name="ce7" table:formula="of:=[.C16]" office:value-type="string" office:string-value="D" calcext:value-type="string">
            <text:p>D</text:p>
          </table:table-cell>
          <table:table-cell table:style-name="ce12" table:formula="of:=[.H16]/[.$M16]" office:value-type="float" office:value="0.208222811671088" calcext:value-type="float">
            <text:p>0.208</text:p>
          </table:table-cell>
          <table:table-cell table:style-name="ce12" table:formula="of:=[.I16]/[.$M16]" office:value-type="float" office:value="0.0411140583554377" calcext:value-type="float">
            <text:p>0.041</text:p>
          </table:table-cell>
          <table:table-cell table:style-name="ce12" table:formula="of:=[.J16]/[.$M16]" office:value-type="float" office:value="0.159151193633952" calcext:value-type="float">
            <text:p>0.159</text:p>
          </table:table-cell>
          <table:table-cell table:style-name="ce12" table:formula="of:=[.K16]/[.$M16]" office:value-type="float" office:value="0.110079575596817" calcext:value-type="float">
            <text:p>0.110</text:p>
          </table:table-cell>
          <table:table-cell table:style-name="ce12" table:formula="of:=[.L16]/[.$M16]" office:value-type="float" office:value="0.481432360742706" calcext:value-type="float">
            <text:p>0.481</text:p>
          </table:table-cell>
          <table:table-cell table:style-name="ce10" table:formula="of:=SUM([.P16:.T16])" office:value-type="float" office:value="1" calcext:value-type="float">
            <text:p>1</text:p>
          </table:table-cell>
          <table:table-cell/>
          <table:table-cell table:style-name="ce7" table:formula="of:=[.C16]" office:value-type="string" office:string-value="D" calcext:value-type="string">
            <text:p>D</text:p>
          </table:table-cell>
          <table:table-cell table:style-name="ce13" table:formula="of:=[.$E16]*[.P16]" office:value-type="float" office:value="4.14065934065934" calcext:value-type="float">
            <text:p>4.14</text:p>
          </table:table-cell>
          <table:table-cell table:style-name="ce13" table:formula="of:=[.$E16]*[.Q16]" office:value-type="float" office:value="0.817582417582418" calcext:value-type="float">
            <text:p>0.82</text:p>
          </table:table-cell>
          <table:table-cell table:style-name="ce13" table:formula="of:=[.$E16]*[.R16]" office:value-type="float" office:value="3.16483516483516" calcext:value-type="float">
            <text:p>3.16</text:p>
          </table:table-cell>
          <table:table-cell table:style-name="ce13" table:formula="of:=[.$E16]*[.S16]" office:value-type="float" office:value="2.18901098901099" calcext:value-type="float">
            <text:p>2.19</text:p>
          </table:table-cell>
          <table:table-cell table:style-name="ce13" table:formula="of:=[.$E16]*[.T16]" office:value-type="float" office:value="9.57362637362637" calcext:value-type="float">
            <text:p>9.57</text:p>
          </table:table-cell>
          <table:table-cell table:style-name="ce14" table:formula="of:=SUM([.X16:.AB16])" office:value-type="float" office:value="19.8857142857143" calcext:value-type="float">
            <text:p>19.9</text:p>
          </table:table-cell>
          <table:table-cell table:style-name="ce15"/>
          <table:table-cell table:style-name="ce13" table:formula="of:=COM.MICROSOFT.VAR.P([.X16:.AB16])" office:value-type="float" office:value="9.03748938533994" calcext:value-type="float">
            <text:p>9.04</text:p>
          </table:table-cell>
          <table:table-cell table:style-name="ce13" table:formula="of:=COM.MICROSOFT.STDEV.P([.X16:.AB16])" office:value-type="float" office:value="3.00624173767512" calcext:value-type="float">
            <text:p>3.01</text:p>
          </table:table-cell>
          <table:table-cell table:style-name="ce13" table:formula="of:=AVERAGE([.X16:.AB16])" office:value-type="float" office:value="3.97714285714286" calcext:value-type="float">
            <text:p>3.98</text:p>
          </table:table-cell>
          <table:table-cell table:style-name="ce15"/>
          <table:table-cell table:style-name="ce7" table:formula="of:=LOWER([.W16])&amp;&quot;:&quot;&amp;TEXT([.$AC16]; &quot;0.0&quot;)&amp;&quot;:&quot;&amp;TEXT([.$X16]; &quot;0.00&quot;)&amp;&quot;:&quot;&amp;TEXT([.$Y16]; &quot;0.00&quot;)&amp;&quot;:&quot;&amp;TEXT([.$Z16]; &quot;0.00&quot;)&amp;&quot;:&quot;&amp;TEXT([.$AA16]; &quot;0.00&quot;)&amp;&quot;:&quot;&amp;TEXT([.$AB16]; &quot;0.00&quot;)" office:value-type="string" office:string-value="d:19.9:4.14:0.82:3.16:2.19:9.57" calcext:value-type="string">
            <text:p>d:19.9:4.14:0.82:3.16:2.19:9.57</text:p>
          </table:table-cell>
          <table:table-cell/>
          <table:table-cell table:style-name="ce7" table:formula="of:=&quot;'&quot;&amp;LOWER([.W16])&amp;&quot;'&quot;&amp;&quot;: [&quot;&amp;TEXT([.$AC16]; &quot;0.0&quot;)&amp;&quot;, &quot;&amp;TEXT([.$X16]; &quot;0.00&quot;)&amp;&quot;, &quot;&amp;TEXT([.$Y16]; &quot;0.00&quot;)&amp;&quot;, &quot;&amp;TEXT([.$Z16]; &quot;0.00&quot;)&amp;&quot;, &quot;&amp;TEXT([.$AA16]; &quot;0.00&quot;)&amp;&quot;, &quot;&amp;TEXT([.$AB16]; &quot;0.00&quot;)&amp;&quot;],&quot;" office:value-type="string" office:string-value="'d': [19.9, 4.14, 0.82, 3.16, 2.19, 9.57]," calcext:value-type="string">
            <text:p>'d': [19.9, 4.14, 0.82, 3.16, 2.19, 9.57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628" calcext:value-type="float">
            <text:p>628</text:p>
          </table:table-cell>
          <table:table-cell table:style-name="ce5" table:formula="of:=[.D17]/[.$D$5]" office:value-type="float" office:value="17.9428571428571" calcext:value-type="float">
            <text:p>17.9</text:p>
          </table:table-cell>
          <table:table-cell/>
          <table:table-cell table:style-name="ce7" office:value-type="string" calcext:value-type="string">
            <text:p>U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formula="of:=SUM([.H17:.L17])" office:value-type="float" office:value="644" calcext:value-type="float">
            <text:p>644</text:p>
          </table:table-cell>
          <table:table-cell table:style-name="ce11"/>
          <table:table-cell table:style-name="ce7" table:formula="of:=[.C17]" office:value-type="string" office:string-value="U" calcext:value-type="string">
            <text:p>U</text:p>
          </table:table-cell>
          <table:table-cell table:style-name="ce12" table:formula="of:=[.H17]/[.$M17]" office:value-type="float" office:value="0.077639751552795" calcext:value-type="float">
            <text:p>0.078</text:p>
          </table:table-cell>
          <table:table-cell table:style-name="ce12" table:formula="of:=[.I17]/[.$M17]" office:value-type="float" office:value="0.427018633540373" calcext:value-type="float">
            <text:p>0.427</text:p>
          </table:table-cell>
          <table:table-cell table:style-name="ce12" table:formula="of:=[.J17]/[.$M17]" office:value-type="float" office:value="0.315217391304348" calcext:value-type="float">
            <text:p>0.315</text:p>
          </table:table-cell>
          <table:table-cell table:style-name="ce12" table:formula="of:=[.K17]/[.$M17]" office:value-type="float" office:value="0.172360248447205" calcext:value-type="float">
            <text:p>0.172</text:p>
          </table:table-cell>
          <table:table-cell table:style-name="ce12" table:formula="of:=[.L17]/[.$M17]" office:value-type="float" office:value="0.0077639751552795" calcext:value-type="float">
            <text:p>0.008</text:p>
          </table:table-cell>
          <table:table-cell table:style-name="ce10" table:formula="of:=SUM([.P17:.T17])" office:value-type="float" office:value="1" calcext:value-type="float">
            <text:p>1</text:p>
          </table:table-cell>
          <table:table-cell/>
          <table:table-cell table:style-name="ce7" table:formula="of:=[.C17]" office:value-type="string" office:string-value="U" calcext:value-type="string">
            <text:p>U</text:p>
          </table:table-cell>
          <table:table-cell table:style-name="ce13" table:formula="of:=[.$E17]*[.P17]" office:value-type="float" office:value="1.39307897071872" calcext:value-type="float">
            <text:p>1.39</text:p>
          </table:table-cell>
          <table:table-cell table:style-name="ce13" table:formula="of:=[.$E17]*[.Q17]" office:value-type="float" office:value="7.66193433895297" calcext:value-type="float">
            <text:p>7.66</text:p>
          </table:table-cell>
          <table:table-cell table:style-name="ce13" table:formula="of:=[.$E17]*[.R17]" office:value-type="float" office:value="5.65590062111801" calcext:value-type="float">
            <text:p>5.66</text:p>
          </table:table-cell>
          <table:table-cell table:style-name="ce13" table:formula="of:=[.$E17]*[.S17]" office:value-type="float" office:value="3.09263531499556" calcext:value-type="float">
            <text:p>3.09</text:p>
          </table:table-cell>
          <table:table-cell table:style-name="ce13" table:formula="of:=[.$E17]*[.T17]" office:value-type="float" office:value="0.139307897071872" calcext:value-type="float">
            <text:p>0.14</text:p>
          </table:table-cell>
          <table:table-cell table:style-name="ce14" table:formula="of:=SUM([.X17:.AB17])" office:value-type="float" office:value="17.9428571428571" calcext:value-type="float">
            <text:p>17.9</text:p>
          </table:table-cell>
          <table:table-cell table:style-name="ce15"/>
          <table:table-cell table:style-name="ce13" table:formula="of:=COM.MICROSOFT.VAR.P([.X17:.AB17])" office:value-type="float" office:value="7.56593881219939" calcext:value-type="float">
            <text:p>7.57</text:p>
          </table:table-cell>
          <table:table-cell table:style-name="ce13" table:formula="of:=COM.MICROSOFT.STDEV.P([.X17:.AB17])" office:value-type="float" office:value="2.7506251675209" calcext:value-type="float">
            <text:p>2.75</text:p>
          </table:table-cell>
          <table:table-cell table:style-name="ce13" table:formula="of:=AVERAGE([.X17:.AB17])" office:value-type="float" office:value="3.58857142857143" calcext:value-type="float">
            <text:p>3.59</text:p>
          </table:table-cell>
          <table:table-cell table:style-name="ce15"/>
          <table:table-cell table:style-name="ce7" table:formula="of:=LOWER([.W17])&amp;&quot;:&quot;&amp;TEXT([.$AC17]; &quot;0.0&quot;)&amp;&quot;:&quot;&amp;TEXT([.$X17]; &quot;0.00&quot;)&amp;&quot;:&quot;&amp;TEXT([.$Y17]; &quot;0.00&quot;)&amp;&quot;:&quot;&amp;TEXT([.$Z17]; &quot;0.00&quot;)&amp;&quot;:&quot;&amp;TEXT([.$AA17]; &quot;0.00&quot;)&amp;&quot;:&quot;&amp;TEXT([.$AB17]; &quot;0.00&quot;)" office:value-type="string" office:string-value="u:17.9:1.39:7.66:5.66:3.09:0.14" calcext:value-type="string">
            <text:p>u:17.9:1.39:7.66:5.66:3.09:0.14</text:p>
          </table:table-cell>
          <table:table-cell/>
          <table:table-cell table:style-name="ce7" table:formula="of:=&quot;'&quot;&amp;LOWER([.W17])&amp;&quot;'&quot;&amp;&quot;: [&quot;&amp;TEXT([.$AC17]; &quot;0.0&quot;)&amp;&quot;, &quot;&amp;TEXT([.$X17]; &quot;0.00&quot;)&amp;&quot;, &quot;&amp;TEXT([.$Y17]; &quot;0.00&quot;)&amp;&quot;, &quot;&amp;TEXT([.$Z17]; &quot;0.00&quot;)&amp;&quot;, &quot;&amp;TEXT([.$AA17]; &quot;0.00&quot;)&amp;&quot;, &quot;&amp;TEXT([.$AB17]; &quot;0.00&quot;)&amp;&quot;],&quot;" office:value-type="string" office:string-value="'u': [17.9, 1.39, 7.66, 5.66, 3.09, 0.14]," calcext:value-type="string">
            <text:p>'u': [17.9, 1.39, 7.66, 5.66, 3.09, 0.14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Y</text:p>
          </table:table-cell>
          <table:table-cell table:style-name="ce3" office:value-type="float" office:value="596" calcext:value-type="float">
            <text:p>596</text:p>
          </table:table-cell>
          <table:table-cell table:style-name="ce5" table:formula="of:=[.D18]/[.$D$5]" office:value-type="float" office:value="17.0285714285714" calcext:value-type="float">
            <text:p>17.0</text:p>
          </table:table-cell>
          <table:table-cell/>
          <table:table-cell table:style-name="ce7" office:value-type="string" calcext:value-type="string">
            <text:p>Y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23" calcext:value-type="float">
            <text:p>523</text:p>
          </table:table-cell>
          <table:table-cell table:style-name="ce10" table:formula="of:=SUM([.H18:.L18])" office:value-type="float" office:value="608" calcext:value-type="float">
            <text:p>608</text:p>
          </table:table-cell>
          <table:table-cell table:style-name="ce11"/>
          <table:table-cell table:style-name="ce7" table:formula="of:=[.C18]" office:value-type="string" office:string-value="Y" calcext:value-type="string">
            <text:p>Y</text:p>
          </table:table-cell>
          <table:table-cell table:style-name="ce12" table:formula="of:=[.H18]/[.$M18]" office:value-type="float" office:value="0.0230263157894737" calcext:value-type="float">
            <text:p>0.023</text:p>
          </table:table-cell>
          <table:table-cell table:style-name="ce12" table:formula="of:=[.I18]/[.$M18]" office:value-type="float" office:value="0.0460526315789474" calcext:value-type="float">
            <text:p>0.046</text:p>
          </table:table-cell>
          <table:table-cell table:style-name="ce12" table:formula="of:=[.J18]/[.$M18]" office:value-type="float" office:value="0.0608552631578947" calcext:value-type="float">
            <text:p>0.061</text:p>
          </table:table-cell>
          <table:table-cell table:style-name="ce12" table:formula="of:=[.K18]/[.$M18]" office:value-type="float" office:value="0.00986842105263158" calcext:value-type="float">
            <text:p>0.010</text:p>
          </table:table-cell>
          <table:table-cell table:style-name="ce12" table:formula="of:=[.L18]/[.$M18]" office:value-type="float" office:value="0.860197368421053" calcext:value-type="float">
            <text:p>0.860</text:p>
          </table:table-cell>
          <table:table-cell table:style-name="ce10" table:formula="of:=SUM([.P18:.T18])" office:value-type="float" office:value="1" calcext:value-type="float">
            <text:p>1</text:p>
          </table:table-cell>
          <table:table-cell/>
          <table:table-cell table:style-name="ce7" table:formula="of:=[.C18]" office:value-type="string" office:string-value="Y" calcext:value-type="string">
            <text:p>Y</text:p>
          </table:table-cell>
          <table:table-cell table:style-name="ce13" table:formula="of:=[.$E18]*[.P18]" office:value-type="float" office:value="0.392105263157895" calcext:value-type="float">
            <text:p>0.39</text:p>
          </table:table-cell>
          <table:table-cell table:style-name="ce13" table:formula="of:=[.$E18]*[.Q18]" office:value-type="float" office:value="0.78421052631579" calcext:value-type="float">
            <text:p>0.78</text:p>
          </table:table-cell>
          <table:table-cell table:style-name="ce13" table:formula="of:=[.$E18]*[.R18]" office:value-type="float" office:value="1.03627819548872" calcext:value-type="float">
            <text:p>1.04</text:p>
          </table:table-cell>
          <table:table-cell table:style-name="ce13" table:formula="of:=[.$E18]*[.S18]" office:value-type="float" office:value="0.168045112781955" calcext:value-type="float">
            <text:p>0.17</text:p>
          </table:table-cell>
          <table:table-cell table:style-name="ce13" table:formula="of:=[.$E18]*[.T18]" office:value-type="float" office:value="14.6479323308271" calcext:value-type="float">
            <text:p>14.65</text:p>
          </table:table-cell>
          <table:table-cell table:style-name="ce14" table:formula="of:=SUM([.X18:.AB18])" office:value-type="float" office:value="17.0285714285714" calcext:value-type="float">
            <text:p>17.0</text:p>
          </table:table-cell>
          <table:table-cell table:style-name="ce15"/>
          <table:table-cell table:style-name="ce13" table:formula="of:=COM.MICROSOFT.VAR.P([.X18:.AB18])" office:value-type="float" office:value="31.6876633868506" calcext:value-type="float">
            <text:p>31.69</text:p>
          </table:table-cell>
          <table:table-cell table:style-name="ce13" table:formula="of:=COM.MICROSOFT.STDEV.P([.X18:.AB18])" office:value-type="float" office:value="5.62917963710971" calcext:value-type="float">
            <text:p>5.63</text:p>
          </table:table-cell>
          <table:table-cell table:style-name="ce13" table:formula="of:=AVERAGE([.X18:.AB18])" office:value-type="float" office:value="3.40571428571429" calcext:value-type="float">
            <text:p>3.41</text:p>
          </table:table-cell>
          <table:table-cell table:style-name="ce15"/>
          <table:table-cell table:style-name="ce7" table:formula="of:=LOWER([.W18])&amp;&quot;:&quot;&amp;TEXT([.$AC18]; &quot;0.0&quot;)&amp;&quot;:&quot;&amp;TEXT([.$X18]; &quot;0.00&quot;)&amp;&quot;:&quot;&amp;TEXT([.$Y18]; &quot;0.00&quot;)&amp;&quot;:&quot;&amp;TEXT([.$Z18]; &quot;0.00&quot;)&amp;&quot;:&quot;&amp;TEXT([.$AA18]; &quot;0.00&quot;)&amp;&quot;:&quot;&amp;TEXT([.$AB18]; &quot;0.00&quot;)" office:value-type="string" office:string-value="y:17.0:0.39:0.78:1.04:0.17:14.65" calcext:value-type="string">
            <text:p>y:17.0:0.39:0.78:1.04:0.17:14.65</text:p>
          </table:table-cell>
          <table:table-cell/>
          <table:table-cell table:style-name="ce7" table:formula="of:=&quot;'&quot;&amp;LOWER([.W18])&amp;&quot;'&quot;&amp;&quot;: [&quot;&amp;TEXT([.$AC18]; &quot;0.0&quot;)&amp;&quot;, &quot;&amp;TEXT([.$X18]; &quot;0.00&quot;)&amp;&quot;, &quot;&amp;TEXT([.$Y18]; &quot;0.00&quot;)&amp;&quot;, &quot;&amp;TEXT([.$Z18]; &quot;0.00&quot;)&amp;&quot;, &quot;&amp;TEXT([.$AA18]; &quot;0.00&quot;)&amp;&quot;, &quot;&amp;TEXT([.$AB18]; &quot;0.00&quot;)&amp;&quot;],&quot;" office:value-type="string" office:string-value="'y': [17.0, 0.39, 0.78, 1.04, 0.17, 14.65]," calcext:value-type="string">
            <text:p>'y': [17.0, 0.39, 0.78, 1.04, 0.17, 14.65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587" calcext:value-type="float">
            <text:p>587</text:p>
          </table:table-cell>
          <table:table-cell table:style-name="ce5" table:formula="of:=[.D19]/[.$D$5]" office:value-type="float" office:value="16.7714285714286" calcext:value-type="float">
            <text:p>16.8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38" calcext:value-type="float">
            <text:p>38</text:p>
          </table:table-cell>
          <table:table-cell table:style-name="ce10" table:formula="of:=SUM([.H19:.L19])" office:value-type="float" office:value="620" calcext:value-type="float">
            <text:p>620</text:p>
          </table:table-cell>
          <table:table-cell table:style-name="ce11"/>
          <table:table-cell table:style-name="ce7" table:formula="of:=[.C19]" office:value-type="string" office:string-value="C" calcext:value-type="string">
            <text:p>C</text:p>
          </table:table-cell>
          <table:table-cell table:style-name="ce12" table:formula="of:=[.H19]/[.$M19]" office:value-type="float" office:value="0.438709677419355" calcext:value-type="float">
            <text:p>0.439</text:p>
          </table:table-cell>
          <table:table-cell table:style-name="ce12" table:formula="of:=[.I19]/[.$M19]" office:value-type="float" office:value="0.0903225806451613" calcext:value-type="float">
            <text:p>0.090</text:p>
          </table:table-cell>
          <table:table-cell table:style-name="ce12" table:formula="of:=[.J19]/[.$M19]" office:value-type="float" office:value="0.138709677419355" calcext:value-type="float">
            <text:p>0.139</text:p>
          </table:table-cell>
          <table:table-cell table:style-name="ce12" table:formula="of:=[.K19]/[.$M19]" office:value-type="float" office:value="0.270967741935484" calcext:value-type="float">
            <text:p>0.271</text:p>
          </table:table-cell>
          <table:table-cell table:style-name="ce12" table:formula="of:=[.L19]/[.$M19]" office:value-type="float" office:value="0.0612903225806452" calcext:value-type="float">
            <text:p>0.061</text:p>
          </table:table-cell>
          <table:table-cell table:style-name="ce10" table:formula="of:=SUM([.P19:.T19])" office:value-type="float" office:value="1" calcext:value-type="float">
            <text:p>1</text:p>
          </table:table-cell>
          <table:table-cell/>
          <table:table-cell table:style-name="ce7" table:formula="of:=[.C19]" office:value-type="string" office:string-value="C" calcext:value-type="string">
            <text:p>C</text:p>
          </table:table-cell>
          <table:table-cell table:style-name="ce13" table:formula="of:=[.$E19]*[.P19]" office:value-type="float" office:value="7.35778801843318" calcext:value-type="float">
            <text:p>7.36</text:p>
          </table:table-cell>
          <table:table-cell table:style-name="ce13" table:formula="of:=[.$E19]*[.Q19]" office:value-type="float" office:value="1.51483870967742" calcext:value-type="float">
            <text:p>1.51</text:p>
          </table:table-cell>
          <table:table-cell table:style-name="ce13" table:formula="of:=[.$E19]*[.R19]" office:value-type="float" office:value="2.32635944700461" calcext:value-type="float">
            <text:p>2.33</text:p>
          </table:table-cell>
          <table:table-cell table:style-name="ce13" table:formula="of:=[.$E19]*[.S19]" office:value-type="float" office:value="4.54451612903226" calcext:value-type="float">
            <text:p>4.54</text:p>
          </table:table-cell>
          <table:table-cell table:style-name="ce13" table:formula="of:=[.$E19]*[.T19]" office:value-type="float" office:value="1.02792626728111" calcext:value-type="float">
            <text:p>1.03</text:p>
          </table:table-cell>
          <table:table-cell table:style-name="ce14" table:formula="of:=SUM([.X19:.AB19])" office:value-type="float" office:value="16.7714285714286" calcext:value-type="float">
            <text:p>16.8</text:p>
          </table:table-cell>
          <table:table-cell table:style-name="ce15"/>
          <table:table-cell table:style-name="ce13" table:formula="of:=COM.MICROSOFT.VAR.P([.X19:.AB19])" office:value-type="float" office:value="5.45936502197966" calcext:value-type="float">
            <text:p>5.46</text:p>
          </table:table-cell>
          <table:table-cell table:style-name="ce13" table:formula="of:=COM.MICROSOFT.STDEV.P([.X19:.AB19])" office:value-type="float" office:value="2.33652841240582" calcext:value-type="float">
            <text:p>2.34</text:p>
          </table:table-cell>
          <table:table-cell table:style-name="ce13" table:formula="of:=AVERAGE([.X19:.AB19])" office:value-type="float" office:value="3.35428571428571" calcext:value-type="float">
            <text:p>3.35</text:p>
          </table:table-cell>
          <table:table-cell table:style-name="ce15"/>
          <table:table-cell table:style-name="ce7" table:formula="of:=LOWER([.W19])&amp;&quot;:&quot;&amp;TEXT([.$AC19]; &quot;0.0&quot;)&amp;&quot;:&quot;&amp;TEXT([.$X19]; &quot;0.00&quot;)&amp;&quot;:&quot;&amp;TEXT([.$Y19]; &quot;0.00&quot;)&amp;&quot;:&quot;&amp;TEXT([.$Z19]; &quot;0.00&quot;)&amp;&quot;:&quot;&amp;TEXT([.$AA19]; &quot;0.00&quot;)&amp;&quot;:&quot;&amp;TEXT([.$AB19]; &quot;0.00&quot;)" office:value-type="string" office:string-value="c:16.8:7.36:1.51:2.33:4.54:1.03" calcext:value-type="string">
            <text:p>c:16.8:7.36:1.51:2.33:4.54:1.03</text:p>
          </table:table-cell>
          <table:table-cell/>
          <table:table-cell table:style-name="ce7" table:formula="of:=&quot;'&quot;&amp;LOWER([.W19])&amp;&quot;'&quot;&amp;&quot;: [&quot;&amp;TEXT([.$AC19]; &quot;0.0&quot;)&amp;&quot;, &quot;&amp;TEXT([.$X19]; &quot;0.00&quot;)&amp;&quot;, &quot;&amp;TEXT([.$Y19]; &quot;0.00&quot;)&amp;&quot;, &quot;&amp;TEXT([.$Z19]; &quot;0.00&quot;)&amp;&quot;, &quot;&amp;TEXT([.$AA19]; &quot;0.00&quot;)&amp;&quot;, &quot;&amp;TEXT([.$AB19]; &quot;0.00&quot;)&amp;&quot;],&quot;" office:value-type="string" office:string-value="'c': [16.8, 7.36, 1.51, 2.33, 4.54, 1.03]," calcext:value-type="string">
            <text:p>'c': [16.8, 7.36, 1.51, 2.33, 4.54, 1.03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505" calcext:value-type="float">
            <text:p>505</text:p>
          </table:table-cell>
          <table:table-cell table:style-name="ce5" table:formula="of:=[.D20]/[.$D$5]" office:value-type="float" office:value="14.4285714285714" calcext:value-type="float">
            <text:p>14.4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7" calcext:value-type="float">
            <text:p>87</text:p>
          </table:table-cell>
          <table:table-cell table:style-name="ce10" table:formula="of:=SUM([.H20:.L20])" office:value-type="float" office:value="543" calcext:value-type="float">
            <text:p>543</text:p>
          </table:table-cell>
          <table:table-cell table:style-name="ce11"/>
          <table:table-cell table:style-name="ce7" table:formula="of:=[.C20]" office:value-type="string" office:string-value="P" calcext:value-type="string">
            <text:p>P</text:p>
          </table:table-cell>
          <table:table-cell table:style-name="ce12" table:formula="of:=[.H20]/[.$M20]" office:value-type="float" office:value="0.384898710865562" calcext:value-type="float">
            <text:p>0.385</text:p>
          </table:table-cell>
          <table:table-cell table:style-name="ce12" table:formula="of:=[.I20]/[.$M20]" office:value-type="float" office:value="0.128913443830571" calcext:value-type="float">
            <text:p>0.129</text:p>
          </table:table-cell>
          <table:table-cell table:style-name="ce12" table:formula="of:=[.J20]/[.$M20]" office:value-type="float" office:value="0.186003683241252" calcext:value-type="float">
            <text:p>0.186</text:p>
          </table:table-cell>
          <table:table-cell table:style-name="ce12" table:formula="of:=[.K20]/[.$M20]" office:value-type="float" office:value="0.139963167587477" calcext:value-type="float">
            <text:p>0.140</text:p>
          </table:table-cell>
          <table:table-cell table:style-name="ce12" table:formula="of:=[.L20]/[.$M20]" office:value-type="float" office:value="0.160220994475138" calcext:value-type="float">
            <text:p>0.160</text:p>
          </table:table-cell>
          <table:table-cell table:style-name="ce10" table:formula="of:=SUM([.P20:.T20])" office:value-type="float" office:value="1" calcext:value-type="float">
            <text:p>1</text:p>
          </table:table-cell>
          <table:table-cell/>
          <table:table-cell table:style-name="ce7" table:formula="of:=[.C20]" office:value-type="string" office:string-value="P" calcext:value-type="string">
            <text:p>P</text:p>
          </table:table-cell>
          <table:table-cell table:style-name="ce13" table:formula="of:=[.$E20]*[.P20]" office:value-type="float" office:value="5.55353854248882" calcext:value-type="float">
            <text:p>5.55</text:p>
          </table:table-cell>
          <table:table-cell table:style-name="ce13" table:formula="of:=[.$E20]*[.Q20]" office:value-type="float" office:value="1.86003683241252" calcext:value-type="float">
            <text:p>1.86</text:p>
          </table:table-cell>
          <table:table-cell table:style-name="ce13" table:formula="of:=[.$E20]*[.R20]" office:value-type="float" office:value="2.68376742962378" calcext:value-type="float">
            <text:p>2.68</text:p>
          </table:table-cell>
          <table:table-cell table:style-name="ce13" table:formula="of:=[.$E20]*[.S20]" office:value-type="float" office:value="2.01946856090503" calcext:value-type="float">
            <text:p>2.02</text:p>
          </table:table-cell>
          <table:table-cell table:style-name="ce13" table:formula="of:=[.$E20]*[.T20]" office:value-type="float" office:value="2.31176006314128" calcext:value-type="float">
            <text:p>2.31</text:p>
          </table:table-cell>
          <table:table-cell table:style-name="ce14" table:formula="of:=SUM([.X20:.AB20])" office:value-type="float" office:value="14.4285714285714" calcext:value-type="float">
            <text:p>14.4</text:p>
          </table:table-cell>
          <table:table-cell table:style-name="ce15"/>
          <table:table-cell table:style-name="ce13" table:formula="of:=COM.MICROSOFT.VAR.P([.X20:.AB20])" office:value-type="float" office:value="1.85797762825814" calcext:value-type="float">
            <text:p>1.86</text:p>
          </table:table-cell>
          <table:table-cell table:style-name="ce13" table:formula="of:=COM.MICROSOFT.STDEV.P([.X20:.AB20])" office:value-type="float" office:value="1.36307653059472" calcext:value-type="float">
            <text:p>1.36</text:p>
          </table:table-cell>
          <table:table-cell table:style-name="ce13" table:formula="of:=AVERAGE([.X20:.AB20])" office:value-type="float" office:value="2.88571428571429" calcext:value-type="float">
            <text:p>2.89</text:p>
          </table:table-cell>
          <table:table-cell table:style-name="ce15"/>
          <table:table-cell table:style-name="ce7" table:formula="of:=LOWER([.W20])&amp;&quot;:&quot;&amp;TEXT([.$AC20]; &quot;0.0&quot;)&amp;&quot;:&quot;&amp;TEXT([.$X20]; &quot;0.00&quot;)&amp;&quot;:&quot;&amp;TEXT([.$Y20]; &quot;0.00&quot;)&amp;&quot;:&quot;&amp;TEXT([.$Z20]; &quot;0.00&quot;)&amp;&quot;:&quot;&amp;TEXT([.$AA20]; &quot;0.00&quot;)&amp;&quot;:&quot;&amp;TEXT([.$AB20]; &quot;0.00&quot;)" office:value-type="string" office:string-value="p:14.4:5.55:1.86:2.68:2.02:2.31" calcext:value-type="string">
            <text:p>p:14.4:5.55:1.86:2.68:2.02:2.31</text:p>
          </table:table-cell>
          <table:table-cell/>
          <table:table-cell table:style-name="ce7" table:formula="of:=&quot;'&quot;&amp;LOWER([.W20])&amp;&quot;'&quot;&amp;&quot;: [&quot;&amp;TEXT([.$AC20]; &quot;0.0&quot;)&amp;&quot;, &quot;&amp;TEXT([.$X20]; &quot;0.00&quot;)&amp;&quot;, &quot;&amp;TEXT([.$Y20]; &quot;0.00&quot;)&amp;&quot;, &quot;&amp;TEXT([.$Z20]; &quot;0.00&quot;)&amp;&quot;, &quot;&amp;TEXT([.$AA20]; &quot;0.00&quot;)&amp;&quot;, &quot;&amp;TEXT([.$AB20]; &quot;0.00&quot;)&amp;&quot;],&quot;" office:value-type="string" office:string-value="'p': [14.4, 5.55, 1.86, 2.68, 2.02, 2.31]," calcext:value-type="string">
            <text:p>'p': [14.4, 5.55, 1.86, 2.68, 2.02, 2.31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483" calcext:value-type="float">
            <text:p>483</text:p>
          </table:table-cell>
          <table:table-cell table:style-name="ce5" table:formula="of:=[.D21]/[.$D$5]" office:value-type="float" office:value="13.8" calcext:value-type="float">
            <text:p>13.8</text:p>
          </table:table-cell>
          <table:table-cell/>
          <table:table-cell table:style-name="ce7" office:value-type="string" calcext:value-type="string">
            <text:p>H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56" calcext:value-type="float">
            <text:p>156</text:p>
          </table:table-cell>
          <table:table-cell table:style-name="ce10" table:formula="of:=SUM([.H21:.L21])" office:value-type="float" office:value="494" calcext:value-type="float">
            <text:p>494</text:p>
          </table:table-cell>
          <table:table-cell table:style-name="ce11"/>
          <table:table-cell table:style-name="ce7" table:formula="of:=[.C21]" office:value-type="string" office:string-value="H" calcext:value-type="string">
            <text:p>H</text:p>
          </table:table-cell>
          <table:table-cell table:style-name="ce12" table:formula="of:=[.H21]/[.$M21]" office:value-type="float" office:value="0.224696356275304" calcext:value-type="float">
            <text:p>0.225</text:p>
          </table:table-cell>
          <table:table-cell table:style-name="ce12" table:formula="of:=[.I21]/[.$M21]" office:value-type="float" office:value="0.348178137651822" calcext:value-type="float">
            <text:p>0.348</text:p>
          </table:table-cell>
          <table:table-cell table:style-name="ce12" table:formula="of:=[.J21]/[.$M21]" office:value-type="float" office:value="0.0364372469635628" calcext:value-type="float">
            <text:p>0.036</text:p>
          </table:table-cell>
          <table:table-cell table:style-name="ce12" table:formula="of:=[.K21]/[.$M21]" office:value-type="float" office:value="0.0748987854251012" calcext:value-type="float">
            <text:p>0.075</text:p>
          </table:table-cell>
          <table:table-cell table:style-name="ce12" table:formula="of:=[.L21]/[.$M21]" office:value-type="float" office:value="0.315789473684211" calcext:value-type="float">
            <text:p>0.316</text:p>
          </table:table-cell>
          <table:table-cell table:style-name="ce10" table:formula="of:=SUM([.P21:.T21])" office:value-type="float" office:value="1" calcext:value-type="float">
            <text:p>1</text:p>
          </table:table-cell>
          <table:table-cell/>
          <table:table-cell table:style-name="ce7" table:formula="of:=[.C21]" office:value-type="string" office:string-value="H" calcext:value-type="string">
            <text:p>H</text:p>
          </table:table-cell>
          <table:table-cell table:style-name="ce13" table:formula="of:=[.$E21]*[.P21]" office:value-type="float" office:value="3.10080971659919" calcext:value-type="float">
            <text:p>3.10</text:p>
          </table:table-cell>
          <table:table-cell table:style-name="ce13" table:formula="of:=[.$E21]*[.Q21]" office:value-type="float" office:value="4.80485829959514" calcext:value-type="float">
            <text:p>4.80</text:p>
          </table:table-cell>
          <table:table-cell table:style-name="ce13" table:formula="of:=[.$E21]*[.R21]" office:value-type="float" office:value="0.502834008097166" calcext:value-type="float">
            <text:p>0.50</text:p>
          </table:table-cell>
          <table:table-cell table:style-name="ce13" table:formula="of:=[.$E21]*[.S21]" office:value-type="float" office:value="1.0336032388664" calcext:value-type="float">
            <text:p>1.03</text:p>
          </table:table-cell>
          <table:table-cell table:style-name="ce13" table:formula="of:=[.$E21]*[.T21]" office:value-type="float" office:value="4.35789473684211" calcext:value-type="float">
            <text:p>4.36</text:p>
          </table:table-cell>
          <table:table-cell table:style-name="ce14" table:formula="of:=SUM([.X21:.AB21])" office:value-type="float" office:value="13.8" calcext:value-type="float">
            <text:p>13.8</text:p>
          </table:table-cell>
          <table:table-cell table:style-name="ce15"/>
          <table:table-cell table:style-name="ce13" table:formula="of:=COM.MICROSOFT.VAR.P([.X21:.AB21])" office:value-type="float" office:value="2.98522168204691" calcext:value-type="float">
            <text:p>2.99</text:p>
          </table:table-cell>
          <table:table-cell table:style-name="ce13" table:formula="of:=COM.MICROSOFT.STDEV.P([.X21:.AB21])" office:value-type="float" office:value="1.72777940780845" calcext:value-type="float">
            <text:p>1.73</text:p>
          </table:table-cell>
          <table:table-cell table:style-name="ce13" table:formula="of:=AVERAGE([.X21:.AB21])" office:value-type="float" office:value="2.76" calcext:value-type="float">
            <text:p>2.76</text:p>
          </table:table-cell>
          <table:table-cell table:style-name="ce15"/>
          <table:table-cell table:style-name="ce7" table:formula="of:=LOWER([.W21])&amp;&quot;:&quot;&amp;TEXT([.$AC21]; &quot;0.0&quot;)&amp;&quot;:&quot;&amp;TEXT([.$X21]; &quot;0.00&quot;)&amp;&quot;:&quot;&amp;TEXT([.$Y21]; &quot;0.00&quot;)&amp;&quot;:&quot;&amp;TEXT([.$Z21]; &quot;0.00&quot;)&amp;&quot;:&quot;&amp;TEXT([.$AA21]; &quot;0.00&quot;)&amp;&quot;:&quot;&amp;TEXT([.$AB21]; &quot;0.00&quot;)" office:value-type="string" office:string-value="h:13.8:3.10:4.80:0.50:1.03:4.36" calcext:value-type="string">
            <text:p>h:13.8:3.10:4.80:0.50:1.03:4.36</text:p>
          </table:table-cell>
          <table:table-cell/>
          <table:table-cell table:style-name="ce7" table:formula="of:=&quot;'&quot;&amp;LOWER([.W21])&amp;&quot;'&quot;&amp;&quot;: [&quot;&amp;TEXT([.$AC21]; &quot;0.0&quot;)&amp;&quot;, &quot;&amp;TEXT([.$X21]; &quot;0.00&quot;)&amp;&quot;, &quot;&amp;TEXT([.$Y21]; &quot;0.00&quot;)&amp;&quot;, &quot;&amp;TEXT([.$Z21]; &quot;0.00&quot;)&amp;&quot;, &quot;&amp;TEXT([.$AA21]; &quot;0.00&quot;)&amp;&quot;, &quot;&amp;TEXT([.$AB21]; &quot;0.00&quot;)&amp;&quot;],&quot;" office:value-type="string" office:string-value="'h': [13.8, 3.10, 4.80, 0.50, 1.03, 4.36]," calcext:value-type="string">
            <text:p>'h': [13.8, 3.10, 4.80, 0.50, 1.03, 4.36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82" calcext:value-type="float">
            <text:p>482</text:p>
          </table:table-cell>
          <table:table-cell table:style-name="ce5" table:formula="of:=[.D22]/[.$D$5]" office:value-type="float" office:value="13.7714285714286" calcext:value-type="float">
            <text:p>13.8</text:p>
          </table:table-cell>
          <table:table-cell/>
          <table:table-cell table:style-name="ce7" office:value-type="string" calcext:value-type="string">
            <text:p>M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4" calcext:value-type="float">
            <text:p>54</text:p>
          </table:table-cell>
          <table:table-cell table:style-name="ce10" table:formula="of:=SUM([.H22:.L22])" office:value-type="float" office:value="461" calcext:value-type="float">
            <text:p>461</text:p>
          </table:table-cell>
          <table:table-cell table:style-name="ce11"/>
          <table:table-cell table:style-name="ce7" table:formula="of:=[.C22]" office:value-type="string" office:string-value="M" calcext:value-type="string">
            <text:p>M</text:p>
          </table:table-cell>
          <table:table-cell table:style-name="ce12" table:formula="of:=[.H22]/[.$M22]" office:value-type="float" office:value="0.34056399132321" calcext:value-type="float">
            <text:p>0.341</text:p>
          </table:table-cell>
          <table:table-cell table:style-name="ce12" table:formula="of:=[.I22]/[.$M22]" office:value-type="float" office:value="0.114967462039046" calcext:value-type="float">
            <text:p>0.115</text:p>
          </table:table-cell>
          <table:table-cell table:style-name="ce12" table:formula="of:=[.J22]/[.$M22]" office:value-type="float" office:value="0.210412147505423" calcext:value-type="float">
            <text:p>0.210</text:p>
          </table:table-cell>
          <table:table-cell table:style-name="ce12" table:formula="of:=[.K22]/[.$M22]" office:value-type="float" office:value="0.216919739696312" calcext:value-type="float">
            <text:p>0.217</text:p>
          </table:table-cell>
          <table:table-cell table:style-name="ce12" table:formula="of:=[.L22]/[.$M22]" office:value-type="float" office:value="0.117136659436009" calcext:value-type="float">
            <text:p>0.117</text:p>
          </table:table-cell>
          <table:table-cell table:style-name="ce10" table:formula="of:=SUM([.P22:.T22])" office:value-type="float" office:value="1" calcext:value-type="float">
            <text:p>1</text:p>
          </table:table-cell>
          <table:table-cell/>
          <table:table-cell table:style-name="ce7" table:formula="of:=[.C22]" office:value-type="string" office:string-value="M" calcext:value-type="string">
            <text:p>M</text:p>
          </table:table-cell>
          <table:table-cell table:style-name="ce13" table:formula="of:=[.$E22]*[.P22]" office:value-type="float" office:value="4.69005268050821" calcext:value-type="float">
            <text:p>4.69</text:p>
          </table:table-cell>
          <table:table-cell table:style-name="ce13" table:formula="of:=[.$E22]*[.Q22]" office:value-type="float" office:value="1.58326619150914" calcext:value-type="float">
            <text:p>1.58</text:p>
          </table:table-cell>
          <table:table-cell table:style-name="ce13" table:formula="of:=[.$E22]*[.R22]" office:value-type="float" office:value="2.89767585993183" calcext:value-type="float">
            <text:p>2.90</text:p>
          </table:table-cell>
          <table:table-cell table:style-name="ce13" table:formula="of:=[.$E22]*[.S22]" office:value-type="float" office:value="2.98729470096065" calcext:value-type="float">
            <text:p>2.99</text:p>
          </table:table-cell>
          <table:table-cell table:style-name="ce13" table:formula="of:=[.$E22]*[.T22]" office:value-type="float" office:value="1.61313913851875" calcext:value-type="float">
            <text:p>1.61</text:p>
          </table:table-cell>
          <table:table-cell table:style-name="ce14" table:formula="of:=SUM([.X22:.AB22])" office:value-type="float" office:value="13.7714285714286" calcext:value-type="float">
            <text:p>13.8</text:p>
          </table:table-cell>
          <table:table-cell table:style-name="ce15"/>
          <table:table-cell table:style-name="ce13" table:formula="of:=COM.MICROSOFT.VAR.P([.X22:.AB22])" office:value-type="float" office:value="1.2991099798733" calcext:value-type="float">
            <text:p>1.30</text:p>
          </table:table-cell>
          <table:table-cell table:style-name="ce13" table:formula="of:=COM.MICROSOFT.STDEV.P([.X22:.AB22])" office:value-type="float" office:value="1.13978505862873" calcext:value-type="float">
            <text:p>1.14</text:p>
          </table:table-cell>
          <table:table-cell table:style-name="ce13" table:formula="of:=AVERAGE([.X22:.AB22])" office:value-type="float" office:value="2.75428571428571" calcext:value-type="float">
            <text:p>2.75</text:p>
          </table:table-cell>
          <table:table-cell table:style-name="ce15"/>
          <table:table-cell table:style-name="ce7" table:formula="of:=LOWER([.W22])&amp;&quot;:&quot;&amp;TEXT([.$AC22]; &quot;0.0&quot;)&amp;&quot;:&quot;&amp;TEXT([.$X22]; &quot;0.00&quot;)&amp;&quot;:&quot;&amp;TEXT([.$Y22]; &quot;0.00&quot;)&amp;&quot;:&quot;&amp;TEXT([.$Z22]; &quot;0.00&quot;)&amp;&quot;:&quot;&amp;TEXT([.$AA22]; &quot;0.00&quot;)&amp;&quot;:&quot;&amp;TEXT([.$AB22]; &quot;0.00&quot;)" office:value-type="string" office:string-value="m:13.8:4.69:1.58:2.90:2.99:1.61" calcext:value-type="string">
            <text:p>m:13.8:4.69:1.58:2.90:2.99:1.61</text:p>
          </table:table-cell>
          <table:table-cell/>
          <table:table-cell table:style-name="ce7" table:formula="of:=&quot;'&quot;&amp;LOWER([.W22])&amp;&quot;'&quot;&amp;&quot;: [&quot;&amp;TEXT([.$AC22]; &quot;0.0&quot;)&amp;&quot;, &quot;&amp;TEXT([.$X22]; &quot;0.00&quot;)&amp;&quot;, &quot;&amp;TEXT([.$Y22]; &quot;0.00&quot;)&amp;&quot;, &quot;&amp;TEXT([.$Z22]; &quot;0.00&quot;)&amp;&quot;, &quot;&amp;TEXT([.$AA22]; &quot;0.00&quot;)&amp;&quot;, &quot;&amp;TEXT([.$AB22]; &quot;0.00&quot;)&amp;&quot;],&quot;" office:value-type="string" office:string-value="'m': [13.8, 4.69, 1.58, 2.90, 2.99, 1.61]," calcext:value-type="string">
            <text:p>'m': [13.8, 4.69, 1.58, 2.90, 2.99, 1.61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</text:p>
          </table:table-cell>
          <table:table-cell table:style-name="ce3" office:value-type="float" office:value="400" calcext:value-type="float">
            <text:p>400</text:p>
          </table:table-cell>
          <table:table-cell table:style-name="ce5" table:formula="of:=[.D23]/[.$D$5]" office:value-type="float" office:value="11.4285714285714" calcext:value-type="float">
            <text:p>11.4</text:p>
          </table:table-cell>
          <table:table-cell/>
          <table:table-cell table:style-name="ce7" office:value-type="string" calcext:value-type="string">
            <text:p>G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97" calcext:value-type="float">
            <text:p>97</text:p>
          </table:table-cell>
          <table:table-cell table:style-name="ce8" office:value-type="float" office:value="53" calcext:value-type="float">
            <text:p>53</text:p>
          </table:table-cell>
          <table:table-cell table:style-name="ce10" table:formula="of:=SUM([.H23:.L23])" office:value-type="float" office:value="419" calcext:value-type="float">
            <text:p>419</text:p>
          </table:table-cell>
          <table:table-cell table:style-name="ce11"/>
          <table:table-cell table:style-name="ce7" table:formula="of:=[.C23]" office:value-type="string" office:string-value="G" calcext:value-type="string">
            <text:p>G</text:p>
          </table:table-cell>
          <table:table-cell table:style-name="ce12" table:formula="of:=[.H23]/[.$M23]" office:value-type="float" office:value="0.369928400954654" calcext:value-type="float">
            <text:p>0.370</text:p>
          </table:table-cell>
          <table:table-cell table:style-name="ce12" table:formula="of:=[.I23]/[.$M23]" office:value-type="float" office:value="0.0405727923627685" calcext:value-type="float">
            <text:p>0.041</text:p>
          </table:table-cell>
          <table:table-cell table:style-name="ce12" table:formula="of:=[.J23]/[.$M23]" office:value-type="float" office:value="0.231503579952267" calcext:value-type="float">
            <text:p>0.232</text:p>
          </table:table-cell>
          <table:table-cell table:style-name="ce12" table:formula="of:=[.K23]/[.$M23]" office:value-type="float" office:value="0.231503579952267" calcext:value-type="float">
            <text:p>0.232</text:p>
          </table:table-cell>
          <table:table-cell table:style-name="ce12" table:formula="of:=[.L23]/[.$M23]" office:value-type="float" office:value="0.126491646778043" calcext:value-type="float">
            <text:p>0.126</text:p>
          </table:table-cell>
          <table:table-cell table:style-name="ce10" table:formula="of:=SUM([.P23:.T23])" office:value-type="float" office:value="1" calcext:value-type="float">
            <text:p>1</text:p>
          </table:table-cell>
          <table:table-cell/>
          <table:table-cell table:style-name="ce7" table:formula="of:=[.C23]" office:value-type="string" office:string-value="G" calcext:value-type="string">
            <text:p>G</text:p>
          </table:table-cell>
          <table:table-cell table:style-name="ce13" table:formula="of:=[.$E23]*[.P23]" office:value-type="float" office:value="4.22775315376747" calcext:value-type="float">
            <text:p>4.23</text:p>
          </table:table-cell>
          <table:table-cell table:style-name="ce13" table:formula="of:=[.$E23]*[.Q23]" office:value-type="float" office:value="0.463689055574497" calcext:value-type="float">
            <text:p>0.46</text:p>
          </table:table-cell>
          <table:table-cell table:style-name="ce13" table:formula="of:=[.$E23]*[.R23]" office:value-type="float" office:value="2.64575519945448" calcext:value-type="float">
            <text:p>2.65</text:p>
          </table:table-cell>
          <table:table-cell table:style-name="ce13" table:formula="of:=[.$E23]*[.S23]" office:value-type="float" office:value="2.64575519945448" calcext:value-type="float">
            <text:p>2.65</text:p>
          </table:table-cell>
          <table:table-cell table:style-name="ce13" table:formula="of:=[.$E23]*[.T23]" office:value-type="float" office:value="1.44561882032049" calcext:value-type="float">
            <text:p>1.45</text:p>
          </table:table-cell>
          <table:table-cell table:style-name="ce14" table:formula="of:=SUM([.X23:.AB23])" office:value-type="float" office:value="11.4285714285714" calcext:value-type="float">
            <text:p>11.4</text:p>
          </table:table-cell>
          <table:table-cell table:style-name="ce15"/>
          <table:table-cell table:style-name="ce13" table:formula="of:=COM.MICROSOFT.VAR.P([.X23:.AB23])" office:value-type="float" office:value="1.61126204288085" calcext:value-type="float">
            <text:p>1.61</text:p>
          </table:table-cell>
          <table:table-cell table:style-name="ce13" table:formula="of:=COM.MICROSOFT.STDEV.P([.X23:.AB23])" office:value-type="float" office:value="1.26935497118846" calcext:value-type="float">
            <text:p>1.27</text:p>
          </table:table-cell>
          <table:table-cell table:style-name="ce13" table:formula="of:=AVERAGE([.X23:.AB23])" office:value-type="float" office:value="2.28571428571429" calcext:value-type="float">
            <text:p>2.29</text:p>
          </table:table-cell>
          <table:table-cell table:style-name="ce15"/>
          <table:table-cell table:style-name="ce7" table:formula="of:=LOWER([.W23])&amp;&quot;:&quot;&amp;TEXT([.$AC23]; &quot;0.0&quot;)&amp;&quot;:&quot;&amp;TEXT([.$X23]; &quot;0.00&quot;)&amp;&quot;:&quot;&amp;TEXT([.$Y23]; &quot;0.00&quot;)&amp;&quot;:&quot;&amp;TEXT([.$Z23]; &quot;0.00&quot;)&amp;&quot;:&quot;&amp;TEXT([.$AA23]; &quot;0.00&quot;)&amp;&quot;:&quot;&amp;TEXT([.$AB23]; &quot;0.00&quot;)" office:value-type="string" office:string-value="g:11.4:4.23:0.46:2.65:2.65:1.45" calcext:value-type="string">
            <text:p>g:11.4:4.23:0.46:2.65:2.65:1.45</text:p>
          </table:table-cell>
          <table:table-cell/>
          <table:table-cell table:style-name="ce7" table:formula="of:=&quot;'&quot;&amp;LOWER([.W23])&amp;&quot;'&quot;&amp;&quot;: [&quot;&amp;TEXT([.$AC23]; &quot;0.0&quot;)&amp;&quot;, &quot;&amp;TEXT([.$X23]; &quot;0.00&quot;)&amp;&quot;, &quot;&amp;TEXT([.$Y23]; &quot;0.00&quot;)&amp;&quot;, &quot;&amp;TEXT([.$Z23]; &quot;0.00&quot;)&amp;&quot;, &quot;&amp;TEXT([.$AA23]; &quot;0.00&quot;)&amp;&quot;, &quot;&amp;TEXT([.$AB23]; &quot;0.00&quot;)&amp;&quot;],&quot;" office:value-type="string" office:string-value="'g': [11.4, 4.23, 0.46, 2.65, 2.65, 1.45]," calcext:value-type="string">
            <text:p>'g': [11.4, 4.23, 0.46, 2.65, 2.65, 1.45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381" calcext:value-type="float">
            <text:p>381</text:p>
          </table:table-cell>
          <table:table-cell table:style-name="ce5" table:formula="of:=[.D24]/[.$D$5]" office:value-type="float" office:value="10.8857142857143" calcext:value-type="float">
            <text:p>10.9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" calcext:value-type="float">
            <text:p>20</text:p>
          </table:table-cell>
          <table:table-cell table:style-name="ce10" table:formula="of:=SUM([.H24:.L24])" office:value-type="float" office:value="405" calcext:value-type="float">
            <text:p>405</text:p>
          </table:table-cell>
          <table:table-cell table:style-name="ce11"/>
          <table:table-cell table:style-name="ce7" table:formula="of:=[.C24]" office:value-type="string" office:string-value="B" calcext:value-type="string">
            <text:p>B</text:p>
          </table:table-cell>
          <table:table-cell table:style-name="ce12" table:formula="of:=[.H24]/[.$M24]" office:value-type="float" office:value="0.6" calcext:value-type="float">
            <text:p>0.600</text:p>
          </table:table-cell>
          <table:table-cell table:style-name="ce12" table:formula="of:=[.I24]/[.$M24]" office:value-type="float" office:value="0.0518518518518519" calcext:value-type="float">
            <text:p>0.052</text:p>
          </table:table-cell>
          <table:table-cell table:style-name="ce12" table:formula="of:=[.J24]/[.$M24]" office:value-type="float" office:value="0.214814814814815" calcext:value-type="float">
            <text:p>0.215</text:p>
          </table:table-cell>
          <table:table-cell table:style-name="ce12" table:formula="of:=[.K24]/[.$M24]" office:value-type="float" office:value="0.0839506172839506" calcext:value-type="float">
            <text:p>0.084</text:p>
          </table:table-cell>
          <table:table-cell table:style-name="ce12" table:formula="of:=[.L24]/[.$M24]" office:value-type="float" office:value="0.0493827160493827" calcext:value-type="float">
            <text:p>0.049</text:p>
          </table:table-cell>
          <table:table-cell table:style-name="ce10" table:formula="of:=SUM([.P24:.T24])" office:value-type="float" office:value="1" calcext:value-type="float">
            <text:p>1</text:p>
          </table:table-cell>
          <table:table-cell/>
          <table:table-cell table:style-name="ce7" table:formula="of:=[.C24]" office:value-type="string" office:string-value="B" calcext:value-type="string">
            <text:p>B</text:p>
          </table:table-cell>
          <table:table-cell table:style-name="ce13" table:formula="of:=[.$E24]*[.P24]" office:value-type="float" office:value="6.53142857142857" calcext:value-type="float">
            <text:p>6.53</text:p>
          </table:table-cell>
          <table:table-cell table:style-name="ce13" table:formula="of:=[.$E24]*[.Q24]" office:value-type="float" office:value="0.564444444444444" calcext:value-type="float">
            <text:p>0.56</text:p>
          </table:table-cell>
          <table:table-cell table:style-name="ce13" table:formula="of:=[.$E24]*[.R24]" office:value-type="float" office:value="2.3384126984127" calcext:value-type="float">
            <text:p>2.34</text:p>
          </table:table-cell>
          <table:table-cell table:style-name="ce13" table:formula="of:=[.$E24]*[.S24]" office:value-type="float" office:value="0.913862433862434" calcext:value-type="float">
            <text:p>0.91</text:p>
          </table:table-cell>
          <table:table-cell table:style-name="ce13" table:formula="of:=[.$E24]*[.T24]" office:value-type="float" office:value="0.537566137566138" calcext:value-type="float">
            <text:p>0.54</text:p>
          </table:table-cell>
          <table:table-cell table:style-name="ce14" table:formula="of:=SUM([.X24:.AB24])" office:value-type="float" office:value="10.8857142857143" calcext:value-type="float">
            <text:p>10.9</text:p>
          </table:table-cell>
          <table:table-cell table:style-name="ce15"/>
          <table:table-cell table:style-name="ce13" table:formula="of:=COM.MICROSOFT.VAR.P([.X24:.AB24])" office:value-type="float" office:value="5.17413949217547" calcext:value-type="float">
            <text:p>5.17</text:p>
          </table:table-cell>
          <table:table-cell table:style-name="ce13" table:formula="of:=COM.MICROSOFT.STDEV.P([.X24:.AB24])" office:value-type="float" office:value="2.27467349133353" calcext:value-type="float">
            <text:p>2.27</text:p>
          </table:table-cell>
          <table:table-cell table:style-name="ce13" table:formula="of:=AVERAGE([.X24:.AB24])" office:value-type="float" office:value="2.17714285714286" calcext:value-type="float">
            <text:p>2.18</text:p>
          </table:table-cell>
          <table:table-cell table:style-name="ce15"/>
          <table:table-cell table:style-name="ce7" table:formula="of:=LOWER([.W24])&amp;&quot;:&quot;&amp;TEXT([.$AC24]; &quot;0.0&quot;)&amp;&quot;:&quot;&amp;TEXT([.$X24]; &quot;0.00&quot;)&amp;&quot;:&quot;&amp;TEXT([.$Y24]; &quot;0.00&quot;)&amp;&quot;:&quot;&amp;TEXT([.$Z24]; &quot;0.00&quot;)&amp;&quot;:&quot;&amp;TEXT([.$AA24]; &quot;0.00&quot;)&amp;&quot;:&quot;&amp;TEXT([.$AB24]; &quot;0.00&quot;)" office:value-type="string" office:string-value="b:10.9:6.53:0.56:2.34:0.91:0.54" calcext:value-type="string">
            <text:p>b:10.9:6.53:0.56:2.34:0.91:0.54</text:p>
          </table:table-cell>
          <table:table-cell/>
          <table:table-cell table:style-name="ce7" table:formula="of:=&quot;'&quot;&amp;LOWER([.W24])&amp;&quot;'&quot;&amp;&quot;: [&quot;&amp;TEXT([.$AC24]; &quot;0.0&quot;)&amp;&quot;, &quot;&amp;TEXT([.$X24]; &quot;0.00&quot;)&amp;&quot;, &quot;&amp;TEXT([.$Y24]; &quot;0.00&quot;)&amp;&quot;, &quot;&amp;TEXT([.$Z24]; &quot;0.00&quot;)&amp;&quot;, &quot;&amp;TEXT([.$AA24]; &quot;0.00&quot;)&amp;&quot;, &quot;&amp;TEXT([.$AB24]; &quot;0.00&quot;)&amp;&quot;],&quot;" office:value-type="string" office:string-value="'b': [10.9, 6.53, 0.56, 2.34, 0.91, 0.54]," calcext:value-type="string">
            <text:p>'b': [10.9, 6.53, 0.56, 2.34, 0.91, 0.54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303" calcext:value-type="float">
            <text:p>303</text:p>
          </table:table-cell>
          <table:table-cell table:style-name="ce5" table:formula="of:=[.D25]/[.$D$5]" office:value-type="float" office:value="8.65714285714286" calcext:value-type="float">
            <text:p>8.7</text:p>
          </table:table-cell>
          <table:table-cell/>
          <table:table-cell table:style-name="ce7" office:value-type="string" calcext:value-type="string">
            <text:p>K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27" calcext:value-type="float">
            <text:p>127</text:p>
          </table:table-cell>
          <table:table-cell table:style-name="ce10" table:formula="of:=SUM([.H25:.L25])" office:value-type="float" office:value="312" calcext:value-type="float">
            <text:p>312</text:p>
          </table:table-cell>
          <table:table-cell table:style-name="ce11"/>
          <table:table-cell table:style-name="ce7" table:formula="of:=[.C25]" office:value-type="string" office:string-value="K" calcext:value-type="string">
            <text:p>K</text:p>
          </table:table-cell>
          <table:table-cell table:style-name="ce12" table:formula="of:=[.H25]/[.$M25]" office:value-type="float" office:value="0.125" calcext:value-type="float">
            <text:p>0.125</text:p>
          </table:table-cell>
          <table:table-cell table:style-name="ce12" table:formula="of:=[.I25]/[.$M25]" office:value-type="float" office:value="0.0448717948717949" calcext:value-type="float">
            <text:p>0.045</text:p>
          </table:table-cell>
          <table:table-cell table:style-name="ce12" table:formula="of:=[.J25]/[.$M25]" office:value-type="float" office:value="0.147435897435897" calcext:value-type="float">
            <text:p>0.147</text:p>
          </table:table-cell>
          <table:table-cell table:style-name="ce12" table:formula="of:=[.K25]/[.$M25]" office:value-type="float" office:value="0.275641025641026" calcext:value-type="float">
            <text:p>0.276</text:p>
          </table:table-cell>
          <table:table-cell table:style-name="ce12" table:formula="of:=[.L25]/[.$M25]" office:value-type="float" office:value="0.407051282051282" calcext:value-type="float">
            <text:p>0.407</text:p>
          </table:table-cell>
          <table:table-cell table:style-name="ce10" table:formula="of:=SUM([.P25:.T25])" office:value-type="float" office:value="1" calcext:value-type="float">
            <text:p>1</text:p>
          </table:table-cell>
          <table:table-cell/>
          <table:table-cell table:style-name="ce7" table:formula="of:=[.C25]" office:value-type="string" office:string-value="K" calcext:value-type="string">
            <text:p>K</text:p>
          </table:table-cell>
          <table:table-cell table:style-name="ce13" table:formula="of:=[.$E25]*[.P25]" office:value-type="float" office:value="1.08214285714286" calcext:value-type="float">
            <text:p>1.08</text:p>
          </table:table-cell>
          <table:table-cell table:style-name="ce13" table:formula="of:=[.$E25]*[.Q25]" office:value-type="float" office:value="0.388461538461538" calcext:value-type="float">
            <text:p>0.39</text:p>
          </table:table-cell>
          <table:table-cell table:style-name="ce13" table:formula="of:=[.$E25]*[.R25]" office:value-type="float" office:value="1.27637362637363" calcext:value-type="float">
            <text:p>1.28</text:p>
          </table:table-cell>
          <table:table-cell table:style-name="ce13" table:formula="of:=[.$E25]*[.S25]" office:value-type="float" office:value="2.38626373626374" calcext:value-type="float">
            <text:p>2.39</text:p>
          </table:table-cell>
          <table:table-cell table:style-name="ce13" table:formula="of:=[.$E25]*[.T25]" office:value-type="float" office:value="3.5239010989011" calcext:value-type="float">
            <text:p>3.52</text:p>
          </table:table-cell>
          <table:table-cell table:style-name="ce14" table:formula="of:=SUM([.X25:.AB25])" office:value-type="float" office:value="8.65714285714286" calcext:value-type="float">
            <text:p>8.7</text:p>
          </table:table-cell>
          <table:table-cell table:style-name="ce15"/>
          <table:table-cell table:style-name="ce13" table:formula="of:=COM.MICROSOFT.VAR.P([.X25:.AB25])" office:value-type="float" office:value="1.21479484965584" calcext:value-type="float">
            <text:p>1.21</text:p>
          </table:table-cell>
          <table:table-cell table:style-name="ce13" table:formula="of:=COM.MICROSOFT.STDEV.P([.X25:.AB25])" office:value-type="float" office:value="1.10217732223805" calcext:value-type="float">
            <text:p>1.10</text:p>
          </table:table-cell>
          <table:table-cell table:style-name="ce13" table:formula="of:=AVERAGE([.X25:.AB25])" office:value-type="float" office:value="1.73142857142857" calcext:value-type="float">
            <text:p>1.73</text:p>
          </table:table-cell>
          <table:table-cell table:style-name="ce15"/>
          <table:table-cell table:style-name="ce7" table:formula="of:=LOWER([.W25])&amp;&quot;:&quot;&amp;TEXT([.$AC25]; &quot;0.0&quot;)&amp;&quot;:&quot;&amp;TEXT([.$X25]; &quot;0.00&quot;)&amp;&quot;:&quot;&amp;TEXT([.$Y25]; &quot;0.00&quot;)&amp;&quot;:&quot;&amp;TEXT([.$Z25]; &quot;0.00&quot;)&amp;&quot;:&quot;&amp;TEXT([.$AA25]; &quot;0.00&quot;)&amp;&quot;:&quot;&amp;TEXT([.$AB25]; &quot;0.00&quot;)" office:value-type="string" office:string-value="k:8.7:1.08:0.39:1.28:2.39:3.52" calcext:value-type="string">
            <text:p>k:8.7:1.08:0.39:1.28:2.39:3.52</text:p>
          </table:table-cell>
          <table:table-cell/>
          <table:table-cell table:style-name="ce7" table:formula="of:=&quot;'&quot;&amp;LOWER([.W25])&amp;&quot;'&quot;&amp;&quot;: [&quot;&amp;TEXT([.$AC25]; &quot;0.0&quot;)&amp;&quot;, &quot;&amp;TEXT([.$X25]; &quot;0.00&quot;)&amp;&quot;, &quot;&amp;TEXT([.$Y25]; &quot;0.00&quot;)&amp;&quot;, &quot;&amp;TEXT([.$Z25]; &quot;0.00&quot;)&amp;&quot;, &quot;&amp;TEXT([.$AA25]; &quot;0.00&quot;)&amp;&quot;, &quot;&amp;TEXT([.$AB25]; &quot;0.00&quot;)&amp;&quot;],&quot;" office:value-type="string" office:string-value="'k': [8.7, 1.08, 0.39, 1.28, 2.39, 3.52]," calcext:value-type="string">
            <text:p>'k': [8.7, 1.08, 0.39, 1.28, 2.39, 3.52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formula="of:=[.D26]/[.$D$5]" office:value-type="float" office:value="7.82857142857143" calcext:value-type="float">
            <text:p>7.8</text:p>
          </table:table-cell>
          <table:table-cell/>
          <table:table-cell table:style-name="ce7" office:value-type="string" calcext:value-type="string">
            <text:p>F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SUM([.H26:.L26])" office:value-type="float" office:value="304" calcext:value-type="float">
            <text:p>304</text:p>
          </table:table-cell>
          <table:table-cell table:style-name="ce11"/>
          <table:table-cell table:style-name="ce7" table:formula="of:=[.C26]" office:value-type="string" office:string-value="F" calcext:value-type="string">
            <text:p>F</text:p>
          </table:table-cell>
          <table:table-cell table:style-name="ce12" table:formula="of:=[.H26]/[.$M26]" office:value-type="float" office:value="0.582236842105263" calcext:value-type="float">
            <text:p>0.582</text:p>
          </table:table-cell>
          <table:table-cell table:style-name="ce12" table:formula="of:=[.I26]/[.$M26]" office:value-type="float" office:value="0.0328947368421053" calcext:value-type="float">
            <text:p>0.033</text:p>
          </table:table-cell>
          <table:table-cell table:style-name="ce12" table:formula="of:=[.J26]/[.$M26]" office:value-type="float" office:value="0.125" calcext:value-type="float">
            <text:p>0.125</text:p>
          </table:table-cell>
          <table:table-cell table:style-name="ce12" table:formula="of:=[.K26]/[.$M26]" office:value-type="float" office:value="0.151315789473684" calcext:value-type="float">
            <text:p>0.151</text:p>
          </table:table-cell>
          <table:table-cell table:style-name="ce12" table:formula="of:=[.L26]/[.$M26]" office:value-type="float" office:value="0.108552631578947" calcext:value-type="float">
            <text:p>0.109</text:p>
          </table:table-cell>
          <table:table-cell table:style-name="ce10" table:formula="of:=SUM([.P26:.T26])" office:value-type="float" office:value="1" calcext:value-type="float">
            <text:p>1</text:p>
          </table:table-cell>
          <table:table-cell/>
          <table:table-cell table:style-name="ce7" table:formula="of:=[.C26]" office:value-type="string" office:string-value="F" calcext:value-type="string">
            <text:p>F</text:p>
          </table:table-cell>
          <table:table-cell table:style-name="ce13" table:formula="of:=[.$E26]*[.P26]" office:value-type="float" office:value="4.55808270676692" calcext:value-type="float">
            <text:p>4.56</text:p>
          </table:table-cell>
          <table:table-cell table:style-name="ce13" table:formula="of:=[.$E26]*[.Q26]" office:value-type="float" office:value="0.257518796992481" calcext:value-type="float">
            <text:p>0.26</text:p>
          </table:table-cell>
          <table:table-cell table:style-name="ce13" table:formula="of:=[.$E26]*[.R26]" office:value-type="float" office:value="0.978571428571429" calcext:value-type="float">
            <text:p>0.98</text:p>
          </table:table-cell>
          <table:table-cell table:style-name="ce13" table:formula="of:=[.$E26]*[.S26]" office:value-type="float" office:value="1.18458646616541" calcext:value-type="float">
            <text:p>1.18</text:p>
          </table:table-cell>
          <table:table-cell table:style-name="ce13" table:formula="of:=[.$E26]*[.T26]" office:value-type="float" office:value="0.849812030075188" calcext:value-type="float">
            <text:p>0.85</text:p>
          </table:table-cell>
          <table:table-cell table:style-name="ce14" table:formula="of:=SUM([.X26:.AB26])" office:value-type="float" office:value="7.82857142857143" calcext:value-type="float">
            <text:p>7.8</text:p>
          </table:table-cell>
          <table:table-cell table:style-name="ce15"/>
          <table:table-cell table:style-name="ce13" table:formula="of:=COM.MICROSOFT.VAR.P([.X26:.AB26])" office:value-type="float" office:value="2.33363107863644" calcext:value-type="float">
            <text:p>2.33</text:p>
          </table:table-cell>
          <table:table-cell table:style-name="ce13" table:formula="of:=COM.MICROSOFT.STDEV.P([.X26:.AB26])" office:value-type="float" office:value="1.52762268857085" calcext:value-type="float">
            <text:p>1.53</text:p>
          </table:table-cell>
          <table:table-cell table:style-name="ce13" table:formula="of:=AVERAGE([.X26:.AB26])" office:value-type="float" office:value="1.56571428571429" calcext:value-type="float">
            <text:p>1.57</text:p>
          </table:table-cell>
          <table:table-cell table:style-name="ce15"/>
          <table:table-cell table:style-name="ce7" table:formula="of:=LOWER([.W26])&amp;&quot;:&quot;&amp;TEXT([.$AC26]; &quot;0.0&quot;)&amp;&quot;:&quot;&amp;TEXT([.$X26]; &quot;0.00&quot;)&amp;&quot;:&quot;&amp;TEXT([.$Y26]; &quot;0.00&quot;)&amp;&quot;:&quot;&amp;TEXT([.$Z26]; &quot;0.00&quot;)&amp;&quot;:&quot;&amp;TEXT([.$AA26]; &quot;0.00&quot;)&amp;&quot;:&quot;&amp;TEXT([.$AB26]; &quot;0.00&quot;)" office:value-type="string" office:string-value="f:7.8:4.56:0.26:0.98:1.18:0.85" calcext:value-type="string">
            <text:p>f:7.8:4.56:0.26:0.98:1.18:0.85</text:p>
          </table:table-cell>
          <table:table-cell/>
          <table:table-cell table:style-name="ce7" table:formula="of:=&quot;'&quot;&amp;LOWER([.W26])&amp;&quot;'&quot;&amp;&quot;: [&quot;&amp;TEXT([.$AC26]; &quot;0.0&quot;)&amp;&quot;, &quot;&amp;TEXT([.$X26]; &quot;0.00&quot;)&amp;&quot;, &quot;&amp;TEXT([.$Y26]; &quot;0.00&quot;)&amp;&quot;, &quot;&amp;TEXT([.$Z26]; &quot;0.00&quot;)&amp;&quot;, &quot;&amp;TEXT([.$AA26]; &quot;0.00&quot;)&amp;&quot;, &quot;&amp;TEXT([.$AB26]; &quot;0.00&quot;)&amp;&quot;],&quot;" office:value-type="string" office:string-value="'f': [7.8, 4.56, 0.26, 0.98, 1.18, 0.85]," calcext:value-type="string">
            <text:p>'f': [7.8, 4.56, 0.26, 0.98, 1.18, 0.85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258" calcext:value-type="float">
            <text:p>258</text:p>
          </table:table-cell>
          <table:table-cell table:style-name="ce5" table:formula="of:=[.D27]/[.$D$5]" office:value-type="float" office:value="7.37142857142857" calcext:value-type="float">
            <text:p>7.4</text:p>
          </table:table-cell>
          <table:table-cell/>
          <table:table-cell table:style-name="ce7" office:value-type="string" calcext:value-type="string">
            <text:p>W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10" table:formula="of:=SUM([.H27:.L27])" office:value-type="float" office:value="260" calcext:value-type="float">
            <text:p>260</text:p>
          </table:table-cell>
          <table:table-cell table:style-name="ce11"/>
          <table:table-cell table:style-name="ce7" table:formula="of:=[.C27]" office:value-type="string" office:string-value="W" calcext:value-type="string">
            <text:p>W</text:p>
          </table:table-cell>
          <table:table-cell table:style-name="ce12" table:formula="of:=[.H27]/[.$M27]" office:value-type="float" office:value="0.415384615384615" calcext:value-type="float">
            <text:p>0.415</text:p>
          </table:table-cell>
          <table:table-cell table:style-name="ce12" table:formula="of:=[.I27]/[.$M27]" office:value-type="float" office:value="0.215384615384615" calcext:value-type="float">
            <text:p>0.215</text:p>
          </table:table-cell>
          <table:table-cell table:style-name="ce12" table:formula="of:=[.J27]/[.$M27]" office:value-type="float" office:value="0.176923076923077" calcext:value-type="float">
            <text:p>0.177</text:p>
          </table:table-cell>
          <table:table-cell table:style-name="ce12" table:formula="of:=[.K27]/[.$M27]" office:value-type="float" office:value="0.115384615384615" calcext:value-type="float">
            <text:p>0.115</text:p>
          </table:table-cell>
          <table:table-cell table:style-name="ce12" table:formula="of:=[.L27]/[.$M27]" office:value-type="float" office:value="0.0769230769230769" calcext:value-type="float">
            <text:p>0.077</text:p>
          </table:table-cell>
          <table:table-cell table:style-name="ce10" table:formula="of:=SUM([.P27:.T27])" office:value-type="float" office:value="1" calcext:value-type="float">
            <text:p>1</text:p>
          </table:table-cell>
          <table:table-cell/>
          <table:table-cell table:style-name="ce7" table:formula="of:=[.C27]" office:value-type="string" office:string-value="W" calcext:value-type="string">
            <text:p>W</text:p>
          </table:table-cell>
          <table:table-cell table:style-name="ce13" table:formula="of:=[.$E27]*[.P27]" office:value-type="float" office:value="3.06197802197802" calcext:value-type="float">
            <text:p>3.06</text:p>
          </table:table-cell>
          <table:table-cell table:style-name="ce13" table:formula="of:=[.$E27]*[.Q27]" office:value-type="float" office:value="1.58769230769231" calcext:value-type="float">
            <text:p>1.59</text:p>
          </table:table-cell>
          <table:table-cell table:style-name="ce13" table:formula="of:=[.$E27]*[.R27]" office:value-type="float" office:value="1.30417582417582" calcext:value-type="float">
            <text:p>1.30</text:p>
          </table:table-cell>
          <table:table-cell table:style-name="ce13" table:formula="of:=[.$E27]*[.S27]" office:value-type="float" office:value="0.850549450549451" calcext:value-type="float">
            <text:p>0.85</text:p>
          </table:table-cell>
          <table:table-cell table:style-name="ce13" table:formula="of:=[.$E27]*[.T27]" office:value-type="float" office:value="0.567032967032967" calcext:value-type="float">
            <text:p>0.57</text:p>
          </table:table-cell>
          <table:table-cell table:style-name="ce14" table:formula="of:=SUM([.X27:.AB27])" office:value-type="float" office:value="7.37142857142857" calcext:value-type="float">
            <text:p>7.4</text:p>
          </table:table-cell>
          <table:table-cell table:style-name="ce15"/>
          <table:table-cell table:style-name="ce13" table:formula="of:=COM.MICROSOFT.VAR.P([.X27:.AB27])" office:value-type="float" office:value="0.754943953628789" calcext:value-type="float">
            <text:p>0.75</text:p>
          </table:table-cell>
          <table:table-cell table:style-name="ce13" table:formula="of:=COM.MICROSOFT.STDEV.P([.X27:.AB27])" office:value-type="float" office:value="0.868875108188046" calcext:value-type="float">
            <text:p>0.87</text:p>
          </table:table-cell>
          <table:table-cell table:style-name="ce13" table:formula="of:=AVERAGE([.X27:.AB27])" office:value-type="float" office:value="1.47428571428571" calcext:value-type="float">
            <text:p>1.47</text:p>
          </table:table-cell>
          <table:table-cell table:style-name="ce15"/>
          <table:table-cell table:style-name="ce7" table:formula="of:=LOWER([.W27])&amp;&quot;:&quot;&amp;TEXT([.$AC27]; &quot;0.0&quot;)&amp;&quot;:&quot;&amp;TEXT([.$X27]; &quot;0.00&quot;)&amp;&quot;:&quot;&amp;TEXT([.$Y27]; &quot;0.00&quot;)&amp;&quot;:&quot;&amp;TEXT([.$Z27]; &quot;0.00&quot;)&amp;&quot;:&quot;&amp;TEXT([.$AA27]; &quot;0.00&quot;)&amp;&quot;:&quot;&amp;TEXT([.$AB27]; &quot;0.00&quot;)" office:value-type="string" office:string-value="w:7.4:3.06:1.59:1.30:0.85:0.57" calcext:value-type="string">
            <text:p>w:7.4:3.06:1.59:1.30:0.85:0.57</text:p>
          </table:table-cell>
          <table:table-cell/>
          <table:table-cell table:style-name="ce7" table:formula="of:=&quot;'&quot;&amp;LOWER([.W27])&amp;&quot;'&quot;&amp;&quot;: [&quot;&amp;TEXT([.$AC27]; &quot;0.0&quot;)&amp;&quot;, &quot;&amp;TEXT([.$X27]; &quot;0.00&quot;)&amp;&quot;, &quot;&amp;TEXT([.$Y27]; &quot;0.00&quot;)&amp;&quot;, &quot;&amp;TEXT([.$Z27]; &quot;0.00&quot;)&amp;&quot;, &quot;&amp;TEXT([.$AA27]; &quot;0.00&quot;)&amp;&quot;, &quot;&amp;TEXT([.$AB27]; &quot;0.00&quot;)&amp;&quot;],&quot;" office:value-type="string" office:string-value="'w': [7.4, 3.06, 1.59, 1.30, 0.85, 0.57]," calcext:value-type="string">
            <text:p>'w': [7.4, 3.06, 1.59, 1.30, 0.85, 0.57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197" calcext:value-type="float">
            <text:p>197</text:p>
          </table:table-cell>
          <table:table-cell table:style-name="ce5" table:formula="of:=[.D28]/[.$D$5]" office:value-type="float" office:value="5.62857142857143" calcext:value-type="float">
            <text:p>5.6</text:p>
          </table:table-cell>
          <table:table-cell/>
          <table:table-cell table:style-name="ce7" office:value-type="string" calcext:value-type="string">
            <text:p>V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SUM([.H28:.L28])" office:value-type="float" office:value="202" calcext:value-type="float">
            <text:p>202</text:p>
          </table:table-cell>
          <table:table-cell table:style-name="ce11"/>
          <table:table-cell table:style-name="ce7" table:formula="of:=[.C28]" office:value-type="string" office:string-value="V" calcext:value-type="string">
            <text:p>V</text:p>
          </table:table-cell>
          <table:table-cell table:style-name="ce12" table:formula="of:=[.H28]/[.$M28]" office:value-type="float" office:value="0.277227722772277" calcext:value-type="float">
            <text:p>0.277</text:p>
          </table:table-cell>
          <table:table-cell table:style-name="ce12" table:formula="of:=[.I28]/[.$M28]" office:value-type="float" office:value="0.099009900990099" calcext:value-type="float">
            <text:p>0.099</text:p>
          </table:table-cell>
          <table:table-cell table:style-name="ce12" table:formula="of:=[.J28]/[.$M28]" office:value-type="float" office:value="0.356435643564356" calcext:value-type="float">
            <text:p>0.356</text:p>
          </table:table-cell>
          <table:table-cell table:style-name="ce12" table:formula="of:=[.K28]/[.$M28]" office:value-type="float" office:value="0.267326732673267" calcext:value-type="float">
            <text:p>0.267</text:p>
          </table:table-cell>
          <table:table-cell table:style-name="ce12" table:formula="of:=[.L28]/[.$M28]" office:value-type="float" office:value="0" calcext:value-type="float">
            <text:p>0.000</text:p>
          </table:table-cell>
          <table:table-cell table:style-name="ce10" table:formula="of:=SUM([.P28:.T28])" office:value-type="float" office:value="1" calcext:value-type="float">
            <text:p>1</text:p>
          </table:table-cell>
          <table:table-cell/>
          <table:table-cell table:style-name="ce7" table:formula="of:=[.C28]" office:value-type="string" office:string-value="V" calcext:value-type="string">
            <text:p>V</text:p>
          </table:table-cell>
          <table:table-cell table:style-name="ce13" table:formula="of:=[.$E28]*[.P28]" office:value-type="float" office:value="1.56039603960396" calcext:value-type="float">
            <text:p>1.56</text:p>
          </table:table-cell>
          <table:table-cell table:style-name="ce13" table:formula="of:=[.$E28]*[.Q28]" office:value-type="float" office:value="0.557284299858557" calcext:value-type="float">
            <text:p>0.56</text:p>
          </table:table-cell>
          <table:table-cell table:style-name="ce13" table:formula="of:=[.$E28]*[.R28]" office:value-type="float" office:value="2.00622347949081" calcext:value-type="float">
            <text:p>2.01</text:p>
          </table:table-cell>
          <table:table-cell table:style-name="ce13" table:formula="of:=[.$E28]*[.S28]" office:value-type="float" office:value="1.5046676096181" calcext:value-type="float">
            <text:p>1.50</text:p>
          </table:table-cell>
          <table:table-cell table:style-name="ce13" table:formula="of:=[.$E28]*[.T28]" office:value-type="float" office:value="0" calcext:value-type="float">
            <text:p>0.00</text:p>
          </table:table-cell>
          <table:table-cell table:style-name="ce14" table:formula="of:=SUM([.X28:.AB28])" office:value-type="float" office:value="5.62857142857143" calcext:value-type="float">
            <text:p>5.6</text:p>
          </table:table-cell>
          <table:table-cell table:style-name="ce15"/>
          <table:table-cell table:style-name="ce13" table:formula="of:=COM.MICROSOFT.VAR.P([.X28:.AB28])" office:value-type="float" office:value="0.539639118213701" calcext:value-type="float">
            <text:p>0.54</text:p>
          </table:table-cell>
          <table:table-cell table:style-name="ce13" table:formula="of:=COM.MICROSOFT.STDEV.P([.X28:.AB28])" office:value-type="float" office:value="0.734601332842312" calcext:value-type="float">
            <text:p>0.73</text:p>
          </table:table-cell>
          <table:table-cell table:style-name="ce13" table:formula="of:=AVERAGE([.X28:.AB28])" office:value-type="float" office:value="1.12571428571429" calcext:value-type="float">
            <text:p>1.13</text:p>
          </table:table-cell>
          <table:table-cell table:style-name="ce15"/>
          <table:table-cell table:style-name="ce7" table:formula="of:=LOWER([.W28])&amp;&quot;:&quot;&amp;TEXT([.$AC28]; &quot;0.0&quot;)&amp;&quot;:&quot;&amp;TEXT([.$X28]; &quot;0.00&quot;)&amp;&quot;:&quot;&amp;TEXT([.$Y28]; &quot;0.00&quot;)&amp;&quot;:&quot;&amp;TEXT([.$Z28]; &quot;0.00&quot;)&amp;&quot;:&quot;&amp;TEXT([.$AA28]; &quot;0.00&quot;)&amp;&quot;:&quot;&amp;TEXT([.$AB28]; &quot;0.00&quot;)" office:value-type="string" office:string-value="v:5.6:1.56:0.56:2.01:1.50:0.00" calcext:value-type="string">
            <text:p>v:5.6:1.56:0.56:2.01:1.50:0.00</text:p>
          </table:table-cell>
          <table:table-cell/>
          <table:table-cell table:style-name="ce7" table:formula="of:=&quot;'&quot;&amp;LOWER([.W28])&amp;&quot;'&quot;&amp;&quot;: [&quot;&amp;TEXT([.$AC28]; &quot;0.0&quot;)&amp;&quot;, &quot;&amp;TEXT([.$X28]; &quot;0.00&quot;)&amp;&quot;, &quot;&amp;TEXT([.$Y28]; &quot;0.00&quot;)&amp;&quot;, &quot;&amp;TEXT([.$Z28]; &quot;0.00&quot;)&amp;&quot;, &quot;&amp;TEXT([.$AA28]; &quot;0.00&quot;)&amp;&quot;, &quot;&amp;TEXT([.$AB28]; &quot;0.00&quot;)&amp;&quot;],&quot;" office:value-type="string" office:string-value="'v': [5.6, 1.56, 0.56, 2.01, 1.50, 0.00]," calcext:value-type="string">
            <text:p>'v': [5.6, 1.56, 0.56, 2.01, 1.50, 0.00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Z</text:p>
          </table:table-cell>
          <table:table-cell table:style-name="ce3" office:value-type="float" office:value="66" calcext:value-type="float">
            <text:p>66</text:p>
          </table:table-cell>
          <table:table-cell table:style-name="ce5" table:formula="of:=[.D29]/[.$D$5]" office:value-type="float" office:value="1.88571428571429" calcext:value-type="float">
            <text:p>1.9</text:p>
          </table:table-cell>
          <table:table-cell/>
          <table:table-cell table:style-name="ce7" office:value-type="string" calcext:value-type="string">
            <text:p>Z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0" calcext:value-type="float">
            <text:p>10</text:p>
          </table:table-cell>
          <table:table-cell table:style-name="ce10" table:formula="of:=SUM([.H29:.L29])" office:value-type="float" office:value="77" calcext:value-type="float">
            <text:p>77</text:p>
          </table:table-cell>
          <table:table-cell table:style-name="ce11"/>
          <table:table-cell table:style-name="ce7" table:formula="of:=[.C29]" office:value-type="string" office:string-value="Z" calcext:value-type="string">
            <text:p>Z</text:p>
          </table:table-cell>
          <table:table-cell table:style-name="ce12" table:formula="of:=[.H29]/[.$M29]" office:value-type="float" office:value="0.0779220779220779" calcext:value-type="float">
            <text:p>0.078</text:p>
          </table:table-cell>
          <table:table-cell table:style-name="ce12" table:formula="of:=[.I29]/[.$M29]" office:value-type="float" office:value="0.025974025974026" calcext:value-type="float">
            <text:p>0.026</text:p>
          </table:table-cell>
          <table:table-cell table:style-name="ce12" table:formula="of:=[.J29]/[.$M29]" office:value-type="float" office:value="0.337662337662338" calcext:value-type="float">
            <text:p>0.338</text:p>
          </table:table-cell>
          <table:table-cell table:style-name="ce12" table:formula="of:=[.K29]/[.$M29]" office:value-type="float" office:value="0.428571428571429" calcext:value-type="float">
            <text:p>0.429</text:p>
          </table:table-cell>
          <table:table-cell table:style-name="ce12" table:formula="of:=[.L29]/[.$M29]" office:value-type="float" office:value="0.12987012987013" calcext:value-type="float">
            <text:p>0.130</text:p>
          </table:table-cell>
          <table:table-cell table:style-name="ce10" table:formula="of:=SUM([.P29:.T29])" office:value-type="float" office:value="1" calcext:value-type="float">
            <text:p>1</text:p>
          </table:table-cell>
          <table:table-cell/>
          <table:table-cell table:style-name="ce7" table:formula="of:=[.C29]" office:value-type="string" office:string-value="Z" calcext:value-type="string">
            <text:p>Z</text:p>
          </table:table-cell>
          <table:table-cell table:style-name="ce13" table:formula="of:=[.$E29]*[.P29]" office:value-type="float" office:value="0.146938775510204" calcext:value-type="float">
            <text:p>0.15</text:p>
          </table:table-cell>
          <table:table-cell table:style-name="ce13" table:formula="of:=[.$E29]*[.Q29]" office:value-type="float" office:value="0.0489795918367347" calcext:value-type="float">
            <text:p>0.05</text:p>
          </table:table-cell>
          <table:table-cell table:style-name="ce13" table:formula="of:=[.$E29]*[.R29]" office:value-type="float" office:value="0.636734693877551" calcext:value-type="float">
            <text:p>0.64</text:p>
          </table:table-cell>
          <table:table-cell table:style-name="ce13" table:formula="of:=[.$E29]*[.S29]" office:value-type="float" office:value="0.808163265306122" calcext:value-type="float">
            <text:p>0.81</text:p>
          </table:table-cell>
          <table:table-cell table:style-name="ce13" table:formula="of:=[.$E29]*[.T29]" office:value-type="float" office:value="0.244897959183673" calcext:value-type="float">
            <text:p>0.24</text:p>
          </table:table-cell>
          <table:table-cell table:style-name="ce14" table:formula="of:=SUM([.X29:.AB29])" office:value-type="float" office:value="1.88571428571429" calcext:value-type="float">
            <text:p>1.9</text:p>
          </table:table-cell>
          <table:table-cell table:style-name="ce15"/>
          <table:table-cell table:style-name="ce13" table:formula="of:=COM.MICROSOFT.VAR.P([.X29:.AB29])" office:value-type="float" office:value="0.0862680549770929" calcext:value-type="float">
            <text:p>0.09</text:p>
          </table:table-cell>
          <table:table-cell table:style-name="ce13" table:formula="of:=COM.MICROSOFT.STDEV.P([.X29:.AB29])" office:value-type="float" office:value="0.293714240337599" calcext:value-type="float">
            <text:p>0.29</text:p>
          </table:table-cell>
          <table:table-cell table:style-name="ce13" table:formula="of:=AVERAGE([.X29:.AB29])" office:value-type="float" office:value="0.377142857142857" calcext:value-type="float">
            <text:p>0.38</text:p>
          </table:table-cell>
          <table:table-cell table:style-name="ce15"/>
          <table:table-cell table:style-name="ce7" table:formula="of:=LOWER([.W29])&amp;&quot;:&quot;&amp;TEXT([.$AC29]; &quot;0.0&quot;)&amp;&quot;:&quot;&amp;TEXT([.$X29]; &quot;0.00&quot;)&amp;&quot;:&quot;&amp;TEXT([.$Y29]; &quot;0.00&quot;)&amp;&quot;:&quot;&amp;TEXT([.$Z29]; &quot;0.00&quot;)&amp;&quot;:&quot;&amp;TEXT([.$AA29]; &quot;0.00&quot;)&amp;&quot;:&quot;&amp;TEXT([.$AB29]; &quot;0.00&quot;)" office:value-type="string" office:string-value="z:1.9:0.15:0.05:0.64:0.81:0.24" calcext:value-type="string">
            <text:p>z:1.9:0.15:0.05:0.64:0.81:0.24</text:p>
          </table:table-cell>
          <table:table-cell/>
          <table:table-cell table:style-name="ce7" table:formula="of:=&quot;'&quot;&amp;LOWER([.W29])&amp;&quot;'&quot;&amp;&quot;: [&quot;&amp;TEXT([.$AC29]; &quot;0.0&quot;)&amp;&quot;, &quot;&amp;TEXT([.$X29]; &quot;0.00&quot;)&amp;&quot;, &quot;&amp;TEXT([.$Y29]; &quot;0.00&quot;)&amp;&quot;, &quot;&amp;TEXT([.$Z29]; &quot;0.00&quot;)&amp;&quot;, &quot;&amp;TEXT([.$AA29]; &quot;0.00&quot;)&amp;&quot;, &quot;&amp;TEXT([.$AB29]; &quot;0.00&quot;)&amp;&quot;],&quot;" office:value-type="string" office:string-value="'z': [1.9, 0.15, 0.05, 0.64, 0.81, 0.24]," calcext:value-type="string">
            <text:p>'z': [1.9, 0.15, 0.05, 0.64, 0.81, 0.24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65" calcext:value-type="float">
            <text:p>65</text:p>
          </table:table-cell>
          <table:table-cell table:style-name="ce5" table:formula="of:=[.D30]/[.$D$5]" office:value-type="float" office:value="1.85714285714286" calcext:value-type="float">
            <text:p>1.9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10" table:formula="of:=SUM([.H30:.L30])" office:value-type="float" office:value="65" calcext:value-type="float">
            <text:p>65</text:p>
          </table:table-cell>
          <table:table-cell table:style-name="ce11"/>
          <table:table-cell table:style-name="ce7" table:formula="of:=[.C30]" office:value-type="string" office:string-value="X" calcext:value-type="string">
            <text:p>X</text:p>
          </table:table-cell>
          <table:table-cell table:style-name="ce12" table:formula="of:=[.H30]/[.$M30]" office:value-type="float" office:value="0.0153846153846154" calcext:value-type="float">
            <text:p>0.015</text:p>
          </table:table-cell>
          <table:table-cell table:style-name="ce12" table:formula="of:=[.I30]/[.$M30]" office:value-type="float" office:value="0.292307692307692" calcext:value-type="float">
            <text:p>0.292</text:p>
          </table:table-cell>
          <table:table-cell table:style-name="ce12" table:formula="of:=[.J30]/[.$M30]" office:value-type="float" office:value="0.430769230769231" calcext:value-type="float">
            <text:p>0.431</text:p>
          </table:table-cell>
          <table:table-cell table:style-name="ce12" table:formula="of:=[.K30]/[.$M30]" office:value-type="float" office:value="0.0461538461538462" calcext:value-type="float">
            <text:p>0.046</text:p>
          </table:table-cell>
          <table:table-cell table:style-name="ce12" table:formula="of:=[.L30]/[.$M30]" office:value-type="float" office:value="0.215384615384615" calcext:value-type="float">
            <text:p>0.215</text:p>
          </table:table-cell>
          <table:table-cell table:style-name="ce10" table:formula="of:=SUM([.P30:.T30])" office:value-type="float" office:value="1" calcext:value-type="float">
            <text:p>1</text:p>
          </table:table-cell>
          <table:table-cell/>
          <table:table-cell table:style-name="ce7" table:formula="of:=[.C30]" office:value-type="string" office:string-value="X" calcext:value-type="string">
            <text:p>X</text:p>
          </table:table-cell>
          <table:table-cell table:style-name="ce13" table:formula="of:=[.$E30]*[.P30]" office:value-type="float" office:value="0.0285714285714286" calcext:value-type="float">
            <text:p>0.03</text:p>
          </table:table-cell>
          <table:table-cell table:style-name="ce13" table:formula="of:=[.$E30]*[.Q30]" office:value-type="float" office:value="0.542857142857143" calcext:value-type="float">
            <text:p>0.54</text:p>
          </table:table-cell>
          <table:table-cell table:style-name="ce13" table:formula="of:=[.$E30]*[.R30]" office:value-type="float" office:value="0.8" calcext:value-type="float">
            <text:p>0.80</text:p>
          </table:table-cell>
          <table:table-cell table:style-name="ce13" table:formula="of:=[.$E30]*[.S30]" office:value-type="float" office:value="0.0857142857142857" calcext:value-type="float">
            <text:p>0.09</text:p>
          </table:table-cell>
          <table:table-cell table:style-name="ce13" table:formula="of:=[.$E30]*[.T30]" office:value-type="float" office:value="0.4" calcext:value-type="float">
            <text:p>0.40</text:p>
          </table:table-cell>
          <table:table-cell table:style-name="ce14" table:formula="of:=SUM([.X30:.AB30])" office:value-type="float" office:value="1.85714285714286" calcext:value-type="float">
            <text:p>1.9</text:p>
          </table:table-cell>
          <table:table-cell table:style-name="ce15"/>
          <table:table-cell table:style-name="ce13" table:formula="of:=COM.MICROSOFT.VAR.P([.X30:.AB30])" office:value-type="float" office:value="0.0826122448979592" calcext:value-type="float">
            <text:p>0.08</text:p>
          </table:table-cell>
          <table:table-cell table:style-name="ce13" table:formula="of:=COM.MICROSOFT.STDEV.P([.X30:.AB30])" office:value-type="float" office:value="0.28742345919907" calcext:value-type="float">
            <text:p>0.29</text:p>
          </table:table-cell>
          <table:table-cell table:style-name="ce13" table:formula="of:=AVERAGE([.X30:.AB30])" office:value-type="float" office:value="0.371428571428571" calcext:value-type="float">
            <text:p>0.37</text:p>
          </table:table-cell>
          <table:table-cell table:style-name="ce15"/>
          <table:table-cell table:style-name="ce7" table:formula="of:=LOWER([.W30])&amp;&quot;:&quot;&amp;TEXT([.$AC30]; &quot;0.0&quot;)&amp;&quot;:&quot;&amp;TEXT([.$X30]; &quot;0.00&quot;)&amp;&quot;:&quot;&amp;TEXT([.$Y30]; &quot;0.00&quot;)&amp;&quot;:&quot;&amp;TEXT([.$Z30]; &quot;0.00&quot;)&amp;&quot;:&quot;&amp;TEXT([.$AA30]; &quot;0.00&quot;)&amp;&quot;:&quot;&amp;TEXT([.$AB30]; &quot;0.00&quot;)" office:value-type="string" office:string-value="x:1.9:0.03:0.54:0.80:0.09:0.40" calcext:value-type="string">
            <text:p>x:1.9:0.03:0.54:0.80:0.09:0.40</text:p>
          </table:table-cell>
          <table:table-cell/>
          <table:table-cell table:style-name="ce7" table:formula="of:=&quot;'&quot;&amp;LOWER([.W30])&amp;&quot;'&quot;&amp;&quot;: [&quot;&amp;TEXT([.$AC30]; &quot;0.0&quot;)&amp;&quot;, &quot;&amp;TEXT([.$X30]; &quot;0.00&quot;)&amp;&quot;, &quot;&amp;TEXT([.$Y30]; &quot;0.00&quot;)&amp;&quot;, &quot;&amp;TEXT([.$Z30]; &quot;0.00&quot;)&amp;&quot;, &quot;&amp;TEXT([.$AA30]; &quot;0.00&quot;)&amp;&quot;, &quot;&amp;TEXT([.$AB30]; &quot;0.00&quot;)&amp;&quot;],&quot;" office:value-type="string" office:string-value="'x': [1.9, 0.03, 0.54, 0.80, 0.09, 0.40]," calcext:value-type="string">
            <text:p>'x': [1.9, 0.03, 0.54, 0.80, 0.09, 0.40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J</text:p>
          </table:table-cell>
          <table:table-cell table:style-name="ce3" office:value-type="float" office:value="45" calcext:value-type="float">
            <text:p>45</text:p>
          </table:table-cell>
          <table:table-cell table:style-name="ce5" table:formula="of:=[.D31]/[.$D$5]" office:value-type="float" office:value="1.28571428571429" calcext:value-type="float">
            <text:p>1.3</text:p>
          </table:table-cell>
          <table:table-cell/>
          <table:table-cell table:style-name="ce7" office:value-type="string" calcext:value-type="string">
            <text:p>J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SUM([.H31:.L31])" office:value-type="float" office:value="45" calcext:value-type="float">
            <text:p>45</text:p>
          </table:table-cell>
          <table:table-cell table:style-name="ce11"/>
          <table:table-cell table:style-name="ce7" table:formula="of:=[.C31]" office:value-type="string" office:string-value="J" calcext:value-type="string">
            <text:p>J</text:p>
          </table:table-cell>
          <table:table-cell table:style-name="ce12" table:formula="of:=[.H31]/[.$M31]" office:value-type="float" office:value="0.755555555555556" calcext:value-type="float">
            <text:p>0.756</text:p>
          </table:table-cell>
          <table:table-cell table:style-name="ce12" table:formula="of:=[.I31]/[.$M31]" office:value-type="float" office:value="0.0444444444444444" calcext:value-type="float">
            <text:p>0.044</text:p>
          </table:table-cell>
          <table:table-cell table:style-name="ce12" table:formula="of:=[.J31]/[.$M31]" office:value-type="float" office:value="0.111111111111111" calcext:value-type="float">
            <text:p>0.111</text:p>
          </table:table-cell>
          <table:table-cell table:style-name="ce12" table:formula="of:=[.K31]/[.$M31]" office:value-type="float" office:value="0.0888888888888889" calcext:value-type="float">
            <text:p>0.089</text:p>
          </table:table-cell>
          <table:table-cell table:style-name="ce12" table:formula="of:=[.L31]/[.$M31]" office:value-type="float" office:value="0" calcext:value-type="float">
            <text:p>0.000</text:p>
          </table:table-cell>
          <table:table-cell table:style-name="ce10" table:formula="of:=SUM([.P31:.T31])" office:value-type="float" office:value="1" calcext:value-type="float">
            <text:p>1</text:p>
          </table:table-cell>
          <table:table-cell/>
          <table:table-cell table:style-name="ce7" table:formula="of:=[.C31]" office:value-type="string" office:string-value="J" calcext:value-type="string">
            <text:p>J</text:p>
          </table:table-cell>
          <table:table-cell table:style-name="ce13" table:formula="of:=[.$E31]*[.P31]" office:value-type="float" office:value="0.971428571428572" calcext:value-type="float">
            <text:p>0.97</text:p>
          </table:table-cell>
          <table:table-cell table:style-name="ce13" table:formula="of:=[.$E31]*[.Q31]" office:value-type="float" office:value="0.0571428571428572" calcext:value-type="float">
            <text:p>0.06</text:p>
          </table:table-cell>
          <table:table-cell table:style-name="ce13" table:formula="of:=[.$E31]*[.R31]" office:value-type="float" office:value="0.142857142857143" calcext:value-type="float">
            <text:p>0.14</text:p>
          </table:table-cell>
          <table:table-cell table:style-name="ce13" table:formula="of:=[.$E31]*[.S31]" office:value-type="float" office:value="0.114285714285714" calcext:value-type="float">
            <text:p>0.11</text:p>
          </table:table-cell>
          <table:table-cell table:style-name="ce13" table:formula="of:=[.$E31]*[.T31]" office:value-type="float" office:value="0" calcext:value-type="float">
            <text:p>0.00</text:p>
          </table:table-cell>
          <table:table-cell table:style-name="ce14" table:formula="of:=SUM([.X31:.AB31])" office:value-type="float" office:value="1.28571428571429" calcext:value-type="float">
            <text:p>1.3</text:p>
          </table:table-cell>
          <table:table-cell table:style-name="ce15"/>
          <table:table-cell table:style-name="ce13" table:formula="of:=COM.MICROSOFT.VAR.P([.X31:.AB31])" office:value-type="float" office:value="0.129959183673469" calcext:value-type="float">
            <text:p>0.13</text:p>
          </table:table-cell>
          <table:table-cell table:style-name="ce13" table:formula="of:=COM.MICROSOFT.STDEV.P([.X31:.AB31])" office:value-type="float" office:value="0.360498521042" calcext:value-type="float">
            <text:p>0.36</text:p>
          </table:table-cell>
          <table:table-cell table:style-name="ce13" table:formula="of:=AVERAGE([.X31:.AB31])" office:value-type="float" office:value="0.257142857142857" calcext:value-type="float">
            <text:p>0.26</text:p>
          </table:table-cell>
          <table:table-cell table:style-name="ce15"/>
          <table:table-cell table:style-name="ce7" table:formula="of:=LOWER([.W31])&amp;&quot;:&quot;&amp;TEXT([.$AC31]; &quot;0.0&quot;)&amp;&quot;:&quot;&amp;TEXT([.$X31]; &quot;0.00&quot;)&amp;&quot;:&quot;&amp;TEXT([.$Y31]; &quot;0.00&quot;)&amp;&quot;:&quot;&amp;TEXT([.$Z31]; &quot;0.00&quot;)&amp;&quot;:&quot;&amp;TEXT([.$AA31]; &quot;0.00&quot;)&amp;&quot;:&quot;&amp;TEXT([.$AB31]; &quot;0.00&quot;)" office:value-type="string" office:string-value="j:1.3:0.97:0.06:0.14:0.11:0.00" calcext:value-type="string">
            <text:p>j:1.3:0.97:0.06:0.14:0.11:0.00</text:p>
          </table:table-cell>
          <table:table-cell/>
          <table:table-cell table:style-name="ce7" table:formula="of:=&quot;'&quot;&amp;LOWER([.W31])&amp;&quot;'&quot;&amp;&quot;: [&quot;&amp;TEXT([.$AC31]; &quot;0.0&quot;)&amp;&quot;, &quot;&amp;TEXT([.$X31]; &quot;0.00&quot;)&amp;&quot;, &quot;&amp;TEXT([.$Y31]; &quot;0.00&quot;)&amp;&quot;, &quot;&amp;TEXT([.$Z31]; &quot;0.00&quot;)&amp;&quot;, &quot;&amp;TEXT([.$AA31]; &quot;0.00&quot;)&amp;&quot;, &quot;&amp;TEXT([.$AB31]; &quot;0.00&quot;)&amp;&quot;],&quot;" office:value-type="string" office:string-value="'j': [1.3, 0.97, 0.06, 0.14, 0.11, 0.00]," calcext:value-type="string">
            <text:p>'j': [1.3, 0.97, 0.06, 0.14, 0.11, 0.00],</text:p>
          </table:table-cell>
          <table:table-cell table:number-columns-repeated="16347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Q</text:p>
          </table:table-cell>
          <table:table-cell table:style-name="ce3" office:value-type="float" office:value="35" calcext:value-type="float">
            <text:p>35</text:p>
          </table:table-cell>
          <table:table-cell table:style-name="ce5" table:formula="of:=[.D32]/[.$D$5]" office:value-type="float" office:value="1" calcext:value-type="float">
            <text:p>1.0</text:p>
          </table:table-cell>
          <table:table-cell/>
          <table:table-cell table:style-name="ce7" table:formula="of:=[.C32]" office:value-type="string" office:string-value="Q" calcext:value-type="string">
            <text:p>Q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0" table:formula="of:=SUM([.H32:.L32])" office:value-type="float" office:value="35" calcext:value-type="float">
            <text:p>35</text:p>
          </table:table-cell>
          <table:table-cell table:style-name="ce11"/>
          <table:table-cell table:style-name="ce7" table:formula="of:=[.C32]" office:value-type="string" office:string-value="Q" calcext:value-type="string">
            <text:p>Q</text:p>
          </table:table-cell>
          <table:table-cell table:style-name="ce12" table:formula="of:=[.H32]/[.$M32]" office:value-type="float" office:value="0.771428571428572" calcext:value-type="float">
            <text:p>0.771</text:p>
          </table:table-cell>
          <table:table-cell table:style-name="ce12" table:formula="of:=[.I32]/[.$M32]" office:value-type="float" office:value="0.2" calcext:value-type="float">
            <text:p>0.200</text:p>
          </table:table-cell>
          <table:table-cell table:style-name="ce12" table:formula="of:=[.J32]/[.$M32]" office:value-type="float" office:value="0.0285714285714286" calcext:value-type="float">
            <text:p>0.029</text:p>
          </table:table-cell>
          <table:table-cell table:style-name="ce12" table:formula="of:=[.K32]/[.$M32]" office:value-type="float" office:value="0" calcext:value-type="float">
            <text:p>0.000</text:p>
          </table:table-cell>
          <table:table-cell table:style-name="ce12" table:formula="of:=[.L32]/[.$M32]" office:value-type="float" office:value="0" calcext:value-type="float">
            <text:p>0.000</text:p>
          </table:table-cell>
          <table:table-cell table:style-name="ce10" table:formula="of:=SUM([.P32:.T32])" office:value-type="float" office:value="1" calcext:value-type="float">
            <text:p>1</text:p>
          </table:table-cell>
          <table:table-cell/>
          <table:table-cell table:style-name="ce7" table:formula="of:=[.C32]" office:value-type="string" office:string-value="Q" calcext:value-type="string">
            <text:p>Q</text:p>
          </table:table-cell>
          <table:table-cell table:style-name="ce13" table:formula="of:=[.$E32]*[.P32]" office:value-type="float" office:value="0.771428571428572" calcext:value-type="float">
            <text:p>0.77</text:p>
          </table:table-cell>
          <table:table-cell table:style-name="ce13" table:formula="of:=[.$E32]*[.Q32]" office:value-type="float" office:value="0.2" calcext:value-type="float">
            <text:p>0.20</text:p>
          </table:table-cell>
          <table:table-cell table:style-name="ce13" table:formula="of:=[.$E32]*[.R32]" office:value-type="float" office:value="0.0285714285714286" calcext:value-type="float">
            <text:p>0.03</text:p>
          </table:table-cell>
          <table:table-cell table:style-name="ce13" table:formula="of:=[.$E32]*[.S32]" office:value-type="float" office:value="0" calcext:value-type="float">
            <text:p>0.00</text:p>
          </table:table-cell>
          <table:table-cell table:style-name="ce13" table:formula="of:=[.$E32]*[.T32]" office:value-type="float" office:value="0" calcext:value-type="float">
            <text:p>0.00</text:p>
          </table:table-cell>
          <table:table-cell table:style-name="ce14" table:formula="of:=SUM([.X32:.AB32])" office:value-type="float" office:value="1" calcext:value-type="float">
            <text:p>1.0</text:p>
          </table:table-cell>
          <table:table-cell table:style-name="ce16"/>
          <table:table-cell table:style-name="ce13" table:formula="of:=COM.MICROSOFT.VAR.P([.X32:.AB32])" office:value-type="float" office:value="0.0871836734693878" calcext:value-type="float">
            <text:p>0.09</text:p>
          </table:table-cell>
          <table:table-cell table:style-name="ce13" table:formula="of:=COM.MICROSOFT.STDEV.P([.X32:.AB32])" office:value-type="float" office:value="0.29526881560603" calcext:value-type="float">
            <text:p>0.30</text:p>
          </table:table-cell>
          <table:table-cell table:style-name="ce13" table:formula="of:=AVERAGE([.X32:.AB32])" office:value-type="float" office:value="0.2" calcext:value-type="float">
            <text:p>0.20</text:p>
          </table:table-cell>
          <table:table-cell table:style-name="ce16"/>
          <table:table-cell table:style-name="ce7" table:formula="of:=LOWER([.W32])&amp;&quot;:&quot;&amp;TEXT([.$AC32]; &quot;0.0&quot;)&amp;&quot;:&quot;&amp;TEXT([.$X32]; &quot;0.00&quot;)&amp;&quot;:&quot;&amp;TEXT([.$Y32]; &quot;0.00&quot;)&amp;&quot;:&quot;&amp;TEXT([.$Z32]; &quot;0.00&quot;)&amp;&quot;:&quot;&amp;TEXT([.$AA32]; &quot;0.00&quot;)&amp;&quot;:&quot;&amp;TEXT([.$AB32]; &quot;0.00&quot;)" office:value-type="string" office:string-value="q:1.0:0.77:0.20:0.03:0.00:0.00" calcext:value-type="string">
            <text:p>q:1.0:0.77:0.20:0.03:0.00:0.00</text:p>
          </table:table-cell>
          <table:table-cell/>
          <table:table-cell table:style-name="ce7" table:formula="of:=&quot;'&quot;&amp;LOWER([.W32])&amp;&quot;'&quot;&amp;&quot;: [&quot;&amp;TEXT([.$AC32]; &quot;0.0&quot;)&amp;&quot;, &quot;&amp;TEXT([.$X32]; &quot;0.00&quot;)&amp;&quot;, &quot;&amp;TEXT([.$Y32]; &quot;0.00&quot;)&amp;&quot;, &quot;&amp;TEXT([.$Z32]; &quot;0.00&quot;)&amp;&quot;, &quot;&amp;TEXT([.$AA32]; &quot;0.00&quot;)&amp;&quot;, &quot;&amp;TEXT([.$AB32]; &quot;0.00&quot;)&amp;&quot;],&quot;" office:value-type="string" office:string-value="'q': [1.0, 0.77, 0.20, 0.03, 0.00, 0.00]," calcext:value-type="string">
            <text:p>'q': [1.0, 0.77, 0.20, 0.03, 0.00, 0.00],</text:p>
          </table:table-cell>
          <table:table-cell table:number-columns-repeated="16347"/>
        </table:table-row>
        <table:table-row table:style-name="ro1">
          <table:table-cell table:number-columns-repeated="36"/>
          <table:table-cell table:style-name="ce17" office:value-type="string" calcext:value-type="string">
            <text:p>}</text:p>
          </table:table-cell>
          <table:table-cell table:number-columns-repeated="16347"/>
        </table:table-row>
        <table:table-row table:style-name="ro1" table:number-rows-repeated="4">
          <table:table-cell table:number-columns-repeated="6"/>
          <table:table-cell table:style-name="ce2"/>
          <table:table-cell table:style-name="ce18" table:number-columns-repeated="5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8">
          <table:table-cell table:number-columns-repeated="3"/>
          <table:table-cell table:style-name="Default" table:number-columns-repeated="2"/>
          <table:table-cell table:number-columns-repeated="23"/>
          <table:table-cell table:style-name="ce2"/>
          <table:table-cell table:number-columns-repeated="5"/>
          <table:table-cell table:style-name="Default"/>
          <table:table-cell table:number-columns-repeated="16349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2"/>
          <table:table-cell table:style-name="ce18" table:number-columns-repeated="5"/>
          <table:table-cell table:number-columns-repeated="16"/>
          <table:table-cell table:style-name="ce2"/>
          <table:table-cell table:number-columns-repeated="5"/>
          <table:table-cell table:style-name="Default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3"/>
          <table:table-cell table:style-name="ce2"/>
          <table:table-cell table:number-columns-repeated="5"/>
          <table:table-cell table:style-name="Default"/>
          <table:table-cell table:number-columns-repeated="1634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4"/>
          <table:table-cell table:style-name="ce2"/>
          <table:table-cell table:number-columns-repeated="4"/>
          <table:table-cell table:style-name="Default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3"/>
          <table:table-cell table:style-name="ce2"/>
          <table:table-cell table:number-columns-repeated="5"/>
          <table:table-cell table:style-name="Default"/>
          <table:table-cell table:number-columns-repeated="1634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4"/>
          <table:table-cell table:style-name="ce2"/>
          <table:table-cell table:number-columns-repeated="4"/>
          <table:table-cell table:style-name="Default"/>
          <table:table-cell table:number-columns-repeated="1634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5"/>
          <table:table-cell table:style-name="ce2"/>
          <table:table-cell table:number-columns-repeated="3"/>
          <table:table-cell table:style-name="Default"/>
          <table:table-cell table:number-columns-repeated="16349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assic" style:display-name="PageStyle_Class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sic_2b_" style:display-name="PageStyle_Classic+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crosoft Office User</meta:initial-creator>
    <meta:editing-cycles>10</meta:editing-cycles>
    <meta:creation-date>2022-05-21T16:27:59</meta:creation-date>
    <dc:date>2025-08-09T09:32:01.403648000</dc:date>
    <dc:language>en-US</dc:language>
    <meta:editing-duration>PT9H18M2S</meta:editing-duration>
    <meta:generator>LibreOffice/25.2.4.3$MacOSX_X86_64 LibreOffice_project/33e196637044ead23f5c3226cde09b47731f7e27</meta:generator>
    <meta:document-statistic meta:table-count="2" meta:cell-count="1675" meta:object-count="0"/>
    <meta:user-defined meta:name="AppVersion">16.0300</meta:user-defined>
  </office:meta>
</office:document-meta>
</file>